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59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XportRun1n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Zeit in s</text:p>
          </table:table-cell>
          <table:table-cell office:value-type="string" table:style-name="ce1">
            <text:p>Temperatur 1 (°C)</text:p>
          </table:table-cell>
          <table:table-cell office:value-type="string" table:style-name="ce1">
            <text:p>Temperatur 2 (°C)</text:p>
          </table:table-cell>
          <table:table-cell office:value-type="string" table:style-name="ce1">
            <text:p>Temperatur 3 (°C)</text:p>
          </table:table-cell>
          <table:table-cell office:value-type="string" table:style-name="ce1">
            <text:p>Temperatur 4 (°C)</text:p>
          </table:table-cell>
          <table:table-cell office:value-type="string" table:style-name="ce1">
            <text:p>Temperatur 5 (°C)</text:p>
          </table:table-cell>
          <table:table-cell office:value-type="string" table:style-name="ce1">
            <text:p>Temperatur 6 (°C)</text:p>
          </table:table-cell>
          <table:table-cell office:value-type="string" table:style-name="ce1">
            <text:p>Temperatur 7 (°C)</text:p>
          </table:table-cell>
          <table:table-cell office:value-type="string" table:style-name="ce1">
            <text:p>Temperatur 8 (°C)</text:p>
          </table:table-cell>
          <table:table-cell table:number-columns-repeated="16375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.29" table:style-name="ce1">
            <text:p>25,29</text:p>
          </table:table-cell>
          <table:table-cell office:value-type="float" office:value="24.86" table:style-name="ce1">
            <text:p>24,86</text:p>
          </table:table-cell>
          <table:table-cell office:value-type="float" office:value="24.83" table:style-name="ce1">
            <text:p>24,83</text:p>
          </table:table-cell>
          <table:table-cell office:value-type="float" office:value="25.36" table:style-name="ce1">
            <text:p>25,36</text:p>
          </table:table-cell>
          <table:table-cell office:value-type="float" office:value="25.16" table:style-name="ce1">
            <text:p>25,16</text:p>
          </table:table-cell>
          <table:table-cell office:value-type="float" office:value="24.19" table:style-name="ce1">
            <text:p>24,19</text:p>
          </table:table-cell>
          <table:table-cell office:value-type="float" office:value="25.42" table:style-name="ce1">
            <text:p>25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.29" table:style-name="ce1">
            <text:p>25,29</text:p>
          </table:table-cell>
          <table:table-cell office:value-type="float" office:value="24.8" table:style-name="ce1">
            <text:p>24,8</text:p>
          </table:table-cell>
          <table:table-cell office:value-type="float" office:value="24.77" table:style-name="ce1">
            <text:p>24,77</text:p>
          </table:table-cell>
          <table:table-cell office:value-type="float" office:value="25.36" table:style-name="ce1">
            <text:p>25,36</text:p>
          </table:table-cell>
          <table:table-cell office:value-type="float" office:value="25.15" table:style-name="ce1">
            <text:p>25,15</text:p>
          </table:table-cell>
          <table:table-cell office:value-type="float" office:value="24.1" table:style-name="ce1">
            <text:p>24,1</text:p>
          </table:table-cell>
          <table:table-cell office:value-type="float" office:value="25.4" table:style-name="ce1">
            <text:p>25,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8" table:style-name="ce1">
            <text:p>25,28</text:p>
          </table:table-cell>
          <table:table-cell office:value-type="float" office:value="24.75" table:style-name="ce1">
            <text:p>24,75</text:p>
          </table:table-cell>
          <table:table-cell office:value-type="float" office:value="24.71" table:style-name="ce1">
            <text:p>24,71</text:p>
          </table:table-cell>
          <table:table-cell office:value-type="float" office:value="25.35" table:style-name="ce1">
            <text:p>25,35</text:p>
          </table:table-cell>
          <table:table-cell office:value-type="float" office:value="25.11" table:style-name="ce1">
            <text:p>25,11</text:p>
          </table:table-cell>
          <table:table-cell office:value-type="float" office:value="24.03" table:style-name="ce1">
            <text:p>24,03</text:p>
          </table:table-cell>
          <table:table-cell office:value-type="float" office:value="25.39" table:style-name="ce1">
            <text:p>25,3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.28" table:style-name="ce1">
            <text:p>25,28</text:p>
          </table:table-cell>
          <table:table-cell office:value-type="float" office:value="24.71" table:style-name="ce1">
            <text:p>24,71</text:p>
          </table:table-cell>
          <table:table-cell office:value-type="float" office:value="24.66" table:style-name="ce1">
            <text:p>24,66</text:p>
          </table:table-cell>
          <table:table-cell office:value-type="float" office:value="25.35" table:style-name="ce1">
            <text:p>25,35</text:p>
          </table:table-cell>
          <table:table-cell office:value-type="float" office:value="25.08" table:style-name="ce1">
            <text:p>25,08</text:p>
          </table:table-cell>
          <table:table-cell office:value-type="float" office:value="23.99" table:style-name="ce1">
            <text:p>23,99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.27" table:style-name="ce1">
            <text:p>25,27</text:p>
          </table:table-cell>
          <table:table-cell office:value-type="float" office:value="24.67" table:style-name="ce1">
            <text:p>24,67</text:p>
          </table:table-cell>
          <table:table-cell office:value-type="float" office:value="24.61" table:style-name="ce1">
            <text:p>24,61</text:p>
          </table:table-cell>
          <table:table-cell office:value-type="float" office:value="25.34" table:style-name="ce1">
            <text:p>25,34</text:p>
          </table:table-cell>
          <table:table-cell office:value-type="float" office:value="25.05" table:style-name="ce1">
            <text:p>25,05</text:p>
          </table:table-cell>
          <table:table-cell office:value-type="float" office:value="23.98" table:style-name="ce1">
            <text:p>23,98</text:p>
          </table:table-cell>
          <table:table-cell office:value-type="float" office:value="25.37" table:style-name="ce1">
            <text:p>25,3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26" table:style-name="ce1">
            <text:p>25,26</text:p>
          </table:table-cell>
          <table:table-cell office:value-type="float" office:value="24.64" table:style-name="ce1">
            <text:p>24,64</text:p>
          </table:table-cell>
          <table:table-cell office:value-type="float" office:value="24.58" table:style-name="ce1">
            <text:p>24,58</text:p>
          </table:table-cell>
          <table:table-cell office:value-type="float" office:value="25.33" table:style-name="ce1">
            <text:p>25,33</text:p>
          </table:table-cell>
          <table:table-cell office:value-type="float" office:value="25.01" table:style-name="ce1">
            <text:p>25,01</text:p>
          </table:table-cell>
          <table:table-cell office:value-type="float" office:value="24" table:style-name="ce1">
            <text:p>24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32" table:style-name="ce1">
            <text:p>25,32</text:p>
          </table:table-cell>
          <table:table-cell office:value-type="float" office:value="24.99" table:style-name="ce1">
            <text:p>24,99</text:p>
          </table:table-cell>
          <table:table-cell office:value-type="float" office:value="24.04" table:style-name="ce1">
            <text:p>24,04</text:p>
          </table:table-cell>
          <table:table-cell office:value-type="float" office:value="25.34" table:style-name="ce1">
            <text:p>25,3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.26" table:style-name="ce1">
            <text:p>25,26</text:p>
          </table:table-cell>
          <table:table-cell office:value-type="float" office:value="24.62" table:style-name="ce1">
            <text:p>24,62</text:p>
          </table:table-cell>
          <table:table-cell office:value-type="float" office:value="24.56" table:style-name="ce1">
            <text:p>24,56</text:p>
          </table:table-cell>
          <table:table-cell office:value-type="float" office:value="25.31" table:style-name="ce1">
            <text:p>25,31</text:p>
          </table:table-cell>
          <table:table-cell office:value-type="float" office:value="24.96" table:style-name="ce1">
            <text:p>24,96</text:p>
          </table:table-cell>
          <table:table-cell office:value-type="float" office:value="24.11" table:style-name="ce1">
            <text:p>24,11</text:p>
          </table:table-cell>
          <table:table-cell office:value-type="float" office:value="25.32" table:style-name="ce1">
            <text:p>25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.25" table:style-name="ce1">
            <text:p>25,25</text:p>
          </table:table-cell>
          <table:table-cell office:value-type="float" office:value="24.61" table:style-name="ce1">
            <text:p>24,61</text:p>
          </table:table-cell>
          <table:table-cell office:value-type="float" office:value="24.56" table:style-name="ce1">
            <text:p>24,56</text:p>
          </table:table-cell>
          <table:table-cell office:value-type="float" office:value="25.3" table:style-name="ce1">
            <text:p>25,3</text:p>
          </table:table-cell>
          <table:table-cell office:value-type="float" office:value="24.94" table:style-name="ce1">
            <text:p>24,94</text:p>
          </table:table-cell>
          <table:table-cell office:value-type="float" office:value="24.18" table:style-name="ce1">
            <text:p>24,18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.24" table:style-name="ce1">
            <text:p>25,24</text:p>
          </table:table-cell>
          <table:table-cell office:value-type="float" office:value="24.62" table:style-name="ce1">
            <text:p>24,62</text:p>
          </table:table-cell>
          <table:table-cell office:value-type="float" office:value="24.57" table:style-name="ce1">
            <text:p>24,57</text:p>
          </table:table-cell>
          <table:table-cell office:value-type="float" office:value="25.29" table:style-name="ce1">
            <text:p>25,29</text:p>
          </table:table-cell>
          <table:table-cell office:value-type="float" office:value="24.91" table:style-name="ce1">
            <text:p>24,91</text:p>
          </table:table-cell>
          <table:table-cell office:value-type="float" office:value="24.28" table:style-name="ce1">
            <text:p>24,28</text:p>
          </table:table-cell>
          <table:table-cell office:value-type="float" office:value="25.28" table:style-name="ce1">
            <text:p>25,2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.23" table:style-name="ce1">
            <text:p>25,23</text:p>
          </table:table-cell>
          <table:table-cell office:value-type="float" office:value="24.64" table:style-name="ce1">
            <text:p>24,64</text:p>
          </table:table-cell>
          <table:table-cell office:value-type="float" office:value="24.6" table:style-name="ce1">
            <text:p>24,6</text:p>
          </table:table-cell>
          <table:table-cell office:value-type="float" office:value="25.29" table:style-name="ce1">
            <text:p>25,29</text:p>
          </table:table-cell>
          <table:table-cell office:value-type="float" office:value="24.9" table:style-name="ce1">
            <text:p>24,9</text:p>
          </table:table-cell>
          <table:table-cell office:value-type="float" office:value="24.39" table:style-name="ce1">
            <text:p>24,39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.22" table:style-name="ce1">
            <text:p>25,22</text:p>
          </table:table-cell>
          <table:table-cell office:value-type="float" office:value="24.68" table:style-name="ce1">
            <text:p>24,68</text:p>
          </table:table-cell>
          <table:table-cell office:value-type="float" office:value="24.63" table:style-name="ce1">
            <text:p>24,63</text:p>
          </table:table-cell>
          <table:table-cell office:value-type="float" office:value="25.28" table:style-name="ce1">
            <text:p>25,28</text:p>
          </table:table-cell>
          <table:table-cell office:value-type="float" office:value="24.89" table:style-name="ce1">
            <text:p>24,89</text:p>
          </table:table-cell>
          <table:table-cell office:value-type="float" office:value="24.51" table:style-name="ce1">
            <text:p>24,51</text:p>
          </table:table-cell>
          <table:table-cell office:value-type="float" office:value="25.25" table:style-name="ce1">
            <text:p>25,2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.21" table:style-name="ce1">
            <text:p>25,21</text:p>
          </table:table-cell>
          <table:table-cell office:value-type="float" office:value="24.72" table:style-name="ce1">
            <text:p>24,72</text:p>
          </table:table-cell>
          <table:table-cell office:value-type="float" office:value="24.69" table:style-name="ce1">
            <text:p>24,69</text:p>
          </table:table-cell>
          <table:table-cell office:value-type="float" office:value="25.26" table:style-name="ce1">
            <text:p>25,26</text:p>
          </table:table-cell>
          <table:table-cell office:value-type="float" office:value="24.88" table:style-name="ce1">
            <text:p>24,88</text:p>
          </table:table-cell>
          <table:table-cell office:value-type="float" office:value="24.64" table:style-name="ce1">
            <text:p>24,64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.2" table:style-name="ce1">
            <text:p>25,2</text:p>
          </table:table-cell>
          <table:table-cell office:value-type="float" office:value="24.76" table:style-name="ce1">
            <text:p>24,76</text:p>
          </table:table-cell>
          <table:table-cell office:value-type="float" office:value="24.74" table:style-name="ce1">
            <text:p>24,74</text:p>
          </table:table-cell>
          <table:table-cell office:value-type="float" office:value="25.25" table:style-name="ce1">
            <text:p>25,25</text:p>
          </table:table-cell>
          <table:table-cell office:value-type="float" office:value="24.88" table:style-name="ce1">
            <text:p>24,88</text:p>
          </table:table-cell>
          <table:table-cell office:value-type="float" office:value="24.78" table:style-name="ce1">
            <text:p>24,78</text:p>
          </table:table-cell>
          <table:table-cell office:value-type="float" office:value="25.22" table:style-name="ce1">
            <text:p>25,2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.2" table:style-name="ce1">
            <text:p>25,2</text:p>
          </table:table-cell>
          <table:table-cell office:value-type="float" office:value="24.82" table:style-name="ce1">
            <text:p>24,82</text:p>
          </table:table-cell>
          <table:table-cell office:value-type="float" office:value="24.8" table:style-name="ce1">
            <text:p>24,8</text:p>
          </table:table-cell>
          <table:table-cell office:value-type="float" office:value="25.24" table:style-name="ce1">
            <text:p>25,24</text:p>
          </table:table-cell>
          <table:table-cell office:value-type="float" office:value="24.88" table:style-name="ce1">
            <text:p>24,88</text:p>
          </table:table-cell>
          <table:table-cell office:value-type="float" office:value="24.92" table:style-name="ce1">
            <text:p>24,92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18" table:style-name="ce1">
            <text:p>25,18</text:p>
          </table:table-cell>
          <table:table-cell office:value-type="float" office:value="24.87" table:style-name="ce1">
            <text:p>24,87</text:p>
          </table:table-cell>
          <table:table-cell office:value-type="float" office:value="24.88" table:style-name="ce1">
            <text:p>24,88</text:p>
          </table:table-cell>
          <table:table-cell office:value-type="float" office:value="25.23" table:style-name="ce1">
            <text:p>25,23</text:p>
          </table:table-cell>
          <table:table-cell office:value-type="float" office:value="24.89" table:style-name="ce1">
            <text:p>24,89</text:p>
          </table:table-cell>
          <table:table-cell office:value-type="float" office:value="25.05" table:style-name="ce1">
            <text:p>25,05</text:p>
          </table:table-cell>
          <table:table-cell office:value-type="float" office:value="25.2" table:style-name="ce1">
            <text:p>25,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.18" table:style-name="ce1">
            <text:p>25,18</text:p>
          </table:table-cell>
          <table:table-cell office:value-type="float" office:value="24.93" table:style-name="ce1">
            <text:p>24,93</text:p>
          </table:table-cell>
          <table:table-cell office:value-type="float" office:value="24.95" table:style-name="ce1">
            <text:p>24,95</text:p>
          </table:table-cell>
          <table:table-cell office:value-type="float" office:value="25.23" table:style-name="ce1">
            <text:p>25,23</text:p>
          </table:table-cell>
          <table:table-cell office:value-type="float" office:value="24.9" table:style-name="ce1">
            <text:p>24,9</text:p>
          </table:table-cell>
          <table:table-cell office:value-type="float" office:value="25.2" table:style-name="ce1">
            <text:p>25,2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.17" table:style-name="ce1">
            <text:p>25,17</text:p>
          </table:table-cell>
          <table:table-cell office:value-type="float" office:value="25" table:style-name="ce1">
            <text:p>25</text:p>
          </table:table-cell>
          <table:table-cell office:value-type="float" office:value="25.03" table:style-name="ce1">
            <text:p>25,03</text:p>
          </table:table-cell>
          <table:table-cell office:value-type="float" office:value="25.22" table:style-name="ce1">
            <text:p>25,22</text:p>
          </table:table-cell>
          <table:table-cell office:value-type="float" office:value="24.91" table:style-name="ce1">
            <text:p>24,91</text:p>
          </table:table-cell>
          <table:table-cell office:value-type="float" office:value="25.34" table:style-name="ce1">
            <text:p>25,34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5.16" table:style-name="ce1">
            <text:p>25,16</text:p>
          </table:table-cell>
          <table:table-cell office:value-type="float" office:value="25.06" table:style-name="ce1">
            <text:p>25,06</text:p>
          </table:table-cell>
          <table:table-cell office:value-type="float" office:value="25.11" table:style-name="ce1">
            <text:p>25,11</text:p>
          </table:table-cell>
          <table:table-cell office:value-type="float" office:value="25.22" table:style-name="ce1">
            <text:p>25,22</text:p>
          </table:table-cell>
          <table:table-cell office:value-type="float" office:value="24.94" table:style-name="ce1">
            <text:p>24,94</text:p>
          </table:table-cell>
          <table:table-cell office:value-type="float" office:value="25.49" table:style-name="ce1">
            <text:p>25,49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.16" table:style-name="ce1">
            <text:p>25,16</text:p>
          </table:table-cell>
          <table:table-cell office:value-type="float" office:value="25.14" table:style-name="ce1">
            <text:p>25,14</text:p>
          </table:table-cell>
          <table:table-cell office:value-type="float" office:value="25.2" table:style-name="ce1">
            <text:p>25,2</text:p>
          </table:table-cell>
          <table:table-cell office:value-type="float" office:value="25.21" table:style-name="ce1">
            <text:p>25,21</text:p>
          </table:table-cell>
          <table:table-cell office:value-type="float" office:value="24.96" table:style-name="ce1">
            <text:p>24,96</text:p>
          </table:table-cell>
          <table:table-cell office:value-type="float" office:value="25.63" table:style-name="ce1">
            <text:p>25,6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.15" table:style-name="ce1">
            <text:p>25,15</text:p>
          </table:table-cell>
          <table:table-cell office:value-type="float" office:value="25.22" table:style-name="ce1">
            <text:p>25,22</text:p>
          </table:table-cell>
          <table:table-cell office:value-type="float" office:value="25.29" table:style-name="ce1">
            <text:p>25,29</text:p>
          </table:table-cell>
          <table:table-cell office:value-type="float" office:value="25.2" table:style-name="ce1">
            <text:p>25,2</text:p>
          </table:table-cell>
          <table:table-cell office:value-type="float" office:value="24.99" table:style-name="ce1">
            <text:p>24,99</text:p>
          </table:table-cell>
          <table:table-cell office:value-type="float" office:value="25.78" table:style-name="ce1">
            <text:p>25,78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.15" table:style-name="ce1">
            <text:p>25,15</text:p>
          </table:table-cell>
          <table:table-cell office:value-type="float" office:value="25.3" table:style-name="ce1">
            <text:p>25,3</text:p>
          </table:table-cell>
          <table:table-cell office:value-type="float" office:value="25.39" table:style-name="ce1">
            <text:p>25,39</text:p>
          </table:table-cell>
          <table:table-cell office:value-type="float" office:value="25.2" table:style-name="ce1">
            <text:p>25,2</text:p>
          </table:table-cell>
          <table:table-cell office:value-type="float" office:value="25.02" table:style-name="ce1">
            <text:p>25,02</text:p>
          </table:table-cell>
          <table:table-cell office:value-type="float" office:value="25.93" table:style-name="ce1">
            <text:p>25,93</text:p>
          </table:table-cell>
          <table:table-cell office:value-type="float" office:value="25.17" table:style-name="ce1">
            <text:p>25,1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.16" table:style-name="ce1">
            <text:p>25,16</text:p>
          </table:table-cell>
          <table:table-cell office:value-type="float" office:value="25.38" table:style-name="ce1">
            <text:p>25,38</text:p>
          </table:table-cell>
          <table:table-cell office:value-type="float" office:value="25.48" table:style-name="ce1">
            <text:p>25,48</text:p>
          </table:table-cell>
          <table:table-cell office:value-type="float" office:value="25.2" table:style-name="ce1">
            <text:p>25,2</text:p>
          </table:table-cell>
          <table:table-cell office:value-type="float" office:value="25.06" table:style-name="ce1">
            <text:p>25,06</text:p>
          </table:table-cell>
          <table:table-cell office:value-type="float" office:value="26.07" table:style-name="ce1">
            <text:p>26,07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.15" table:style-name="ce1">
            <text:p>25,15</text:p>
          </table:table-cell>
          <table:table-cell office:value-type="float" office:value="25.47" table:style-name="ce1">
            <text:p>25,47</text:p>
          </table:table-cell>
          <table:table-cell office:value-type="float" office:value="25.58" table:style-name="ce1">
            <text:p>25,58</text:p>
          </table:table-cell>
          <table:table-cell office:value-type="float" office:value="25.21" table:style-name="ce1">
            <text:p>25,21</text:p>
          </table:table-cell>
          <table:table-cell office:value-type="float" office:value="25.1" table:style-name="ce1">
            <text:p>25,1</text:p>
          </table:table-cell>
          <table:table-cell office:value-type="float" office:value="26.22" table:style-name="ce1">
            <text:p>26,22</text:p>
          </table:table-cell>
          <table:table-cell office:value-type="float" office:value="25.18" table:style-name="ce1">
            <text:p>25,1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.16" table:style-name="ce1">
            <text:p>25,16</text:p>
          </table:table-cell>
          <table:table-cell office:value-type="float" office:value="25.55" table:style-name="ce1">
            <text:p>25,55</text:p>
          </table:table-cell>
          <table:table-cell office:value-type="float" office:value="25.69" table:style-name="ce1">
            <text:p>25,69</text:p>
          </table:table-cell>
          <table:table-cell office:value-type="float" office:value="25.2" table:style-name="ce1">
            <text:p>25,2</text:p>
          </table:table-cell>
          <table:table-cell office:value-type="float" office:value="25.13" table:style-name="ce1">
            <text:p>25,13</text:p>
          </table:table-cell>
          <table:table-cell office:value-type="float" office:value="26.36" table:style-name="ce1">
            <text:p>26,36</text:p>
          </table:table-cell>
          <table:table-cell office:value-type="float" office:value="25.19" table:style-name="ce1">
            <text:p>25,1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.16" table:style-name="ce1">
            <text:p>25,16</text:p>
          </table:table-cell>
          <table:table-cell office:value-type="float" office:value="25.64" table:style-name="ce1">
            <text:p>25,64</text:p>
          </table:table-cell>
          <table:table-cell office:value-type="float" office:value="25.79" table:style-name="ce1">
            <text:p>25,79</text:p>
          </table:table-cell>
          <table:table-cell office:value-type="float" office:value="25.21" table:style-name="ce1">
            <text:p>25,21</text:p>
          </table:table-cell>
          <table:table-cell office:value-type="float" office:value="25.18" table:style-name="ce1">
            <text:p>25,18</text:p>
          </table:table-cell>
          <table:table-cell office:value-type="float" office:value="26.5" table:style-name="ce1">
            <text:p>26,5</text:p>
          </table:table-cell>
          <table:table-cell office:value-type="float" office:value="25.21" table:style-name="ce1">
            <text:p>25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.16" table:style-name="ce1">
            <text:p>25,16</text:p>
          </table:table-cell>
          <table:table-cell office:value-type="float" office:value="25.73" table:style-name="ce1">
            <text:p>25,73</text:p>
          </table:table-cell>
          <table:table-cell office:value-type="float" office:value="25.89" table:style-name="ce1">
            <text:p>25,89</text:p>
          </table:table-cell>
          <table:table-cell office:value-type="float" office:value="25.22" table:style-name="ce1">
            <text:p>25,22</text:p>
          </table:table-cell>
          <table:table-cell office:value-type="float" office:value="25.23" table:style-name="ce1">
            <text:p>25,23</text:p>
          </table:table-cell>
          <table:table-cell office:value-type="float" office:value="26.64" table:style-name="ce1">
            <text:p>26,64</text:p>
          </table:table-cell>
          <table:table-cell office:value-type="float" office:value="25.22" table:style-name="ce1">
            <text:p>25,2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.16" table:style-name="ce1">
            <text:p>25,16</text:p>
          </table:table-cell>
          <table:table-cell office:value-type="float" office:value="25.82" table:style-name="ce1">
            <text:p>25,82</text:p>
          </table:table-cell>
          <table:table-cell office:value-type="float" office:value="25.99" table:style-name="ce1">
            <text:p>25,99</text:p>
          </table:table-cell>
          <table:table-cell office:value-type="float" office:value="25.23" table:style-name="ce1">
            <text:p>25,23</text:p>
          </table:table-cell>
          <table:table-cell office:value-type="float" office:value="25.28" table:style-name="ce1">
            <text:p>25,28</text:p>
          </table:table-cell>
          <table:table-cell office:value-type="float" office:value="26.78" table:style-name="ce1">
            <text:p>26,78</text:p>
          </table:table-cell>
          <table:table-cell office:value-type="float" office:value="25.24" table:style-name="ce1">
            <text:p>25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.17" table:style-name="ce1">
            <text:p>25,17</text:p>
          </table:table-cell>
          <table:table-cell office:value-type="float" office:value="25.91" table:style-name="ce1">
            <text:p>25,91</text:p>
          </table:table-cell>
          <table:table-cell office:value-type="float" office:value="26.1" table:style-name="ce1">
            <text:p>26,1</text:p>
          </table:table-cell>
          <table:table-cell office:value-type="float" office:value="25.23" table:style-name="ce1">
            <text:p>25,23</text:p>
          </table:table-cell>
          <table:table-cell office:value-type="float" office:value="25.32" table:style-name="ce1">
            <text:p>25,32</text:p>
          </table:table-cell>
          <table:table-cell office:value-type="float" office:value="26.91" table:style-name="ce1">
            <text:p>26,91</text:p>
          </table:table-cell>
          <table:table-cell office:value-type="float" office:value="25.25" table:style-name="ce1">
            <text:p>25,2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.18" table:style-name="ce1">
            <text:p>25,18</text:p>
          </table:table-cell>
          <table:table-cell office:value-type="float" office:value="26" table:style-name="ce1">
            <text:p>26</text:p>
          </table:table-cell>
          <table:table-cell office:value-type="float" office:value="26.2" table:style-name="ce1">
            <text:p>26,2</text:p>
          </table:table-cell>
          <table:table-cell office:value-type="float" office:value="25.24" table:style-name="ce1">
            <text:p>25,24</text:p>
          </table:table-cell>
          <table:table-cell office:value-type="float" office:value="25.38" table:style-name="ce1">
            <text:p>25,38</text:p>
          </table:table-cell>
          <table:table-cell office:value-type="float" office:value="27.06" table:style-name="ce1">
            <text:p>27,06</text:p>
          </table:table-cell>
          <table:table-cell office:value-type="float" office:value="25.27" table:style-name="ce1">
            <text:p>25,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.19" table:style-name="ce1">
            <text:p>25,19</text:p>
          </table:table-cell>
          <table:table-cell office:value-type="float" office:value="26.08" table:style-name="ce1">
            <text:p>26,08</text:p>
          </table:table-cell>
          <table:table-cell office:value-type="float" office:value="26.31" table:style-name="ce1">
            <text:p>26,31</text:p>
          </table:table-cell>
          <table:table-cell office:value-type="float" office:value="25.26" table:style-name="ce1">
            <text:p>25,26</text:p>
          </table:table-cell>
          <table:table-cell office:value-type="float" office:value="25.43" table:style-name="ce1">
            <text:p>25,43</text:p>
          </table:table-cell>
          <table:table-cell office:value-type="float" office:value="27.19" table:style-name="ce1">
            <text:p>27,19</text:p>
          </table:table-cell>
          <table:table-cell office:value-type="float" office:value="25.3" table:style-name="ce1">
            <text:p>25,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5.2" table:style-name="ce1">
            <text:p>25,2</text:p>
          </table:table-cell>
          <table:table-cell office:value-type="float" office:value="26.17" table:style-name="ce1">
            <text:p>26,17</text:p>
          </table:table-cell>
          <table:table-cell office:value-type="float" office:value="26.42" table:style-name="ce1">
            <text:p>26,42</text:p>
          </table:table-cell>
          <table:table-cell office:value-type="float" office:value="25.26" table:style-name="ce1">
            <text:p>25,26</text:p>
          </table:table-cell>
          <table:table-cell office:value-type="float" office:value="25.49" table:style-name="ce1">
            <text:p>25,49</text:p>
          </table:table-cell>
          <table:table-cell office:value-type="float" office:value="27.31" table:style-name="ce1">
            <text:p>27,31</text:p>
          </table:table-cell>
          <table:table-cell office:value-type="float" office:value="25.33" table:style-name="ce1">
            <text:p>25,3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.21" table:style-name="ce1">
            <text:p>25,21</text:p>
          </table:table-cell>
          <table:table-cell office:value-type="float" office:value="26.27" table:style-name="ce1">
            <text:p>26,27</text:p>
          </table:table-cell>
          <table:table-cell office:value-type="float" office:value="26.52" table:style-name="ce1">
            <text:p>26,52</text:p>
          </table:table-cell>
          <table:table-cell office:value-type="float" office:value="25.28" table:style-name="ce1">
            <text:p>25,28</text:p>
          </table:table-cell>
          <table:table-cell office:value-type="float" office:value="25.54" table:style-name="ce1">
            <text:p>25,54</text:p>
          </table:table-cell>
          <table:table-cell office:value-type="float" office:value="27.45" table:style-name="ce1">
            <text:p>27,45</text:p>
          </table:table-cell>
          <table:table-cell office:value-type="float" office:value="25.35" table:style-name="ce1">
            <text:p>25,3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.22" table:style-name="ce1">
            <text:p>25,22</text:p>
          </table:table-cell>
          <table:table-cell office:value-type="float" office:value="26.35" table:style-name="ce1">
            <text:p>26,35</text:p>
          </table:table-cell>
          <table:table-cell office:value-type="float" office:value="26.62" table:style-name="ce1">
            <text:p>26,62</text:p>
          </table:table-cell>
          <table:table-cell office:value-type="float" office:value="25.3" table:style-name="ce1">
            <text:p>25,3</text:p>
          </table:table-cell>
          <table:table-cell office:value-type="float" office:value="25.6" table:style-name="ce1">
            <text:p>25,6</text:p>
          </table:table-cell>
          <table:table-cell office:value-type="float" office:value="27.58" table:style-name="ce1">
            <text:p>27,58</text:p>
          </table:table-cell>
          <table:table-cell office:value-type="float" office:value="25.38" table:style-name="ce1">
            <text:p>25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.24" table:style-name="ce1">
            <text:p>25,24</text:p>
          </table:table-cell>
          <table:table-cell office:value-type="float" office:value="26.44" table:style-name="ce1">
            <text:p>26,44</text:p>
          </table:table-cell>
          <table:table-cell office:value-type="float" office:value="26.73" table:style-name="ce1">
            <text:p>26,73</text:p>
          </table:table-cell>
          <table:table-cell office:value-type="float" office:value="25.31" table:style-name="ce1">
            <text:p>25,31</text:p>
          </table:table-cell>
          <table:table-cell office:value-type="float" office:value="25.66" table:style-name="ce1">
            <text:p>25,66</text:p>
          </table:table-cell>
          <table:table-cell office:value-type="float" office:value="27.7" table:style-name="ce1">
            <text:p>27,7</text:p>
          </table:table-cell>
          <table:table-cell office:value-type="float" office:value="25.41" table:style-name="ce1">
            <text:p>25,4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5.25" table:style-name="ce1">
            <text:p>25,25</text:p>
          </table:table-cell>
          <table:table-cell office:value-type="float" office:value="26.53" table:style-name="ce1">
            <text:p>26,53</text:p>
          </table:table-cell>
          <table:table-cell office:value-type="float" office:value="26.84" table:style-name="ce1">
            <text:p>26,84</text:p>
          </table:table-cell>
          <table:table-cell office:value-type="float" office:value="25.33" table:style-name="ce1">
            <text:p>25,33</text:p>
          </table:table-cell>
          <table:table-cell office:value-type="float" office:value="25.73" table:style-name="ce1">
            <text:p>25,73</text:p>
          </table:table-cell>
          <table:table-cell office:value-type="float" office:value="27.83" table:style-name="ce1">
            <text:p>27,83</text:p>
          </table:table-cell>
          <table:table-cell office:value-type="float" office:value="25.44" table:style-name="ce1">
            <text:p>25,4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5.26" table:style-name="ce1">
            <text:p>25,26</text:p>
          </table:table-cell>
          <table:table-cell office:value-type="float" office:value="26.62" table:style-name="ce1">
            <text:p>26,62</text:p>
          </table:table-cell>
          <table:table-cell office:value-type="float" office:value="26.94" table:style-name="ce1">
            <text:p>26,94</text:p>
          </table:table-cell>
          <table:table-cell office:value-type="float" office:value="25.35" table:style-name="ce1">
            <text:p>25,35</text:p>
          </table:table-cell>
          <table:table-cell office:value-type="float" office:value="25.79" table:style-name="ce1">
            <text:p>25,79</text:p>
          </table:table-cell>
          <table:table-cell office:value-type="float" office:value="27.95" table:style-name="ce1">
            <text:p>27,95</text:p>
          </table:table-cell>
          <table:table-cell office:value-type="float" office:value="25.47" table:style-name="ce1">
            <text:p>25,4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5.28" table:style-name="ce1">
            <text:p>25,28</text:p>
          </table:table-cell>
          <table:table-cell office:value-type="float" office:value="26.71" table:style-name="ce1">
            <text:p>26,71</text:p>
          </table:table-cell>
          <table:table-cell office:value-type="float" office:value="27.04" table:style-name="ce1">
            <text:p>27,04</text:p>
          </table:table-cell>
          <table:table-cell office:value-type="float" office:value="25.37" table:style-name="ce1">
            <text:p>25,37</text:p>
          </table:table-cell>
          <table:table-cell office:value-type="float" office:value="25.85" table:style-name="ce1">
            <text:p>25,85</text:p>
          </table:table-cell>
          <table:table-cell office:value-type="float" office:value="28.07" table:style-name="ce1">
            <text:p>28,07</text:p>
          </table:table-cell>
          <table:table-cell office:value-type="float" office:value="25.51" table:style-name="ce1">
            <text:p>25,5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.3" table:style-name="ce1">
            <text:p>25,3</text:p>
          </table:table-cell>
          <table:table-cell office:value-type="float" office:value="26.8" table:style-name="ce1">
            <text:p>26,8</text:p>
          </table:table-cell>
          <table:table-cell office:value-type="float" office:value="27.14" table:style-name="ce1">
            <text:p>27,14</text:p>
          </table:table-cell>
          <table:table-cell office:value-type="float" office:value="25.4" table:style-name="ce1">
            <text:p>25,4</text:p>
          </table:table-cell>
          <table:table-cell office:value-type="float" office:value="25.91" table:style-name="ce1">
            <text:p>25,91</text:p>
          </table:table-cell>
          <table:table-cell office:value-type="float" office:value="28.2" table:style-name="ce1">
            <text:p>28,2</text:p>
          </table:table-cell>
          <table:table-cell office:value-type="float" office:value="25.55" table:style-name="ce1">
            <text:p>25,5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5.32" table:style-name="ce1">
            <text:p>25,32</text:p>
          </table:table-cell>
          <table:table-cell office:value-type="float" office:value="26.89" table:style-name="ce1">
            <text:p>26,89</text:p>
          </table:table-cell>
          <table:table-cell office:value-type="float" office:value="27.25" table:style-name="ce1">
            <text:p>27,25</text:p>
          </table:table-cell>
          <table:table-cell office:value-type="float" office:value="25.42" table:style-name="ce1">
            <text:p>25,42</text:p>
          </table:table-cell>
          <table:table-cell office:value-type="float" office:value="25.97" table:style-name="ce1">
            <text:p>25,97</text:p>
          </table:table-cell>
          <table:table-cell office:value-type="float" office:value="28.31" table:style-name="ce1">
            <text:p>28,31</text:p>
          </table:table-cell>
          <table:table-cell office:value-type="float" office:value="25.59" table:style-name="ce1">
            <text:p>25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5.34" table:style-name="ce1">
            <text:p>25,34</text:p>
          </table:table-cell>
          <table:table-cell office:value-type="float" office:value="26.97" table:style-name="ce1">
            <text:p>26,97</text:p>
          </table:table-cell>
          <table:table-cell office:value-type="float" office:value="27.35" table:style-name="ce1">
            <text:p>27,35</text:p>
          </table:table-cell>
          <table:table-cell office:value-type="float" office:value="25.44" table:style-name="ce1">
            <text:p>25,44</text:p>
          </table:table-cell>
          <table:table-cell office:value-type="float" office:value="26.04" table:style-name="ce1">
            <text:p>26,04</text:p>
          </table:table-cell>
          <table:table-cell office:value-type="float" office:value="28.43" table:style-name="ce1">
            <text:p>28,43</text:p>
          </table:table-cell>
          <table:table-cell office:value-type="float" office:value="25.63" table:style-name="ce1">
            <text:p>25,63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5.35" table:style-name="ce1">
            <text:p>25,35</text:p>
          </table:table-cell>
          <table:table-cell office:value-type="float" office:value="27.06" table:style-name="ce1">
            <text:p>27,06</text:p>
          </table:table-cell>
          <table:table-cell office:value-type="float" office:value="27.45" table:style-name="ce1">
            <text:p>27,45</text:p>
          </table:table-cell>
          <table:table-cell office:value-type="float" office:value="25.46" table:style-name="ce1">
            <text:p>25,46</text:p>
          </table:table-cell>
          <table:table-cell office:value-type="float" office:value="26.11" table:style-name="ce1">
            <text:p>26,11</text:p>
          </table:table-cell>
          <table:table-cell office:value-type="float" office:value="28.55" table:style-name="ce1">
            <text:p>28,55</text:p>
          </table:table-cell>
          <table:table-cell office:value-type="float" office:value="25.66" table:style-name="ce1">
            <text:p>25,6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5.38" table:style-name="ce1">
            <text:p>25,38</text:p>
          </table:table-cell>
          <table:table-cell office:value-type="float" office:value="27.14" table:style-name="ce1">
            <text:p>27,14</text:p>
          </table:table-cell>
          <table:table-cell office:value-type="float" office:value="27.55" table:style-name="ce1">
            <text:p>27,55</text:p>
          </table:table-cell>
          <table:table-cell office:value-type="float" office:value="25.49" table:style-name="ce1">
            <text:p>25,49</text:p>
          </table:table-cell>
          <table:table-cell office:value-type="float" office:value="26.17" table:style-name="ce1">
            <text:p>26,17</text:p>
          </table:table-cell>
          <table:table-cell office:value-type="float" office:value="28.66" table:style-name="ce1">
            <text:p>28,66</text:p>
          </table:table-cell>
          <table:table-cell office:value-type="float" office:value="25.71" table:style-name="ce1">
            <text:p>25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5.4" table:style-name="ce1">
            <text:p>25,4</text:p>
          </table:table-cell>
          <table:table-cell office:value-type="float" office:value="27.23" table:style-name="ce1">
            <text:p>27,23</text:p>
          </table:table-cell>
          <table:table-cell office:value-type="float" office:value="27.64" table:style-name="ce1">
            <text:p>27,64</text:p>
          </table:table-cell>
          <table:table-cell office:value-type="float" office:value="25.51" table:style-name="ce1">
            <text:p>25,51</text:p>
          </table:table-cell>
          <table:table-cell office:value-type="float" office:value="26.24" table:style-name="ce1">
            <text:p>26,24</text:p>
          </table:table-cell>
          <table:table-cell office:value-type="float" office:value="28.77" table:style-name="ce1">
            <text:p>28,77</text:p>
          </table:table-cell>
          <table:table-cell office:value-type="float" office:value="25.76" table:style-name="ce1">
            <text:p>25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.42" table:style-name="ce1">
            <text:p>25,42</text:p>
          </table:table-cell>
          <table:table-cell office:value-type="float" office:value="27.32" table:style-name="ce1">
            <text:p>27,32</text:p>
          </table:table-cell>
          <table:table-cell office:value-type="float" office:value="27.74" table:style-name="ce1">
            <text:p>27,74</text:p>
          </table:table-cell>
          <table:table-cell office:value-type="float" office:value="25.54" table:style-name="ce1">
            <text:p>25,54</text:p>
          </table:table-cell>
          <table:table-cell office:value-type="float" office:value="26.31" table:style-name="ce1">
            <text:p>26,31</text:p>
          </table:table-cell>
          <table:table-cell office:value-type="float" office:value="28.89" table:style-name="ce1">
            <text:p>28,89</text:p>
          </table:table-cell>
          <table:table-cell office:value-type="float" office:value="25.81" table:style-name="ce1">
            <text:p>25,8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5.44" table:style-name="ce1">
            <text:p>25,44</text:p>
          </table:table-cell>
          <table:table-cell office:value-type="float" office:value="27.4" table:style-name="ce1">
            <text:p>27,4</text:p>
          </table:table-cell>
          <table:table-cell office:value-type="float" office:value="27.85" table:style-name="ce1">
            <text:p>27,85</text:p>
          </table:table-cell>
          <table:table-cell office:value-type="float" office:value="25.57" table:style-name="ce1">
            <text:p>25,57</text:p>
          </table:table-cell>
          <table:table-cell office:value-type="float" office:value="26.38" table:style-name="ce1">
            <text:p>26,38</text:p>
          </table:table-cell>
          <table:table-cell office:value-type="float" office:value="29" table:style-name="ce1">
            <text:p>29</text:p>
          </table:table-cell>
          <table:table-cell office:value-type="float" office:value="25.84" table:style-name="ce1">
            <text:p>25,84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5.47" table:style-name="ce1">
            <text:p>25,47</text:p>
          </table:table-cell>
          <table:table-cell office:value-type="float" office:value="27.48" table:style-name="ce1">
            <text:p>27,48</text:p>
          </table:table-cell>
          <table:table-cell office:value-type="float" office:value="27.94" table:style-name="ce1">
            <text:p>27,94</text:p>
          </table:table-cell>
          <table:table-cell office:value-type="float" office:value="25.6" table:style-name="ce1">
            <text:p>25,6</text:p>
          </table:table-cell>
          <table:table-cell office:value-type="float" office:value="26.45" table:style-name="ce1">
            <text:p>26,45</text:p>
          </table:table-cell>
          <table:table-cell office:value-type="float" office:value="29.1" table:style-name="ce1">
            <text:p>29,1</text:p>
          </table:table-cell>
          <table:table-cell office:value-type="float" office:value="25.9" table:style-name="ce1">
            <text:p>25,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5.49" table:style-name="ce1">
            <text:p>25,49</text:p>
          </table:table-cell>
          <table:table-cell office:value-type="float" office:value="27.57" table:style-name="ce1">
            <text:p>27,57</text:p>
          </table:table-cell>
          <table:table-cell office:value-type="float" office:value="28.04" table:style-name="ce1">
            <text:p>28,04</text:p>
          </table:table-cell>
          <table:table-cell office:value-type="float" office:value="25.63" table:style-name="ce1">
            <text:p>25,63</text:p>
          </table:table-cell>
          <table:table-cell office:value-type="float" office:value="26.52" table:style-name="ce1">
            <text:p>26,52</text:p>
          </table:table-cell>
          <table:table-cell office:value-type="float" office:value="29.21" table:style-name="ce1">
            <text:p>29,21</text:p>
          </table:table-cell>
          <table:table-cell office:value-type="float" office:value="25.95" table:style-name="ce1">
            <text:p>25,9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5.52" table:style-name="ce1">
            <text:p>25,52</text:p>
          </table:table-cell>
          <table:table-cell office:value-type="float" office:value="27.65" table:style-name="ce1">
            <text:p>27,65</text:p>
          </table:table-cell>
          <table:table-cell office:value-type="float" office:value="28.13" table:style-name="ce1">
            <text:p>28,13</text:p>
          </table:table-cell>
          <table:table-cell office:value-type="float" office:value="25.66" table:style-name="ce1">
            <text:p>25,66</text:p>
          </table:table-cell>
          <table:table-cell office:value-type="float" office:value="26.59" table:style-name="ce1">
            <text:p>26,59</text:p>
          </table:table-cell>
          <table:table-cell office:value-type="float" office:value="29.31" table:style-name="ce1">
            <text:p>29,31</text:p>
          </table:table-cell>
          <table:table-cell office:value-type="float" office:value="26" table:style-name="ce1">
            <text:p>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.54" table:style-name="ce1">
            <text:p>25,54</text:p>
          </table:table-cell>
          <table:table-cell office:value-type="float" office:value="27.73" table:style-name="ce1">
            <text:p>27,73</text:p>
          </table:table-cell>
          <table:table-cell office:value-type="float" office:value="28.23" table:style-name="ce1">
            <text:p>28,23</text:p>
          </table:table-cell>
          <table:table-cell office:value-type="float" office:value="25.68" table:style-name="ce1">
            <text:p>25,68</text:p>
          </table:table-cell>
          <table:table-cell office:value-type="float" office:value="26.65" table:style-name="ce1">
            <text:p>26,65</text:p>
          </table:table-cell>
          <table:table-cell office:value-type="float" office:value="29.42" table:style-name="ce1">
            <text:p>29,42</text:p>
          </table:table-cell>
          <table:table-cell office:value-type="float" office:value="26.05" table:style-name="ce1">
            <text:p>26,0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5.57" table:style-name="ce1">
            <text:p>25,57</text:p>
          </table:table-cell>
          <table:table-cell office:value-type="float" office:value="27.81" table:style-name="ce1">
            <text:p>27,81</text:p>
          </table:table-cell>
          <table:table-cell office:value-type="float" office:value="28.32" table:style-name="ce1">
            <text:p>28,32</text:p>
          </table:table-cell>
          <table:table-cell office:value-type="float" office:value="25.73" table:style-name="ce1">
            <text:p>25,73</text:p>
          </table:table-cell>
          <table:table-cell office:value-type="float" office:value="26.73" table:style-name="ce1">
            <text:p>26,73</text:p>
          </table:table-cell>
          <table:table-cell office:value-type="float" office:value="29.53" table:style-name="ce1">
            <text:p>29,53</text:p>
          </table:table-cell>
          <table:table-cell office:value-type="float" office:value="26.1" table:style-name="ce1">
            <text:p>26,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5.6" table:style-name="ce1">
            <text:p>25,6</text:p>
          </table:table-cell>
          <table:table-cell office:value-type="float" office:value="27.9" table:style-name="ce1">
            <text:p>27,9</text:p>
          </table:table-cell>
          <table:table-cell office:value-type="float" office:value="28.41" table:style-name="ce1">
            <text:p>28,41</text:p>
          </table:table-cell>
          <table:table-cell office:value-type="float" office:value="25.75" table:style-name="ce1">
            <text:p>25,75</text:p>
          </table:table-cell>
          <table:table-cell office:value-type="float" office:value="26.8" table:style-name="ce1">
            <text:p>26,8</text:p>
          </table:table-cell>
          <table:table-cell office:value-type="float" office:value="29.63" table:style-name="ce1">
            <text:p>29,63</text:p>
          </table:table-cell>
          <table:table-cell office:value-type="float" office:value="26.15" table:style-name="ce1">
            <text:p>26,15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5.62" table:style-name="ce1">
            <text:p>25,62</text:p>
          </table:table-cell>
          <table:table-cell office:value-type="float" office:value="27.98" table:style-name="ce1">
            <text:p>27,98</text:p>
          </table:table-cell>
          <table:table-cell office:value-type="float" office:value="28.5" table:style-name="ce1">
            <text:p>28,5</text:p>
          </table:table-cell>
          <table:table-cell office:value-type="float" office:value="25.78" table:style-name="ce1">
            <text:p>25,78</text:p>
          </table:table-cell>
          <table:table-cell office:value-type="float" office:value="26.87" table:style-name="ce1">
            <text:p>26,87</text:p>
          </table:table-cell>
          <table:table-cell office:value-type="float" office:value="29.73" table:style-name="ce1">
            <text:p>29,73</text:p>
          </table:table-cell>
          <table:table-cell office:value-type="float" office:value="26.21" table:style-name="ce1">
            <text:p>26,2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5.65" table:style-name="ce1">
            <text:p>25,65</text:p>
          </table:table-cell>
          <table:table-cell office:value-type="float" office:value="28.06" table:style-name="ce1">
            <text:p>28,06</text:p>
          </table:table-cell>
          <table:table-cell office:value-type="float" office:value="28.59" table:style-name="ce1">
            <text:p>28,59</text:p>
          </table:table-cell>
          <table:table-cell office:value-type="float" office:value="25.82" table:style-name="ce1">
            <text:p>25,82</text:p>
          </table:table-cell>
          <table:table-cell office:value-type="float" office:value="26.94" table:style-name="ce1">
            <text:p>26,94</text:p>
          </table:table-cell>
          <table:table-cell office:value-type="float" office:value="29.83" table:style-name="ce1">
            <text:p>29,83</text:p>
          </table:table-cell>
          <table:table-cell office:value-type="float" office:value="26.26" table:style-name="ce1">
            <text:p>26,2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5.68" table:style-name="ce1">
            <text:p>25,68</text:p>
          </table:table-cell>
          <table:table-cell office:value-type="float" office:value="28.14" table:style-name="ce1">
            <text:p>28,14</text:p>
          </table:table-cell>
          <table:table-cell office:value-type="float" office:value="28.68" table:style-name="ce1">
            <text:p>28,68</text:p>
          </table:table-cell>
          <table:table-cell office:value-type="float" office:value="25.85" table:style-name="ce1">
            <text:p>25,85</text:p>
          </table:table-cell>
          <table:table-cell office:value-type="float" office:value="27.01" table:style-name="ce1">
            <text:p>27,01</text:p>
          </table:table-cell>
          <table:table-cell office:value-type="float" office:value="29.93" table:style-name="ce1">
            <text:p>29,93</text:p>
          </table:table-cell>
          <table:table-cell office:value-type="float" office:value="26.32" table:style-name="ce1">
            <text:p>26,3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5.71" table:style-name="ce1">
            <text:p>25,71</text:p>
          </table:table-cell>
          <table:table-cell office:value-type="float" office:value="28.22" table:style-name="ce1">
            <text:p>28,22</text:p>
          </table:table-cell>
          <table:table-cell office:value-type="float" office:value="28.77" table:style-name="ce1">
            <text:p>28,77</text:p>
          </table:table-cell>
          <table:table-cell office:value-type="float" office:value="25.89" table:style-name="ce1">
            <text:p>25,89</text:p>
          </table:table-cell>
          <table:table-cell office:value-type="float" office:value="27.09" table:style-name="ce1">
            <text:p>27,09</text:p>
          </table:table-cell>
          <table:table-cell office:value-type="float" office:value="30.02" table:style-name="ce1">
            <text:p>30,02</text:p>
          </table:table-cell>
          <table:table-cell office:value-type="float" office:value="26.38" table:style-name="ce1">
            <text:p>26,3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5.74" table:style-name="ce1">
            <text:p>25,74</text:p>
          </table:table-cell>
          <table:table-cell office:value-type="float" office:value="28.29" table:style-name="ce1">
            <text:p>28,29</text:p>
          </table:table-cell>
          <table:table-cell office:value-type="float" office:value="28.86" table:style-name="ce1">
            <text:p>28,86</text:p>
          </table:table-cell>
          <table:table-cell office:value-type="float" office:value="25.93" table:style-name="ce1">
            <text:p>25,93</text:p>
          </table:table-cell>
          <table:table-cell office:value-type="float" office:value="27.16" table:style-name="ce1">
            <text:p>27,16</text:p>
          </table:table-cell>
          <table:table-cell office:value-type="float" office:value="30.12" table:style-name="ce1">
            <text:p>30,12</text:p>
          </table:table-cell>
          <table:table-cell office:value-type="float" office:value="26.42" table:style-name="ce1">
            <text:p>26,42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5.77" table:style-name="ce1">
            <text:p>25,77</text:p>
          </table:table-cell>
          <table:table-cell office:value-type="float" office:value="28.37" table:style-name="ce1">
            <text:p>28,37</text:p>
          </table:table-cell>
          <table:table-cell office:value-type="float" office:value="28.94" table:style-name="ce1">
            <text:p>28,94</text:p>
          </table:table-cell>
          <table:table-cell office:value-type="float" office:value="25.95" table:style-name="ce1">
            <text:p>25,95</text:p>
          </table:table-cell>
          <table:table-cell office:value-type="float" office:value="27.24" table:style-name="ce1">
            <text:p>27,24</text:p>
          </table:table-cell>
          <table:table-cell office:value-type="float" office:value="30.22" table:style-name="ce1">
            <text:p>30,22</text:p>
          </table:table-cell>
          <table:table-cell office:value-type="float" office:value="26.48" table:style-name="ce1">
            <text:p>26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5.8" table:style-name="ce1">
            <text:p>25,8</text:p>
          </table:table-cell>
          <table:table-cell office:value-type="float" office:value="28.45" table:style-name="ce1">
            <text:p>28,45</text:p>
          </table:table-cell>
          <table:table-cell office:value-type="float" office:value="29.03" table:style-name="ce1">
            <text:p>29,03</text:p>
          </table:table-cell>
          <table:table-cell office:value-type="float" office:value="25.99" table:style-name="ce1">
            <text:p>25,99</text:p>
          </table:table-cell>
          <table:table-cell office:value-type="float" office:value="27.31" table:style-name="ce1">
            <text:p>27,31</text:p>
          </table:table-cell>
          <table:table-cell office:value-type="float" office:value="30.32" table:style-name="ce1">
            <text:p>30,32</text:p>
          </table:table-cell>
          <table:table-cell office:value-type="float" office:value="26.54" table:style-name="ce1">
            <text:p>26,5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5.83" table:style-name="ce1">
            <text:p>25,83</text:p>
          </table:table-cell>
          <table:table-cell office:value-type="float" office:value="28.52" table:style-name="ce1">
            <text:p>28,52</text:p>
          </table:table-cell>
          <table:table-cell office:value-type="float" office:value="29.11" table:style-name="ce1">
            <text:p>29,11</text:p>
          </table:table-cell>
          <table:table-cell office:value-type="float" office:value="26.03" table:style-name="ce1">
            <text:p>26,03</text:p>
          </table:table-cell>
          <table:table-cell office:value-type="float" office:value="27.38" table:style-name="ce1">
            <text:p>27,38</text:p>
          </table:table-cell>
          <table:table-cell office:value-type="float" office:value="30.41" table:style-name="ce1">
            <text:p>30,41</text:p>
          </table:table-cell>
          <table:table-cell office:value-type="float" office:value="26.59" table:style-name="ce1">
            <text:p>26,59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5.86" table:style-name="ce1">
            <text:p>25,86</text:p>
          </table:table-cell>
          <table:table-cell office:value-type="float" office:value="28.6" table:style-name="ce1">
            <text:p>28,6</text:p>
          </table:table-cell>
          <table:table-cell office:value-type="float" office:value="29.2" table:style-name="ce1">
            <text:p>29,2</text:p>
          </table:table-cell>
          <table:table-cell office:value-type="float" office:value="26.07" table:style-name="ce1">
            <text:p>26,07</text:p>
          </table:table-cell>
          <table:table-cell office:value-type="float" office:value="27.45" table:style-name="ce1">
            <text:p>27,45</text:p>
          </table:table-cell>
          <table:table-cell office:value-type="float" office:value="30.5" table:style-name="ce1">
            <text:p>30,5</text:p>
          </table:table-cell>
          <table:table-cell office:value-type="float" office:value="26.64" table:style-name="ce1">
            <text:p>26,6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89" table:style-name="ce1">
            <text:p>25,89</text:p>
          </table:table-cell>
          <table:table-cell office:value-type="float" office:value="28.67" table:style-name="ce1">
            <text:p>28,67</text:p>
          </table:table-cell>
          <table:table-cell office:value-type="float" office:value="29.28" table:style-name="ce1">
            <text:p>29,28</text:p>
          </table:table-cell>
          <table:table-cell office:value-type="float" office:value="26.1" table:style-name="ce1">
            <text:p>26,1</text:p>
          </table:table-cell>
          <table:table-cell office:value-type="float" office:value="27.52" table:style-name="ce1">
            <text:p>27,52</text:p>
          </table:table-cell>
          <table:table-cell office:value-type="float" office:value="30.59" table:style-name="ce1">
            <text:p>30,59</text:p>
          </table:table-cell>
          <table:table-cell office:value-type="float" office:value="26.71" table:style-name="ce1">
            <text:p>26,71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5.93" table:style-name="ce1">
            <text:p>25,93</text:p>
          </table:table-cell>
          <table:table-cell office:value-type="float" office:value="28.75" table:style-name="ce1">
            <text:p>28,75</text:p>
          </table:table-cell>
          <table:table-cell office:value-type="float" office:value="29.36" table:style-name="ce1">
            <text:p>29,36</text:p>
          </table:table-cell>
          <table:table-cell office:value-type="float" office:value="26.14" table:style-name="ce1">
            <text:p>26,14</text:p>
          </table:table-cell>
          <table:table-cell office:value-type="float" office:value="27.6" table:style-name="ce1">
            <text:p>27,6</text:p>
          </table:table-cell>
          <table:table-cell office:value-type="float" office:value="30.69" table:style-name="ce1">
            <text:p>30,69</text:p>
          </table:table-cell>
          <table:table-cell office:value-type="float" office:value="26.76" table:style-name="ce1">
            <text:p>26,7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5.96" table:style-name="ce1">
            <text:p>25,96</text:p>
          </table:table-cell>
          <table:table-cell office:value-type="float" office:value="28.82" table:style-name="ce1">
            <text:p>28,82</text:p>
          </table:table-cell>
          <table:table-cell office:value-type="float" office:value="29.45" table:style-name="ce1">
            <text:p>29,45</text:p>
          </table:table-cell>
          <table:table-cell office:value-type="float" office:value="26.19" table:style-name="ce1">
            <text:p>26,19</text:p>
          </table:table-cell>
          <table:table-cell office:value-type="float" office:value="27.67" table:style-name="ce1">
            <text:p>27,67</text:p>
          </table:table-cell>
          <table:table-cell office:value-type="float" office:value="30.79" table:style-name="ce1">
            <text:p>30,79</text:p>
          </table:table-cell>
          <table:table-cell office:value-type="float" office:value="26.82" table:style-name="ce1">
            <text:p>26,8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5.99" table:style-name="ce1">
            <text:p>25,99</text:p>
          </table:table-cell>
          <table:table-cell office:value-type="float" office:value="28.89" table:style-name="ce1">
            <text:p>28,89</text:p>
          </table:table-cell>
          <table:table-cell office:value-type="float" office:value="29.53" table:style-name="ce1">
            <text:p>29,53</text:p>
          </table:table-cell>
          <table:table-cell office:value-type="float" office:value="26.21" table:style-name="ce1">
            <text:p>26,21</text:p>
          </table:table-cell>
          <table:table-cell office:value-type="float" office:value="27.74" table:style-name="ce1">
            <text:p>27,74</text:p>
          </table:table-cell>
          <table:table-cell office:value-type="float" office:value="30.87" table:style-name="ce1">
            <text:p>30,87</text:p>
          </table:table-cell>
          <table:table-cell office:value-type="float" office:value="26.88" table:style-name="ce1">
            <text:p>26,88</text:p>
          </table:table-cell>
          <table:table-cell office:value-type="float" office:value="25.5" table:style-name="ce1">
            <text:p>25,5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02" table:style-name="ce1">
            <text:p>26,02</text:p>
          </table:table-cell>
          <table:table-cell office:value-type="float" office:value="28.97" table:style-name="ce1">
            <text:p>28,97</text:p>
          </table:table-cell>
          <table:table-cell office:value-type="float" office:value="29.6" table:style-name="ce1">
            <text:p>29,6</text:p>
          </table:table-cell>
          <table:table-cell office:value-type="float" office:value="26.25" table:style-name="ce1">
            <text:p>26,25</text:p>
          </table:table-cell>
          <table:table-cell office:value-type="float" office:value="27.82" table:style-name="ce1">
            <text:p>27,82</text:p>
          </table:table-cell>
          <table:table-cell office:value-type="float" office:value="30.96" table:style-name="ce1">
            <text:p>30,96</text:p>
          </table:table-cell>
          <table:table-cell office:value-type="float" office:value="26.94" table:style-name="ce1">
            <text:p>26,9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6.06" table:style-name="ce1">
            <text:p>26,06</text:p>
          </table:table-cell>
          <table:table-cell office:value-type="float" office:value="29.04" table:style-name="ce1">
            <text:p>29,04</text:p>
          </table:table-cell>
          <table:table-cell office:value-type="float" office:value="29.69" table:style-name="ce1">
            <text:p>29,69</text:p>
          </table:table-cell>
          <table:table-cell office:value-type="float" office:value="26.29" table:style-name="ce1">
            <text:p>26,29</text:p>
          </table:table-cell>
          <table:table-cell office:value-type="float" office:value="27.9" table:style-name="ce1">
            <text:p>27,9</text:p>
          </table:table-cell>
          <table:table-cell office:value-type="float" office:value="31.05" table:style-name="ce1">
            <text:p>31,05</text:p>
          </table:table-cell>
          <table:table-cell office:value-type="float" office:value="27" table:style-name="ce1">
            <text:p>2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6.09" table:style-name="ce1">
            <text:p>26,09</text:p>
          </table:table-cell>
          <table:table-cell office:value-type="float" office:value="29.11" table:style-name="ce1">
            <text:p>29,11</text:p>
          </table:table-cell>
          <table:table-cell office:value-type="float" office:value="29.76" table:style-name="ce1">
            <text:p>29,76</text:p>
          </table:table-cell>
          <table:table-cell office:value-type="float" office:value="26.33" table:style-name="ce1">
            <text:p>26,33</text:p>
          </table:table-cell>
          <table:table-cell office:value-type="float" office:value="27.97" table:style-name="ce1">
            <text:p>27,97</text:p>
          </table:table-cell>
          <table:table-cell office:value-type="float" office:value="31.13" table:style-name="ce1">
            <text:p>31,13</text:p>
          </table:table-cell>
          <table:table-cell office:value-type="float" office:value="27.07" table:style-name="ce1">
            <text:p>27,07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6.12" table:style-name="ce1">
            <text:p>26,12</text:p>
          </table:table-cell>
          <table:table-cell office:value-type="float" office:value="29.19" table:style-name="ce1">
            <text:p>29,19</text:p>
          </table:table-cell>
          <table:table-cell office:value-type="float" office:value="29.84" table:style-name="ce1">
            <text:p>29,84</text:p>
          </table:table-cell>
          <table:table-cell office:value-type="float" office:value="26.37" table:style-name="ce1">
            <text:p>26,37</text:p>
          </table:table-cell>
          <table:table-cell office:value-type="float" office:value="28.04" table:style-name="ce1">
            <text:p>28,04</text:p>
          </table:table-cell>
          <table:table-cell office:value-type="float" office:value="31.22" table:style-name="ce1">
            <text:p>31,22</text:p>
          </table:table-cell>
          <table:table-cell office:value-type="float" office:value="27.12" table:style-name="ce1">
            <text:p>27,12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6.16" table:style-name="ce1">
            <text:p>26,16</text:p>
          </table:table-cell>
          <table:table-cell office:value-type="float" office:value="29.25" table:style-name="ce1">
            <text:p>29,25</text:p>
          </table:table-cell>
          <table:table-cell office:value-type="float" office:value="29.92" table:style-name="ce1">
            <text:p>29,92</text:p>
          </table:table-cell>
          <table:table-cell office:value-type="float" office:value="26.41" table:style-name="ce1">
            <text:p>26,41</text:p>
          </table:table-cell>
          <table:table-cell office:value-type="float" office:value="28.11" table:style-name="ce1">
            <text:p>28,11</text:p>
          </table:table-cell>
          <table:table-cell office:value-type="float" office:value="31.3" table:style-name="ce1">
            <text:p>31,3</text:p>
          </table:table-cell>
          <table:table-cell office:value-type="float" office:value="27.18" table:style-name="ce1">
            <text:p>27,18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6.19" table:style-name="ce1">
            <text:p>26,19</text:p>
          </table:table-cell>
          <table:table-cell office:value-type="float" office:value="29.32" table:style-name="ce1">
            <text:p>29,32</text:p>
          </table:table-cell>
          <table:table-cell office:value-type="float" office:value="30" table:style-name="ce1">
            <text:p>30</text:p>
          </table:table-cell>
          <table:table-cell office:value-type="float" office:value="26.45" table:style-name="ce1">
            <text:p>26,45</text:p>
          </table:table-cell>
          <table:table-cell office:value-type="float" office:value="28.18" table:style-name="ce1">
            <text:p>28,18</text:p>
          </table:table-cell>
          <table:table-cell office:value-type="float" office:value="31.39" table:style-name="ce1">
            <text:p>31,39</text:p>
          </table:table-cell>
          <table:table-cell office:value-type="float" office:value="27.24" table:style-name="ce1">
            <text:p>27,24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6.23" table:style-name="ce1">
            <text:p>26,23</text:p>
          </table:table-cell>
          <table:table-cell office:value-type="float" office:value="29.39" table:style-name="ce1">
            <text:p>29,39</text:p>
          </table:table-cell>
          <table:table-cell office:value-type="float" office:value="30.07" table:style-name="ce1">
            <text:p>30,07</text:p>
          </table:table-cell>
          <table:table-cell office:value-type="float" office:value="26.49" table:style-name="ce1">
            <text:p>26,49</text:p>
          </table:table-cell>
          <table:table-cell office:value-type="float" office:value="28.26" table:style-name="ce1">
            <text:p>28,26</text:p>
          </table:table-cell>
          <table:table-cell office:value-type="float" office:value="31.48" table:style-name="ce1">
            <text:p>31,48</text:p>
          </table:table-cell>
          <table:table-cell office:value-type="float" office:value="27.31" table:style-name="ce1">
            <text:p>27,3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6.26" table:style-name="ce1">
            <text:p>26,26</text:p>
          </table:table-cell>
          <table:table-cell office:value-type="float" office:value="29.46" table:style-name="ce1">
            <text:p>29,46</text:p>
          </table:table-cell>
          <table:table-cell office:value-type="float" office:value="30.15" table:style-name="ce1">
            <text:p>30,15</text:p>
          </table:table-cell>
          <table:table-cell office:value-type="float" office:value="26.53" table:style-name="ce1">
            <text:p>26,53</text:p>
          </table:table-cell>
          <table:table-cell office:value-type="float" office:value="28.33" table:style-name="ce1">
            <text:p>28,33</text:p>
          </table:table-cell>
          <table:table-cell office:value-type="float" office:value="31.56" table:style-name="ce1">
            <text:p>31,56</text:p>
          </table:table-cell>
          <table:table-cell office:value-type="float" office:value="27.36" table:style-name="ce1">
            <text:p>27,36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6.3" table:style-name="ce1">
            <text:p>26,3</text:p>
          </table:table-cell>
          <table:table-cell office:value-type="float" office:value="29.53" table:style-name="ce1">
            <text:p>29,53</text:p>
          </table:table-cell>
          <table:table-cell office:value-type="float" office:value="30.22" table:style-name="ce1">
            <text:p>30,22</text:p>
          </table:table-cell>
          <table:table-cell office:value-type="float" office:value="26.56" table:style-name="ce1">
            <text:p>26,56</text:p>
          </table:table-cell>
          <table:table-cell office:value-type="float" office:value="28.41" table:style-name="ce1">
            <text:p>28,41</text:p>
          </table:table-cell>
          <table:table-cell office:value-type="float" office:value="31.64" table:style-name="ce1">
            <text:p>31,64</text:p>
          </table:table-cell>
          <table:table-cell office:value-type="float" office:value="27.42" table:style-name="ce1">
            <text:p>27,42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6.33" table:style-name="ce1">
            <text:p>26,33</text:p>
          </table:table-cell>
          <table:table-cell office:value-type="float" office:value="29.59" table:style-name="ce1">
            <text:p>29,59</text:p>
          </table:table-cell>
          <table:table-cell office:value-type="float" office:value="30.3" table:style-name="ce1">
            <text:p>30,3</text:p>
          </table:table-cell>
          <table:table-cell office:value-type="float" office:value="26.61" table:style-name="ce1">
            <text:p>26,61</text:p>
          </table:table-cell>
          <table:table-cell office:value-type="float" office:value="28.48" table:style-name="ce1">
            <text:p>28,48</text:p>
          </table:table-cell>
          <table:table-cell office:value-type="float" office:value="31.73" table:style-name="ce1">
            <text:p>31,73</text:p>
          </table:table-cell>
          <table:table-cell office:value-type="float" office:value="27.48" table:style-name="ce1">
            <text:p>27,48</text:p>
          </table:table-cell>
          <table:table-cell office:value-type="float" office:value="25.51" table:style-name="ce1">
            <text:p>25,51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6.37" table:style-name="ce1">
            <text:p>26,37</text:p>
          </table:table-cell>
          <table:table-cell office:value-type="float" office:value="29.66" table:style-name="ce1">
            <text:p>29,66</text:p>
          </table:table-cell>
          <table:table-cell office:value-type="float" office:value="30.36" table:style-name="ce1">
            <text:p>30,36</text:p>
          </table:table-cell>
          <table:table-cell office:value-type="float" office:value="26.64" table:style-name="ce1">
            <text:p>26,64</text:p>
          </table:table-cell>
          <table:table-cell office:value-type="float" office:value="28.55" table:style-name="ce1">
            <text:p>28,55</text:p>
          </table:table-cell>
          <table:table-cell office:value-type="float" office:value="31.81" table:style-name="ce1">
            <text:p>31,81</text:p>
          </table:table-cell>
          <table:table-cell office:value-type="float" office:value="27.55" table:style-name="ce1">
            <text:p>27,55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6.4" table:style-name="ce1">
            <text:p>26,4</text:p>
          </table:table-cell>
          <table:table-cell office:value-type="float" office:value="29.73" table:style-name="ce1">
            <text:p>29,73</text:p>
          </table:table-cell>
          <table:table-cell office:value-type="float" office:value="30.44" table:style-name="ce1">
            <text:p>30,44</text:p>
          </table:table-cell>
          <table:table-cell office:value-type="float" office:value="26.68" table:style-name="ce1">
            <text:p>26,68</text:p>
          </table:table-cell>
          <table:table-cell office:value-type="float" office:value="28.63" table:style-name="ce1">
            <text:p>28,63</text:p>
          </table:table-cell>
          <table:table-cell office:value-type="float" office:value="31.89" table:style-name="ce1">
            <text:p>31,89</text:p>
          </table:table-cell>
          <table:table-cell office:value-type="float" office:value="27.61" table:style-name="ce1">
            <text:p>27,61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.44" table:style-name="ce1">
            <text:p>26,44</text:p>
          </table:table-cell>
          <table:table-cell office:value-type="float" office:value="29.79" table:style-name="ce1">
            <text:p>29,79</text:p>
          </table:table-cell>
          <table:table-cell office:value-type="float" office:value="30.51" table:style-name="ce1">
            <text:p>30,51</text:p>
          </table:table-cell>
          <table:table-cell office:value-type="float" office:value="26.73" table:style-name="ce1">
            <text:p>26,73</text:p>
          </table:table-cell>
          <table:table-cell office:value-type="float" office:value="28.7" table:style-name="ce1">
            <text:p>28,7</text:p>
          </table:table-cell>
          <table:table-cell office:value-type="float" office:value="31.98" table:style-name="ce1">
            <text:p>31,98</text:p>
          </table:table-cell>
          <table:table-cell office:value-type="float" office:value="27.67" table:style-name="ce1">
            <text:p>27,6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6.47" table:style-name="ce1">
            <text:p>26,47</text:p>
          </table:table-cell>
          <table:table-cell office:value-type="float" office:value="29.86" table:style-name="ce1">
            <text:p>29,86</text:p>
          </table:table-cell>
          <table:table-cell office:value-type="float" office:value="30.57" table:style-name="ce1">
            <text:p>30,57</text:p>
          </table:table-cell>
          <table:table-cell office:value-type="float" office:value="26.77" table:style-name="ce1">
            <text:p>26,77</text:p>
          </table:table-cell>
          <table:table-cell office:value-type="float" office:value="28.77" table:style-name="ce1">
            <text:p>28,77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7.73" table:style-name="ce1">
            <text:p>27,73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6.5" table:style-name="ce1">
            <text:p>26,5</text:p>
          </table:table-cell>
          <table:table-cell office:value-type="float" office:value="29.92" table:style-name="ce1">
            <text:p>29,92</text:p>
          </table:table-cell>
          <table:table-cell office:value-type="float" office:value="30.65" table:style-name="ce1">
            <text:p>30,65</text:p>
          </table:table-cell>
          <table:table-cell office:value-type="float" office:value="26.8" table:style-name="ce1">
            <text:p>26,8</text:p>
          </table:table-cell>
          <table:table-cell office:value-type="float" office:value="28.84" table:style-name="ce1">
            <text:p>28,84</text:p>
          </table:table-cell>
          <table:table-cell office:value-type="float" office:value="32.130000000000003" table:style-name="ce1">
            <text:p>32,13</text:p>
          </table:table-cell>
          <table:table-cell office:value-type="float" office:value="27.79" table:style-name="ce1">
            <text:p>27,79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6.54" table:style-name="ce1">
            <text:p>26,54</text:p>
          </table:table-cell>
          <table:table-cell office:value-type="float" office:value="29.99" table:style-name="ce1">
            <text:p>29,99</text:p>
          </table:table-cell>
          <table:table-cell office:value-type="float" office:value="30.72" table:style-name="ce1">
            <text:p>30,72</text:p>
          </table:table-cell>
          <table:table-cell office:value-type="float" office:value="26.84" table:style-name="ce1">
            <text:p>26,84</text:p>
          </table:table-cell>
          <table:table-cell office:value-type="float" office:value="28.92" table:style-name="ce1">
            <text:p>28,92</text:p>
          </table:table-cell>
          <table:table-cell office:value-type="float" office:value="32.21" table:style-name="ce1">
            <text:p>32,21</text:p>
          </table:table-cell>
          <table:table-cell office:value-type="float" office:value="27.85" table:style-name="ce1">
            <text:p>27,8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6.58" table:style-name="ce1">
            <text:p>26,58</text:p>
          </table:table-cell>
          <table:table-cell office:value-type="float" office:value="30.05" table:style-name="ce1">
            <text:p>30,05</text:p>
          </table:table-cell>
          <table:table-cell office:value-type="float" office:value="30.79" table:style-name="ce1">
            <text:p>30,79</text:p>
          </table:table-cell>
          <table:table-cell office:value-type="float" office:value="26.89" table:style-name="ce1">
            <text:p>26,89</text:p>
          </table:table-cell>
          <table:table-cell office:value-type="float" office:value="28.99" table:style-name="ce1">
            <text:p>28,99</text:p>
          </table:table-cell>
          <table:table-cell office:value-type="float" office:value="32.29" table:style-name="ce1">
            <text:p>32,29</text:p>
          </table:table-cell>
          <table:table-cell office:value-type="float" office:value="27.91" table:style-name="ce1">
            <text:p>27,91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6.61" table:style-name="ce1">
            <text:p>26,61</text:p>
          </table:table-cell>
          <table:table-cell office:value-type="float" office:value="30.11" table:style-name="ce1">
            <text:p>30,11</text:p>
          </table:table-cell>
          <table:table-cell office:value-type="float" office:value="30.85" table:style-name="ce1">
            <text:p>30,85</text:p>
          </table:table-cell>
          <table:table-cell office:value-type="float" office:value="26.93" table:style-name="ce1">
            <text:p>26,93</text:p>
          </table:table-cell>
          <table:table-cell office:value-type="float" office:value="29.06" table:style-name="ce1">
            <text:p>29,06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7" table:style-name="ce1">
            <text:p>27,97</text:p>
          </table:table-cell>
          <table:table-cell office:value-type="float" office:value="25.52" table:style-name="ce1">
            <text:p>25,52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6.65" table:style-name="ce1">
            <text:p>26,65</text:p>
          </table:table-cell>
          <table:table-cell office:value-type="float" office:value="30.17" table:style-name="ce1">
            <text:p>30,17</text:p>
          </table:table-cell>
          <table:table-cell office:value-type="float" office:value="30.91" table:style-name="ce1">
            <text:p>30,91</text:p>
          </table:table-cell>
          <table:table-cell office:value-type="float" office:value="26.97" table:style-name="ce1">
            <text:p>26,97</text:p>
          </table:table-cell>
          <table:table-cell office:value-type="float" office:value="29.14" table:style-name="ce1">
            <text:p>29,14</text:p>
          </table:table-cell>
          <table:table-cell office:value-type="float" office:value="32.44" table:style-name="ce1">
            <text:p>32,44</text:p>
          </table:table-cell>
          <table:table-cell office:value-type="float" office:value="28.03" table:style-name="ce1">
            <text:p>28,03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6.69" table:style-name="ce1">
            <text:p>26,69</text:p>
          </table:table-cell>
          <table:table-cell office:value-type="float" office:value="30.23" table:style-name="ce1">
            <text:p>30,23</text:p>
          </table:table-cell>
          <table:table-cell office:value-type="float" office:value="30.98" table:style-name="ce1">
            <text:p>30,98</text:p>
          </table:table-cell>
          <table:table-cell office:value-type="float" office:value="27.01" table:style-name="ce1">
            <text:p>27,01</text:p>
          </table:table-cell>
          <table:table-cell office:value-type="float" office:value="29.21" table:style-name="ce1">
            <text:p>29,21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28.08" table:style-name="ce1">
            <text:p>28,08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6.72" table:style-name="ce1">
            <text:p>26,72</text:p>
          </table:table-cell>
          <table:table-cell office:value-type="float" office:value="30.3" table:style-name="ce1">
            <text:p>30,3</text:p>
          </table:table-cell>
          <table:table-cell office:value-type="float" office:value="31.05" table:style-name="ce1">
            <text:p>31,05</text:p>
          </table:table-cell>
          <table:table-cell office:value-type="float" office:value="27.05" table:style-name="ce1">
            <text:p>27,05</text:p>
          </table:table-cell>
          <table:table-cell office:value-type="float" office:value="29.28" table:style-name="ce1">
            <text:p>29,28</text:p>
          </table:table-cell>
          <table:table-cell office:value-type="float" office:value="32.6" table:style-name="ce1">
            <text:p>32,6</text:p>
          </table:table-cell>
          <table:table-cell office:value-type="float" office:value="28.15" table:style-name="ce1">
            <text:p>28,15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6.76" table:style-name="ce1">
            <text:p>26,76</text:p>
          </table:table-cell>
          <table:table-cell office:value-type="float" office:value="30.36" table:style-name="ce1">
            <text:p>30,36</text:p>
          </table:table-cell>
          <table:table-cell office:value-type="float" office:value="31.11" table:style-name="ce1">
            <text:p>31,11</text:p>
          </table:table-cell>
          <table:table-cell office:value-type="float" office:value="27.09" table:style-name="ce1">
            <text:p>27,09</text:p>
          </table:table-cell>
          <table:table-cell office:value-type="float" office:value="29.35" table:style-name="ce1">
            <text:p>29,35</text:p>
          </table:table-cell>
          <table:table-cell office:value-type="float" office:value="32.68" table:style-name="ce1">
            <text:p>32,68</text:p>
          </table:table-cell>
          <table:table-cell office:value-type="float" office:value="28.2" table:style-name="ce1">
            <text:p>28,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6.8" table:style-name="ce1">
            <text:p>26,8</text:p>
          </table:table-cell>
          <table:table-cell office:value-type="float" office:value="30.42" table:style-name="ce1">
            <text:p>30,42</text:p>
          </table:table-cell>
          <table:table-cell office:value-type="float" office:value="31.17" table:style-name="ce1">
            <text:p>31,17</text:p>
          </table:table-cell>
          <table:table-cell office:value-type="float" office:value="27.13" table:style-name="ce1">
            <text:p>27,13</text:p>
          </table:table-cell>
          <table:table-cell office:value-type="float" office:value="29.42" table:style-name="ce1">
            <text:p>29,42</text:p>
          </table:table-cell>
          <table:table-cell office:value-type="float" office:value="32.74" table:style-name="ce1">
            <text:p>32,74</text:p>
          </table:table-cell>
          <table:table-cell office:value-type="float" office:value="28.26" table:style-name="ce1">
            <text:p>28,26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6.83" table:style-name="ce1">
            <text:p>26,83</text:p>
          </table:table-cell>
          <table:table-cell office:value-type="float" office:value="30.47" table:style-name="ce1">
            <text:p>30,47</text:p>
          </table:table-cell>
          <table:table-cell office:value-type="float" office:value="31.24" table:style-name="ce1">
            <text:p>31,24</text:p>
          </table:table-cell>
          <table:table-cell office:value-type="float" office:value="27.17" table:style-name="ce1">
            <text:p>27,17</text:p>
          </table:table-cell>
          <table:table-cell office:value-type="float" office:value="29.49" table:style-name="ce1">
            <text:p>29,49</text:p>
          </table:table-cell>
          <table:table-cell office:value-type="float" office:value="32.82" table:style-name="ce1">
            <text:p>32,82</text:p>
          </table:table-cell>
          <table:table-cell office:value-type="float" office:value="28.32" table:style-name="ce1">
            <text:p>28,32</text:p>
          </table:table-cell>
          <table:table-cell office:value-type="float" office:value="25.53" table:style-name="ce1">
            <text:p>25,53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6.87" table:style-name="ce1">
            <text:p>26,87</text:p>
          </table:table-cell>
          <table:table-cell office:value-type="float" office:value="30.54" table:style-name="ce1">
            <text:p>30,54</text:p>
          </table:table-cell>
          <table:table-cell office:value-type="float" office:value="31.3" table:style-name="ce1">
            <text:p>31,3</text:p>
          </table:table-cell>
          <table:table-cell office:value-type="float" office:value="27.22" table:style-name="ce1">
            <text:p>27,22</text:p>
          </table:table-cell>
          <table:table-cell office:value-type="float" office:value="29.57" table:style-name="ce1">
            <text:p>29,57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6.91" table:style-name="ce1">
            <text:p>26,91</text:p>
          </table:table-cell>
          <table:table-cell office:value-type="float" office:value="30.6" table:style-name="ce1">
            <text:p>30,6</text:p>
          </table:table-cell>
          <table:table-cell office:value-type="float" office:value="31.37" table:style-name="ce1">
            <text:p>31,37</text:p>
          </table:table-cell>
          <table:table-cell office:value-type="float" office:value="27.26" table:style-name="ce1">
            <text:p>27,26</text:p>
          </table:table-cell>
          <table:table-cell office:value-type="float" office:value="29.64" table:style-name="ce1">
            <text:p>29,64</text:p>
          </table:table-cell>
          <table:table-cell office:value-type="float" office:value="32.97" table:style-name="ce1">
            <text:p>32,97</text:p>
          </table:table-cell>
          <table:table-cell office:value-type="float" office:value="28.44" table:style-name="ce1">
            <text:p>28,44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6.95" table:style-name="ce1">
            <text:p>26,95</text:p>
          </table:table-cell>
          <table:table-cell office:value-type="float" office:value="30.65" table:style-name="ce1">
            <text:p>30,65</text:p>
          </table:table-cell>
          <table:table-cell office:value-type="float" office:value="31.43" table:style-name="ce1">
            <text:p>31,43</text:p>
          </table:table-cell>
          <table:table-cell office:value-type="float" office:value="27.3" table:style-name="ce1">
            <text:p>27,3</text:p>
          </table:table-cell>
          <table:table-cell office:value-type="float" office:value="29.71" table:style-name="ce1">
            <text:p>29,71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28.5" table:style-name="ce1">
            <text:p>28,5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6.98" table:style-name="ce1">
            <text:p>26,98</text:p>
          </table:table-cell>
          <table:table-cell office:value-type="float" office:value="30.72" table:style-name="ce1">
            <text:p>30,72</text:p>
          </table:table-cell>
          <table:table-cell office:value-type="float" office:value="31.49" table:style-name="ce1">
            <text:p>31,49</text:p>
          </table:table-cell>
          <table:table-cell office:value-type="float" office:value="27.34" table:style-name="ce1">
            <text:p>27,34</text:p>
          </table:table-cell>
          <table:table-cell office:value-type="float" office:value="29.78" table:style-name="ce1">
            <text:p>29,78</text:p>
          </table:table-cell>
          <table:table-cell office:value-type="float" office:value="33.11" table:style-name="ce1">
            <text:p>33,11</text:p>
          </table:table-cell>
          <table:table-cell office:value-type="float" office:value="28.56" table:style-name="ce1">
            <text:p>28,56</text:p>
          </table:table-cell>
          <table:table-cell office:value-type="float" office:value="25.54" table:style-name="ce1">
            <text:p>25,54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7.02" table:style-name="ce1">
            <text:p>27,02</text:p>
          </table:table-cell>
          <table:table-cell office:value-type="float" office:value="30.78" table:style-name="ce1">
            <text:p>30,78</text:p>
          </table:table-cell>
          <table:table-cell office:value-type="float" office:value="31.55" table:style-name="ce1">
            <text:p>31,55</text:p>
          </table:table-cell>
          <table:table-cell office:value-type="float" office:value="27.38" table:style-name="ce1">
            <text:p>27,38</text:p>
          </table:table-cell>
          <table:table-cell office:value-type="float" office:value="29.85" table:style-name="ce1">
            <text:p>29,85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7.05" table:style-name="ce1">
            <text:p>27,05</text:p>
          </table:table-cell>
          <table:table-cell office:value-type="float" office:value="30.83" table:style-name="ce1">
            <text:p>30,83</text:p>
          </table:table-cell>
          <table:table-cell office:value-type="float" office:value="31.61" table:style-name="ce1">
            <text:p>31,61</text:p>
          </table:table-cell>
          <table:table-cell office:value-type="float" office:value="27.42" table:style-name="ce1">
            <text:p>27,42</text:p>
          </table:table-cell>
          <table:table-cell office:value-type="float" office:value="29.92" table:style-name="ce1">
            <text:p>29,92</text:p>
          </table:table-cell>
          <table:table-cell office:value-type="float" office:value="33.26" table:style-name="ce1">
            <text:p>33,26</text:p>
          </table:table-cell>
          <table:table-cell office:value-type="float" office:value="28.68" table:style-name="ce1">
            <text:p>28,68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7.1" table:style-name="ce1">
            <text:p>27,1</text:p>
          </table:table-cell>
          <table:table-cell office:value-type="float" office:value="30.89" table:style-name="ce1">
            <text:p>30,89</text:p>
          </table:table-cell>
          <table:table-cell office:value-type="float" office:value="31.68" table:style-name="ce1">
            <text:p>31,68</text:p>
          </table:table-cell>
          <table:table-cell office:value-type="float" office:value="27.46" table:style-name="ce1">
            <text:p>27,46</text:p>
          </table:table-cell>
          <table:table-cell office:value-type="float" office:value="29.99" table:style-name="ce1">
            <text:p>29,9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7.13" table:style-name="ce1">
            <text:p>27,13</text:p>
          </table:table-cell>
          <table:table-cell office:value-type="float" office:value="30.95" table:style-name="ce1">
            <text:p>30,95</text:p>
          </table:table-cell>
          <table:table-cell office:value-type="float" office:value="31.74" table:style-name="ce1">
            <text:p>31,74</text:p>
          </table:table-cell>
          <table:table-cell office:value-type="float" office:value="27.51" table:style-name="ce1">
            <text:p>27,51</text:p>
          </table:table-cell>
          <table:table-cell office:value-type="float" office:value="30.06" table:style-name="ce1">
            <text:p>30,06</text:p>
          </table:table-cell>
          <table:table-cell office:value-type="float" office:value="33.4" table:style-name="ce1">
            <text:p>33,4</text:p>
          </table:table-cell>
          <table:table-cell office:value-type="float" office:value="28.8" table:style-name="ce1">
            <text:p>28,8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7.17" table:style-name="ce1">
            <text:p>27,17</text:p>
          </table:table-cell>
          <table:table-cell office:value-type="float" office:value="31.01" table:style-name="ce1">
            <text:p>31,01</text:p>
          </table:table-cell>
          <table:table-cell office:value-type="float" office:value="31.8" table:style-name="ce1">
            <text:p>31,8</text:p>
          </table:table-cell>
          <table:table-cell office:value-type="float" office:value="27.54" table:style-name="ce1">
            <text:p>27,54</text:p>
          </table:table-cell>
          <table:table-cell office:value-type="float" office:value="30.13" table:style-name="ce1">
            <text:p>30,13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8.86" table:style-name="ce1">
            <text:p>28,86</text:p>
          </table:table-cell>
          <table:table-cell office:value-type="float" office:value="25.55" table:style-name="ce1">
            <text:p>25,55</text:p>
          </table:table-cell>
          <table:table-cell table:number-columns-repeated="16375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7.21" table:style-name="ce1">
            <text:p>27,21</text:p>
          </table:table-cell>
          <table:table-cell office:value-type="float" office:value="31.06" table:style-name="ce1">
            <text:p>31,06</text:p>
          </table:table-cell>
          <table:table-cell office:value-type="float" office:value="31.85" table:style-name="ce1">
            <text:p>31,85</text:p>
          </table:table-cell>
          <table:table-cell office:value-type="float" office:value="27.59" table:style-name="ce1">
            <text:p>27,59</text:p>
          </table:table-cell>
          <table:table-cell office:value-type="float" office:value="30.2" table:style-name="ce1">
            <text:p>30,2</text:p>
          </table:table-cell>
          <table:table-cell office:value-type="float" office:value="33.54" table:style-name="ce1">
            <text:p>33,54</text:p>
          </table:table-cell>
          <table:table-cell office:value-type="float" office:value="28.92" table:style-name="ce1">
            <text:p>28,92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7.25" table:style-name="ce1">
            <text:p>27,25</text:p>
          </table:table-cell>
          <table:table-cell office:value-type="float" office:value="31.12" table:style-name="ce1">
            <text:p>31,12</text:p>
          </table:table-cell>
          <table:table-cell office:value-type="float" office:value="31.91" table:style-name="ce1">
            <text:p>31,91</text:p>
          </table:table-cell>
          <table:table-cell office:value-type="float" office:value="27.63" table:style-name="ce1">
            <text:p>27,63</text:p>
          </table:table-cell>
          <table:table-cell office:value-type="float" office:value="30.27" table:style-name="ce1">
            <text:p>30,27</text:p>
          </table:table-cell>
          <table:table-cell office:value-type="float" office:value="33.619999999999997" table:style-name="ce1">
            <text:p>33,62</text:p>
          </table:table-cell>
          <table:table-cell office:value-type="float" office:value="28.98" table:style-name="ce1">
            <text:p>28,98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7.29" table:style-name="ce1">
            <text:p>27,29</text:p>
          </table:table-cell>
          <table:table-cell office:value-type="float" office:value="31.17" table:style-name="ce1">
            <text:p>31,17</text:p>
          </table:table-cell>
          <table:table-cell office:value-type="float" office:value="31.97" table:style-name="ce1">
            <text:p>31,97</text:p>
          </table:table-cell>
          <table:table-cell office:value-type="float" office:value="27.67" table:style-name="ce1">
            <text:p>27,67</text:p>
          </table:table-cell>
          <table:table-cell office:value-type="float" office:value="30.34" table:style-name="ce1">
            <text:p>30,34</text:p>
          </table:table-cell>
          <table:table-cell office:value-type="float" office:value="33.68" table:style-name="ce1">
            <text:p>33,68</text:p>
          </table:table-cell>
          <table:table-cell office:value-type="float" office:value="29.04" table:style-name="ce1">
            <text:p>29,04</text:p>
          </table:table-cell>
          <table:table-cell office:value-type="float" office:value="25.56" table:style-name="ce1">
            <text:p>25,56</text:p>
          </table:table-cell>
          <table:table-cell table:number-columns-repeated="16375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7.32" table:style-name="ce1">
            <text:p>27,32</text:p>
          </table:table-cell>
          <table:table-cell office:value-type="float" office:value="31.23" table:style-name="ce1">
            <text:p>31,23</text:p>
          </table:table-cell>
          <table:table-cell office:value-type="float" office:value="32.04" table:style-name="ce1">
            <text:p>32,04</text:p>
          </table:table-cell>
          <table:table-cell office:value-type="float" office:value="27.72" table:style-name="ce1">
            <text:p>27,72</text:p>
          </table:table-cell>
          <table:table-cell office:value-type="float" office:value="30.41" table:style-name="ce1">
            <text:p>30,41</text:p>
          </table:table-cell>
          <table:table-cell office:value-type="float" office:value="33.75" table:style-name="ce1">
            <text:p>33,75</text:p>
          </table:table-cell>
          <table:table-cell office:value-type="float" office:value="29.1" table:style-name="ce1">
            <text:p>29,1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7.36" table:style-name="ce1">
            <text:p>27,36</text:p>
          </table:table-cell>
          <table:table-cell office:value-type="float" office:value="31.28" table:style-name="ce1">
            <text:p>31,28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27.76" table:style-name="ce1">
            <text:p>27,76</text:p>
          </table:table-cell>
          <table:table-cell office:value-type="float" office:value="30.48" table:style-name="ce1">
            <text:p>30,48</text:p>
          </table:table-cell>
          <table:table-cell office:value-type="float" office:value="33.82" table:style-name="ce1">
            <text:p>33,82</text:p>
          </table:table-cell>
          <table:table-cell office:value-type="float" office:value="29.16" table:style-name="ce1">
            <text:p>29,16</text:p>
          </table:table-cell>
          <table:table-cell office:value-type="float" office:value="25.57" table:style-name="ce1">
            <text:p>25,57</text:p>
          </table:table-cell>
          <table:table-cell table:number-columns-repeated="16375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7.4" table:style-name="ce1">
            <text:p>27,4</text:p>
          </table:table-cell>
          <table:table-cell office:value-type="float" office:value="31.34" table:style-name="ce1">
            <text:p>31,34</text:p>
          </table:table-cell>
          <table:table-cell office:value-type="float" office:value="32.15" table:style-name="ce1">
            <text:p>32,15</text:p>
          </table:table-cell>
          <table:table-cell office:value-type="float" office:value="27.8" table:style-name="ce1">
            <text:p>27,8</text:p>
          </table:table-cell>
          <table:table-cell office:value-type="float" office:value="30.55" table:style-name="ce1">
            <text:p>30,55</text:p>
          </table:table-cell>
          <table:table-cell office:value-type="float" office:value="33.9" table:style-name="ce1">
            <text:p>33,9</text:p>
          </table:table-cell>
          <table:table-cell office:value-type="float" office:value="29.22" table:style-name="ce1">
            <text:p>29,22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7.44" table:style-name="ce1">
            <text:p>27,44</text:p>
          </table:table-cell>
          <table:table-cell office:value-type="float" office:value="31.39" table:style-name="ce1">
            <text:p>31,39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7.84" table:style-name="ce1">
            <text:p>27,84</text:p>
          </table:table-cell>
          <table:table-cell office:value-type="float" office:value="30.62" table:style-name="ce1">
            <text:p>30,62</text:p>
          </table:table-cell>
          <table:table-cell office:value-type="float" office:value="33.96" table:style-name="ce1">
            <text:p>33,96</text:p>
          </table:table-cell>
          <table:table-cell office:value-type="float" office:value="29.27" table:style-name="ce1">
            <text:p>29,27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7.47" table:style-name="ce1">
            <text:p>27,47</text:p>
          </table:table-cell>
          <table:table-cell office:value-type="float" office:value="31.44" table:style-name="ce1">
            <text:p>31,44</text:p>
          </table:table-cell>
          <table:table-cell office:value-type="float" office:value="32.26" table:style-name="ce1">
            <text:p>32,26</text:p>
          </table:table-cell>
          <table:table-cell office:value-type="float" office:value="27.89" table:style-name="ce1">
            <text:p>27,89</text:p>
          </table:table-cell>
          <table:table-cell office:value-type="float" office:value="30.68" table:style-name="ce1">
            <text:p>30,68</text:p>
          </table:table-cell>
          <table:table-cell office:value-type="float" office:value="34.03" table:style-name="ce1">
            <text:p>34,03</text:p>
          </table:table-cell>
          <table:table-cell office:value-type="float" office:value="29.32" table:style-name="ce1">
            <text:p>29,32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7.51" table:style-name="ce1">
            <text:p>27,51</text:p>
          </table:table-cell>
          <table:table-cell office:value-type="float" office:value="31.5" table:style-name="ce1">
            <text:p>31,5</text:p>
          </table:table-cell>
          <table:table-cell office:value-type="float" office:value="32.31" table:style-name="ce1">
            <text:p>32,31</text:p>
          </table:table-cell>
          <table:table-cell office:value-type="float" office:value="27.92" table:style-name="ce1">
            <text:p>27,92</text:p>
          </table:table-cell>
          <table:table-cell office:value-type="float" office:value="30.76" table:style-name="ce1">
            <text:p>30,76</text:p>
          </table:table-cell>
          <table:table-cell office:value-type="float" office:value="34.1" table:style-name="ce1">
            <text:p>34,1</text:p>
          </table:table-cell>
          <table:table-cell office:value-type="float" office:value="29.38" table:style-name="ce1">
            <text:p>29,38</text:p>
          </table:table-cell>
          <table:table-cell office:value-type="float" office:value="25.58" table:style-name="ce1">
            <text:p>25,58</text:p>
          </table:table-cell>
          <table:table-cell table:number-columns-repeated="16375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7.55" table:style-name="ce1">
            <text:p>27,55</text:p>
          </table:table-cell>
          <table:table-cell office:value-type="float" office:value="31.55" table:style-name="ce1">
            <text:p>31,55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7.96" table:style-name="ce1">
            <text:p>27,96</text:p>
          </table:table-cell>
          <table:table-cell office:value-type="float" office:value="30.83" table:style-name="ce1">
            <text:p>30,83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29.44" table:style-name="ce1">
            <text:p>29,44</text:p>
          </table:table-cell>
          <table:table-cell office:value-type="float" office:value="25.59" table:style-name="ce1">
            <text:p>25,59</text:p>
          </table:table-cell>
          <table:table-cell table:number-columns-repeated="16375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7.58" table:style-name="ce1">
            <text:p>27,58</text:p>
          </table:table-cell>
          <table:table-cell office:value-type="float" office:value="31.6" table:style-name="ce1">
            <text:p>31,6</text:p>
          </table:table-cell>
          <table:table-cell office:value-type="float" office:value="32.42" table:style-name="ce1">
            <text:p>32,42</text:p>
          </table:table-cell>
          <table:table-cell office:value-type="float" office:value="28" table:style-name="ce1">
            <text:p>28</text:p>
          </table:table-cell>
          <table:table-cell office:value-type="float" office:value="30.89" table:style-name="ce1">
            <text:p>30,89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" table:style-name="ce1">
            <text:p>29,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7.63" table:style-name="ce1">
            <text:p>27,63</text:p>
          </table:table-cell>
          <table:table-cell office:value-type="float" office:value="31.65" table:style-name="ce1">
            <text:p>31,65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28.05" table:style-name="ce1">
            <text:p>28,05</text:p>
          </table:table-cell>
          <table:table-cell office:value-type="float" office:value="30.96" table:style-name="ce1">
            <text:p>30,96</text:p>
          </table:table-cell>
          <table:table-cell office:value-type="float" office:value="34.29" table:style-name="ce1">
            <text:p>34,29</text:p>
          </table:table-cell>
          <table:table-cell office:value-type="float" office:value="29.55" table:style-name="ce1">
            <text:p>29,55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7.67" table:style-name="ce1">
            <text:p>27,67</text:p>
          </table:table-cell>
          <table:table-cell office:value-type="float" office:value="31.71" table:style-name="ce1">
            <text:p>31,71</text:p>
          </table:table-cell>
          <table:table-cell office:value-type="float" office:value="32.53" table:style-name="ce1">
            <text:p>32,53</text:p>
          </table:table-cell>
          <table:table-cell office:value-type="float" office:value="28.09" table:style-name="ce1">
            <text:p>28,09</text:p>
          </table:table-cell>
          <table:table-cell office:value-type="float" office:value="31.03" table:style-name="ce1">
            <text:p>31,03</text:p>
          </table:table-cell>
          <table:table-cell office:value-type="float" office:value="34.36" table:style-name="ce1">
            <text:p>34,36</text:p>
          </table:table-cell>
          <table:table-cell office:value-type="float" office:value="29.61" table:style-name="ce1">
            <text:p>29,61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7.7" table:style-name="ce1">
            <text:p>27,7</text:p>
          </table:table-cell>
          <table:table-cell office:value-type="float" office:value="31.76" table:style-name="ce1">
            <text:p>31,76</text:p>
          </table:table-cell>
          <table:table-cell office:value-type="float" office:value="32.58" table:style-name="ce1">
            <text:p>32,58</text:p>
          </table:table-cell>
          <table:table-cell office:value-type="float" office:value="28.13" table:style-name="ce1">
            <text:p>28,13</text:p>
          </table:table-cell>
          <table:table-cell office:value-type="float" office:value="31.09" table:style-name="ce1">
            <text:p>31,09</text:p>
          </table:table-cell>
          <table:table-cell office:value-type="float" office:value="34.43" table:style-name="ce1">
            <text:p>34,43</text:p>
          </table:table-cell>
          <table:table-cell office:value-type="float" office:value="29.66" table:style-name="ce1">
            <text:p>29,66</text:p>
          </table:table-cell>
          <table:table-cell office:value-type="float" office:value="25.6" table:style-name="ce1">
            <text:p>25,6</text:p>
          </table:table-cell>
          <table:table-cell table:number-columns-repeated="16375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7.74" table:style-name="ce1">
            <text:p>27,74</text:p>
          </table:table-cell>
          <table:table-cell office:value-type="float" office:value="31.81" table:style-name="ce1">
            <text:p>31,81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28.17" table:style-name="ce1">
            <text:p>28,17</text:p>
          </table:table-cell>
          <table:table-cell office:value-type="float" office:value="31.16" table:style-name="ce1">
            <text:p>31,16</text:p>
          </table:table-cell>
          <table:table-cell office:value-type="float" office:value="34.49" table:style-name="ce1">
            <text:p>34,49</text:p>
          </table:table-cell>
          <table:table-cell office:value-type="float" office:value="29.72" table:style-name="ce1">
            <text:p>29,72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7.78" table:style-name="ce1">
            <text:p>27,78</text:p>
          </table:table-cell>
          <table:table-cell office:value-type="float" office:value="31.86" table:style-name="ce1">
            <text:p>31,86</text:p>
          </table:table-cell>
          <table:table-cell office:value-type="float" office:value="32.69" table:style-name="ce1">
            <text:p>32,69</text:p>
          </table:table-cell>
          <table:table-cell office:value-type="float" office:value="28.21" table:style-name="ce1">
            <text:p>28,21</text:p>
          </table:table-cell>
          <table:table-cell office:value-type="float" office:value="31.23" table:style-name="ce1">
            <text:p>31,23</text:p>
          </table:table-cell>
          <table:table-cell office:value-type="float" office:value="34.56" table:style-name="ce1">
            <text:p>34,56</text:p>
          </table:table-cell>
          <table:table-cell office:value-type="float" office:value="29.78" table:style-name="ce1">
            <text:p>29,78</text:p>
          </table:table-cell>
          <table:table-cell office:value-type="float" office:value="25.61" table:style-name="ce1">
            <text:p>25,61</text:p>
          </table:table-cell>
          <table:table-cell table:number-columns-repeated="16375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7.82" table:style-name="ce1">
            <text:p>27,82</text:p>
          </table:table-cell>
          <table:table-cell office:value-type="float" office:value="31.92" table:style-name="ce1">
            <text:p>31,92</text:p>
          </table:table-cell>
          <table:table-cell office:value-type="float" office:value="32.74" table:style-name="ce1">
            <text:p>32,74</text:p>
          </table:table-cell>
          <table:table-cell office:value-type="float" office:value="28.25" table:style-name="ce1">
            <text:p>28,25</text:p>
          </table:table-cell>
          <table:table-cell office:value-type="float" office:value="31.3" table:style-name="ce1">
            <text:p>31,3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29.83" table:style-name="ce1">
            <text:p>29,83</text:p>
          </table:table-cell>
          <table:table-cell office:value-type="float" office:value="25.62" table:style-name="ce1">
            <text:p>25,62</text:p>
          </table:table-cell>
          <table:table-cell table:number-columns-repeated="16375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7.85" table:style-name="ce1">
            <text:p>27,85</text:p>
          </table:table-cell>
          <table:table-cell office:value-type="float" office:value="31.97" table:style-name="ce1">
            <text:p>31,97</text:p>
          </table:table-cell>
          <table:table-cell office:value-type="float" office:value="32.79" table:style-name="ce1">
            <text:p>32,79</text:p>
          </table:table-cell>
          <table:table-cell office:value-type="float" office:value="28.3" table:style-name="ce1">
            <text:p>28,3</text:p>
          </table:table-cell>
          <table:table-cell office:value-type="float" office:value="31.36" table:style-name="ce1">
            <text:p>31,36</text:p>
          </table:table-cell>
          <table:table-cell office:value-type="float" office:value="34.69" table:style-name="ce1">
            <text:p>34,69</text:p>
          </table:table-cell>
          <table:table-cell office:value-type="float" office:value="29.89" table:style-name="ce1">
            <text:p>29,89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7.89" table:style-name="ce1">
            <text:p>27,89</text:p>
          </table:table-cell>
          <table:table-cell office:value-type="float" office:value="32.01" table:style-name="ce1">
            <text:p>32,01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28.34" table:style-name="ce1">
            <text:p>28,34</text:p>
          </table:table-cell>
          <table:table-cell office:value-type="float" office:value="31.43" table:style-name="ce1">
            <text:p>31,43</text:p>
          </table:table-cell>
          <table:table-cell office:value-type="float" office:value="34.75" table:style-name="ce1">
            <text:p>34,75</text:p>
          </table:table-cell>
          <table:table-cell office:value-type="float" office:value="29.94" table:style-name="ce1">
            <text:p>29,94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7.94" table:style-name="ce1">
            <text:p>27,94</text:p>
          </table:table-cell>
          <table:table-cell office:value-type="float" office:value="32.06" table:style-name="ce1">
            <text:p>32,06</text:p>
          </table:table-cell>
          <table:table-cell office:value-type="float" office:value="32.89" table:style-name="ce1">
            <text:p>32,89</text:p>
          </table:table-cell>
          <table:table-cell office:value-type="float" office:value="28.38" table:style-name="ce1">
            <text:p>28,38</text:p>
          </table:table-cell>
          <table:table-cell office:value-type="float" office:value="31.49" table:style-name="ce1">
            <text:p>31,49</text:p>
          </table:table-cell>
          <table:table-cell office:value-type="float" office:value="34.81" table:style-name="ce1">
            <text:p>34,81</text:p>
          </table:table-cell>
          <table:table-cell office:value-type="float" office:value="30" table:style-name="ce1">
            <text:p>30</text:p>
          </table:table-cell>
          <table:table-cell office:value-type="float" office:value="25.63" table:style-name="ce1">
            <text:p>25,63</text:p>
          </table:table-cell>
          <table:table-cell table:number-columns-repeated="16375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7.97" table:style-name="ce1">
            <text:p>27,97</text:p>
          </table:table-cell>
          <table:table-cell office:value-type="float" office:value="32.11" table:style-name="ce1">
            <text:p>32,11</text:p>
          </table:table-cell>
          <table:table-cell office:value-type="float" office:value="32.94" table:style-name="ce1">
            <text:p>32,94</text:p>
          </table:table-cell>
          <table:table-cell office:value-type="float" office:value="28.42" table:style-name="ce1">
            <text:p>28,42</text:p>
          </table:table-cell>
          <table:table-cell office:value-type="float" office:value="31.56" table:style-name="ce1">
            <text:p>31,56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0.05" table:style-name="ce1">
            <text:p>30,05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8.01" table:style-name="ce1">
            <text:p>28,01</text:p>
          </table:table-cell>
          <table:table-cell office:value-type="float" office:value="32.159999999999997" table:style-name="ce1">
            <text:p>32,16</text:p>
          </table:table-cell>
          <table:table-cell office:value-type="float" office:value="33" table:style-name="ce1">
            <text:p>33</text:p>
          </table:table-cell>
          <table:table-cell office:value-type="float" office:value="28.46" table:style-name="ce1">
            <text:p>28,46</text:p>
          </table:table-cell>
          <table:table-cell office:value-type="float" office:value="31.63" table:style-name="ce1">
            <text:p>31,63</text:p>
          </table:table-cell>
          <table:table-cell office:value-type="float" office:value="34.94" table:style-name="ce1">
            <text:p>34,94</text:p>
          </table:table-cell>
          <table:table-cell office:value-type="float" office:value="30.1" table:style-name="ce1">
            <text:p>30,1</text:p>
          </table:table-cell>
          <table:table-cell office:value-type="float" office:value="25.64" table:style-name="ce1">
            <text:p>25,64</text:p>
          </table:table-cell>
          <table:table-cell table:number-columns-repeated="16375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8.05" table:style-name="ce1">
            <text:p>28,05</text:p>
          </table:table-cell>
          <table:table-cell office:value-type="float" office:value="32.21" table:style-name="ce1">
            <text:p>32,21</text:p>
          </table:table-cell>
          <table:table-cell office:value-type="float" office:value="33.04" table:style-name="ce1">
            <text:p>33,04</text:p>
          </table:table-cell>
          <table:table-cell office:value-type="float" office:value="28.5" table:style-name="ce1">
            <text:p>28,5</text:p>
          </table:table-cell>
          <table:table-cell office:value-type="float" office:value="31.69" table:style-name="ce1">
            <text:p>31,69</text:p>
          </table:table-cell>
          <table:table-cell office:value-type="float" office:value="35" table:style-name="ce1">
            <text:p>35</text:p>
          </table:table-cell>
          <table:table-cell office:value-type="float" office:value="30.16" table:style-name="ce1">
            <text:p>30,16</text:p>
          </table:table-cell>
          <table:table-cell office:value-type="float" office:value="25.65" table:style-name="ce1">
            <text:p>25,65</text:p>
          </table:table-cell>
          <table:table-cell table:number-columns-repeated="16375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8.09" table:style-name="ce1">
            <text:p>28,09</text:p>
          </table:table-cell>
          <table:table-cell office:value-type="float" office:value="32.26" table:style-name="ce1">
            <text:p>32,26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28.53" table:style-name="ce1">
            <text:p>28,53</text:p>
          </table:table-cell>
          <table:table-cell office:value-type="float" office:value="31.75" table:style-name="ce1">
            <text:p>31,75</text:p>
          </table:table-cell>
          <table:table-cell office:value-type="float" office:value="35.06" table:style-name="ce1">
            <text:p>35,06</text:p>
          </table:table-cell>
          <table:table-cell office:value-type="float" office:value="30.21" table:style-name="ce1">
            <text:p>30,21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8.12" table:style-name="ce1">
            <text:p>28,12</text:p>
          </table:table-cell>
          <table:table-cell office:value-type="float" office:value="32.31" table:style-name="ce1">
            <text:p>32,31</text:p>
          </table:table-cell>
          <table:table-cell office:value-type="float" office:value="33.14" table:style-name="ce1">
            <text:p>33,14</text:p>
          </table:table-cell>
          <table:table-cell office:value-type="float" office:value="28.58" table:style-name="ce1">
            <text:p>28,58</text:p>
          </table:table-cell>
          <table:table-cell office:value-type="float" office:value="31.82" table:style-name="ce1">
            <text:p>31,82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0.27" table:style-name="ce1">
            <text:p>30,27</text:p>
          </table:table-cell>
          <table:table-cell office:value-type="float" office:value="25.67" table:style-name="ce1">
            <text:p>25,67</text:p>
          </table:table-cell>
          <table:table-cell table:number-columns-repeated="16375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8.16" table:style-name="ce1">
            <text:p>28,16</text:p>
          </table:table-cell>
          <table:table-cell office:value-type="float" office:value="32.36" table:style-name="ce1">
            <text:p>32,36</text:p>
          </table:table-cell>
          <table:table-cell office:value-type="float" office:value="33.19" table:style-name="ce1">
            <text:p>33,19</text:p>
          </table:table-cell>
          <table:table-cell office:value-type="float" office:value="28.62" table:style-name="ce1">
            <text:p>28,62</text:p>
          </table:table-cell>
          <table:table-cell office:value-type="float" office:value="31.88" table:style-name="ce1">
            <text:p>31,88</text:p>
          </table:table-cell>
          <table:table-cell office:value-type="float" office:value="35.19" table:style-name="ce1">
            <text:p>35,19</text:p>
          </table:table-cell>
          <table:table-cell office:value-type="float" office:value="30.32" table:style-name="ce1">
            <text:p>30,32</text:p>
          </table:table-cell>
          <table:table-cell office:value-type="float" office:value="25.66" table:style-name="ce1">
            <text:p>25,66</text:p>
          </table:table-cell>
          <table:table-cell table:number-columns-repeated="16375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8.2" table:style-name="ce1">
            <text:p>28,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3.24" table:style-name="ce1">
            <text:p>33,24</text:p>
          </table:table-cell>
          <table:table-cell office:value-type="float" office:value="28.66" table:style-name="ce1">
            <text:p>28,66</text:p>
          </table:table-cell>
          <table:table-cell office:value-type="float" office:value="31.95" table:style-name="ce1">
            <text:p>31,95</text:p>
          </table:table-cell>
          <table:table-cell office:value-type="float" office:value="35.25" table:style-name="ce1">
            <text:p>35,25</text:p>
          </table:table-cell>
          <table:table-cell office:value-type="float" office:value="30.37" table:style-name="ce1">
            <text:p>30,37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8.24" table:style-name="ce1">
            <text:p>28,24</text:p>
          </table:table-cell>
          <table:table-cell office:value-type="float" office:value="32.46" table:style-name="ce1">
            <text:p>32,46</text:p>
          </table:table-cell>
          <table:table-cell office:value-type="float" office:value="33.29" table:style-name="ce1">
            <text:p>33,29</text:p>
          </table:table-cell>
          <table:table-cell office:value-type="float" office:value="28.7" table:style-name="ce1">
            <text:p>28,7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35.32" table:style-name="ce1">
            <text:p>35,32</text:p>
          </table:table-cell>
          <table:table-cell office:value-type="float" office:value="30.42" table:style-name="ce1">
            <text:p>30,42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8.28" table:style-name="ce1">
            <text:p>28,28</text:p>
          </table:table-cell>
          <table:table-cell office:value-type="float" office:value="32.49" table:style-name="ce1">
            <text:p>32,49</text:p>
          </table:table-cell>
          <table:table-cell office:value-type="float" office:value="33.33" table:style-name="ce1">
            <text:p>33,33</text:p>
          </table:table-cell>
          <table:table-cell office:value-type="float" office:value="28.74" table:style-name="ce1">
            <text:p>28,74</text:p>
          </table:table-cell>
          <table:table-cell office:value-type="float" office:value="32.08" table:style-name="ce1">
            <text:p>32,08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0.48" table:style-name="ce1">
            <text:p>30,48</text:p>
          </table:table-cell>
          <table:table-cell office:value-type="float" office:value="25.68" table:style-name="ce1">
            <text:p>25,68</text:p>
          </table:table-cell>
          <table:table-cell table:number-columns-repeated="16375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8.31" table:style-name="ce1">
            <text:p>28,31</text:p>
          </table:table-cell>
          <table:table-cell office:value-type="float" office:value="32.54" table:style-name="ce1">
            <text:p>32,54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28.79" table:style-name="ce1">
            <text:p>28,79</text:p>
          </table:table-cell>
          <table:table-cell office:value-type="float" office:value="32.14" table:style-name="ce1">
            <text:p>32,14</text:p>
          </table:table-cell>
          <table:table-cell office:value-type="float" office:value="35.44" table:style-name="ce1">
            <text:p>35,44</text:p>
          </table:table-cell>
          <table:table-cell office:value-type="float" office:value="30.52" table:style-name="ce1">
            <text:p>30,52</text:p>
          </table:table-cell>
          <table:table-cell office:value-type="float" office:value="25.69" table:style-name="ce1">
            <text:p>25,69</text:p>
          </table:table-cell>
          <table:table-cell table:number-columns-repeated="16375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8.35" table:style-name="ce1">
            <text:p>28,35</text:p>
          </table:table-cell>
          <table:table-cell office:value-type="float" office:value="32.590000000000003" table:style-name="ce1">
            <text:p>32,59</text:p>
          </table:table-cell>
          <table:table-cell office:value-type="float" office:value="33.43" table:style-name="ce1">
            <text:p>33,43</text:p>
          </table:table-cell>
          <table:table-cell office:value-type="float" office:value="28.83" table:style-name="ce1">
            <text:p>28,83</text:p>
          </table:table-cell>
          <table:table-cell office:value-type="float" office:value="32.21" table:style-name="ce1">
            <text:p>32,21</text:p>
          </table:table-cell>
          <table:table-cell office:value-type="float" office:value="35.5" table:style-name="ce1">
            <text:p>35,5</text:p>
          </table:table-cell>
          <table:table-cell office:value-type="float" office:value="30.58" table:style-name="ce1">
            <text:p>30,58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8.39" table:style-name="ce1">
            <text:p>28,39</text:p>
          </table:table-cell>
          <table:table-cell office:value-type="float" office:value="32.64" table:style-name="ce1">
            <text:p>32,64</text:p>
          </table:table-cell>
          <table:table-cell office:value-type="float" office:value="33.47" table:style-name="ce1">
            <text:p>33,47</text:p>
          </table:table-cell>
          <table:table-cell office:value-type="float" office:value="28.86" table:style-name="ce1">
            <text:p>28,86</text:p>
          </table:table-cell>
          <table:table-cell office:value-type="float" office:value="32.270000000000003" table:style-name="ce1">
            <text:p>32,27</text:p>
          </table:table-cell>
          <table:table-cell office:value-type="float" office:value="35.56" table:style-name="ce1">
            <text:p>35,56</text:p>
          </table:table-cell>
          <table:table-cell office:value-type="float" office:value="30.63" table:style-name="ce1">
            <text:p>30,63</text:p>
          </table:table-cell>
          <table:table-cell office:value-type="float" office:value="25.7" table:style-name="ce1">
            <text:p>25,7</text:p>
          </table:table-cell>
          <table:table-cell table:number-columns-repeated="16375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8.43" table:style-name="ce1">
            <text:p>28,43</text:p>
          </table:table-cell>
          <table:table-cell office:value-type="float" office:value="32.68" table:style-name="ce1">
            <text:p>32,68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8.9" table:style-name="ce1">
            <text:p>28,9</text:p>
          </table:table-cell>
          <table:table-cell office:value-type="float" office:value="32.33" table:style-name="ce1">
            <text:p>32,33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0.68" table:style-name="ce1">
            <text:p>30,68</text:p>
          </table:table-cell>
          <table:table-cell office:value-type="float" office:value="25.71" table:style-name="ce1">
            <text:p>25,71</text:p>
          </table:table-cell>
          <table:table-cell table:number-columns-repeated="16375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8.47" table:style-name="ce1">
            <text:p>28,47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3.57" table:style-name="ce1">
            <text:p>33,57</text:p>
          </table:table-cell>
          <table:table-cell office:value-type="float" office:value="28.95" table:style-name="ce1">
            <text:p>28,95</text:p>
          </table:table-cell>
          <table:table-cell office:value-type="float" office:value="32.4" table:style-name="ce1">
            <text:p>32,4</text:p>
          </table:table-cell>
          <table:table-cell office:value-type="float" office:value="35.67" table:style-name="ce1">
            <text:p>35,67</text:p>
          </table:table-cell>
          <table:table-cell office:value-type="float" office:value="30.73" table:style-name="ce1">
            <text:p>30,73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8.5" table:style-name="ce1">
            <text:p>28,5</text:p>
          </table:table-cell>
          <table:table-cell office:value-type="float" office:value="32.78" table:style-name="ce1">
            <text:p>32,78</text:p>
          </table:table-cell>
          <table:table-cell office:value-type="float" office:value="33.61" table:style-name="ce1">
            <text:p>33,61</text:p>
          </table:table-cell>
          <table:table-cell office:value-type="float" office:value="28.99" table:style-name="ce1">
            <text:p>28,99</text:p>
          </table:table-cell>
          <table:table-cell office:value-type="float" office:value="32.46" table:style-name="ce1">
            <text:p>32,46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30.78" table:style-name="ce1">
            <text:p>30,78</text:p>
          </table:table-cell>
          <table:table-cell office:value-type="float" office:value="25.72" table:style-name="ce1">
            <text:p>25,72</text:p>
          </table:table-cell>
          <table:table-cell table:number-columns-repeated="16375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8.54" table:style-name="ce1">
            <text:p>28,54</text:p>
          </table:table-cell>
          <table:table-cell office:value-type="float" office:value="32.82" table:style-name="ce1">
            <text:p>32,82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9.03" table:style-name="ce1">
            <text:p>29,03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35.79" table:style-name="ce1">
            <text:p>35,79</text:p>
          </table:table-cell>
          <table:table-cell office:value-type="float" office:value="30.83" table:style-name="ce1">
            <text:p>30,83</text:p>
          </table:table-cell>
          <table:table-cell office:value-type="float" office:value="25.73" table:style-name="ce1">
            <text:p>25,73</text:p>
          </table:table-cell>
          <table:table-cell table:number-columns-repeated="16375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8.58" table:style-name="ce1">
            <text:p>28,58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29.06" table:style-name="ce1">
            <text:p>29,06</text:p>
          </table:table-cell>
          <table:table-cell office:value-type="float" office:value="32.58" table:style-name="ce1">
            <text:p>32,58</text:p>
          </table:table-cell>
          <table:table-cell office:value-type="float" office:value="35.85" table:style-name="ce1">
            <text:p>35,85</text:p>
          </table:table-cell>
          <table:table-cell office:value-type="float" office:value="30.88" table:style-name="ce1">
            <text:p>30,88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8.62" table:style-name="ce1">
            <text:p>28,62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3.75" table:style-name="ce1">
            <text:p>33,75</text:p>
          </table:table-cell>
          <table:table-cell office:value-type="float" office:value="29.11" table:style-name="ce1">
            <text:p>29,11</text:p>
          </table:table-cell>
          <table:table-cell office:value-type="float" office:value="32.64" table:style-name="ce1">
            <text:p>32,64</text:p>
          </table:table-cell>
          <table:table-cell office:value-type="float" office:value="35.9" table:style-name="ce1">
            <text:p>35,9</text:p>
          </table:table-cell>
          <table:table-cell office:value-type="float" office:value="30.93" table:style-name="ce1">
            <text:p>30,93</text:p>
          </table:table-cell>
          <table:table-cell office:value-type="float" office:value="25.74" table:style-name="ce1">
            <text:p>25,74</text:p>
          </table:table-cell>
          <table:table-cell table:number-columns-repeated="16375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8.66" table:style-name="ce1">
            <text:p>28,66</text:p>
          </table:table-cell>
          <table:table-cell office:value-type="float" office:value="32.96" table:style-name="ce1">
            <text:p>32,96</text:p>
          </table:table-cell>
          <table:table-cell office:value-type="float" office:value="33.79" table:style-name="ce1">
            <text:p>33,79</text:p>
          </table:table-cell>
          <table:table-cell office:value-type="float" office:value="29.14" table:style-name="ce1">
            <text:p>29,14</text:p>
          </table:table-cell>
          <table:table-cell office:value-type="float" office:value="32.71" table:style-name="ce1">
            <text:p>32,71</text:p>
          </table:table-cell>
          <table:table-cell office:value-type="float" office:value="35.96" table:style-name="ce1">
            <text:p>35,96</text:p>
          </table:table-cell>
          <table:table-cell office:value-type="float" office:value="30.98" table:style-name="ce1">
            <text:p>30,98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8.69" table:style-name="ce1">
            <text:p>28,69</text:p>
          </table:table-cell>
          <table:table-cell office:value-type="float" office:value="33.01" table:style-name="ce1">
            <text:p>33,01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29.19" table:style-name="ce1">
            <text:p>29,19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03" table:style-name="ce1">
            <text:p>31,03</text:p>
          </table:table-cell>
          <table:table-cell office:value-type="float" office:value="25.75" table:style-name="ce1">
            <text:p>25,75</text:p>
          </table:table-cell>
          <table:table-cell table:number-columns-repeated="16375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8.73" table:style-name="ce1">
            <text:p>28,73</text:p>
          </table:table-cell>
          <table:table-cell office:value-type="float" office:value="33.049999999999997" table:style-name="ce1">
            <text:p>33,05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29.22" table:style-name="ce1">
            <text:p>29,22</text:p>
          </table:table-cell>
          <table:table-cell office:value-type="float" office:value="32.83" table:style-name="ce1">
            <text:p>32,83</text:p>
          </table:table-cell>
          <table:table-cell office:value-type="float" office:value="36.08" table:style-name="ce1">
            <text:p>36,08</text:p>
          </table:table-cell>
          <table:table-cell office:value-type="float" office:value="31.09" table:style-name="ce1">
            <text:p>31,09</text:p>
          </table:table-cell>
          <table:table-cell office:value-type="float" office:value="25.76" table:style-name="ce1">
            <text:p>25,76</text:p>
          </table:table-cell>
          <table:table-cell table:number-columns-repeated="16375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8.77" table:style-name="ce1">
            <text:p>28,77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3.93" table:style-name="ce1">
            <text:p>33,93</text:p>
          </table:table-cell>
          <table:table-cell office:value-type="float" office:value="29.26" table:style-name="ce1">
            <text:p>29,26</text:p>
          </table:table-cell>
          <table:table-cell office:value-type="float" office:value="32.89" table:style-name="ce1">
            <text:p>32,89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31.13" table:style-name="ce1">
            <text:p>31,13</text:p>
          </table:table-cell>
          <table:table-cell office:value-type="float" office:value="25.77" table:style-name="ce1">
            <text:p>25,77</text:p>
          </table:table-cell>
          <table:table-cell table:number-columns-repeated="16375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.81" table:style-name="ce1">
            <text:p>28,81</text:p>
          </table:table-cell>
          <table:table-cell office:value-type="float" office:value="33.14" table:style-name="ce1">
            <text:p>33,14</text:p>
          </table:table-cell>
          <table:table-cell office:value-type="float" office:value="33.97" table:style-name="ce1">
            <text:p>33,97</text:p>
          </table:table-cell>
          <table:table-cell office:value-type="float" office:value="29.31" table:style-name="ce1">
            <text:p>29,31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6.19" table:style-name="ce1">
            <text:p>36,19</text:p>
          </table:table-cell>
          <table:table-cell office:value-type="float" office:value="31.17" table:style-name="ce1">
            <text:p>31,17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.84" table:style-name="ce1">
            <text:p>28,84</text:p>
          </table:table-cell>
          <table:table-cell office:value-type="float" office:value="33.18" table:style-name="ce1">
            <text:p>33,18</text:p>
          </table:table-cell>
          <table:table-cell office:value-type="float" office:value="34.01" table:style-name="ce1">
            <text:p>34,01</text:p>
          </table:table-cell>
          <table:table-cell office:value-type="float" office:value="29.35" table:style-name="ce1">
            <text:p>29,35</text:p>
          </table:table-cell>
          <table:table-cell office:value-type="float" office:value="33.01" table:style-name="ce1">
            <text:p>33,01</text:p>
          </table:table-cell>
          <table:table-cell office:value-type="float" office:value="36.25" table:style-name="ce1">
            <text:p>36,25</text:p>
          </table:table-cell>
          <table:table-cell office:value-type="float" office:value="31.22" table:style-name="ce1">
            <text:p>31,22</text:p>
          </table:table-cell>
          <table:table-cell office:value-type="float" office:value="25.78" table:style-name="ce1">
            <text:p>25,78</text:p>
          </table:table-cell>
          <table:table-cell table:number-columns-repeated="16375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.88" table:style-name="ce1">
            <text:p>28,88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4.06" table:style-name="ce1">
            <text:p>34,06</text:p>
          </table:table-cell>
          <table:table-cell office:value-type="float" office:value="29.39" table:style-name="ce1">
            <text:p>29,39</text:p>
          </table:table-cell>
          <table:table-cell office:value-type="float" office:value="33.07" table:style-name="ce1">
            <text:p>33,07</text:p>
          </table:table-cell>
          <table:table-cell office:value-type="float" office:value="36.31" table:style-name="ce1">
            <text:p>36,31</text:p>
          </table:table-cell>
          <table:table-cell office:value-type="float" office:value="31.27" table:style-name="ce1">
            <text:p>31,27</text:p>
          </table:table-cell>
          <table:table-cell office:value-type="float" office:value="25.79" table:style-name="ce1">
            <text:p>25,79</text:p>
          </table:table-cell>
          <table:table-cell table:number-columns-repeated="16375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.92" table:style-name="ce1">
            <text:p>28,92</text:p>
          </table:table-cell>
          <table:table-cell office:value-type="float" office:value="33.270000000000003" table:style-name="ce1">
            <text:p>33,27</text:p>
          </table:table-cell>
          <table:table-cell office:value-type="float" office:value="34.1" table:style-name="ce1">
            <text:p>34,1</text:p>
          </table:table-cell>
          <table:table-cell office:value-type="float" office:value="29.42" table:style-name="ce1">
            <text:p>29,42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6.36" table:style-name="ce1">
            <text:p>36,36</text:p>
          </table:table-cell>
          <table:table-cell office:value-type="float" office:value="31.32" table:style-name="ce1">
            <text:p>31,32</text:p>
          </table:table-cell>
          <table:table-cell office:value-type="float" office:value="25.8" table:style-name="ce1">
            <text:p>25,8</text:p>
          </table:table-cell>
          <table:table-cell table:number-columns-repeated="16375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8.96" table:style-name="ce1">
            <text:p>28,96</text:p>
          </table:table-cell>
          <table:table-cell office:value-type="float" office:value="33.32" table:style-name="ce1">
            <text:p>33,32</text:p>
          </table:table-cell>
          <table:table-cell office:value-type="float" office:value="34.14" table:style-name="ce1">
            <text:p>34,14</text:p>
          </table:table-cell>
          <table:table-cell office:value-type="float" office:value="29.46" table:style-name="ce1">
            <text:p>29,46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36.42" table:style-name="ce1">
            <text:p>36,42</text:p>
          </table:table-cell>
          <table:table-cell office:value-type="float" office:value="31.36" table:style-name="ce1">
            <text:p>31,36</text:p>
          </table:table-cell>
          <table:table-cell office:value-type="float" office:value="25.81" table:style-name="ce1">
            <text:p>25,81</text:p>
          </table:table-cell>
          <table:table-cell table:number-columns-repeated="16375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" table:style-name="ce1">
            <text:p>29</text:p>
          </table:table-cell>
          <table:table-cell office:value-type="float" office:value="33.36" table:style-name="ce1">
            <text:p>33,36</text:p>
          </table:table-cell>
          <table:table-cell office:value-type="float" office:value="34.18" table:style-name="ce1">
            <text:p>34,18</text:p>
          </table:table-cell>
          <table:table-cell office:value-type="float" office:value="29.5" table:style-name="ce1">
            <text:p>29,5</text:p>
          </table:table-cell>
          <table:table-cell office:value-type="float" office:value="33.25" table:style-name="ce1">
            <text:p>33,25</text:p>
          </table:table-cell>
          <table:table-cell office:value-type="float" office:value="36.47" table:style-name="ce1">
            <text:p>36,47</text:p>
          </table:table-cell>
          <table:table-cell office:value-type="float" office:value="31.42" table:style-name="ce1">
            <text:p>31,42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.03" table:style-name="ce1">
            <text:p>29,03</text:p>
          </table:table-cell>
          <table:table-cell office:value-type="float" office:value="33.4" table:style-name="ce1">
            <text:p>33,4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9.54" table:style-name="ce1">
            <text:p>29,54</text:p>
          </table:table-cell>
          <table:table-cell office:value-type="float" office:value="33.31" table:style-name="ce1">
            <text:p>33,31</text:p>
          </table:table-cell>
          <table:table-cell office:value-type="float" office:value="36.53" table:style-name="ce1">
            <text:p>36,53</text:p>
          </table:table-cell>
          <table:table-cell office:value-type="float" office:value="31.47" table:style-name="ce1">
            <text:p>31,47</text:p>
          </table:table-cell>
          <table:table-cell office:value-type="float" office:value="25.82" table:style-name="ce1">
            <text:p>25,82</text:p>
          </table:table-cell>
          <table:table-cell table:number-columns-repeated="16375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.07" table:style-name="ce1">
            <text:p>29,07</text:p>
          </table:table-cell>
          <table:table-cell office:value-type="float" office:value="33.44" table:style-name="ce1">
            <text:p>33,44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9.58" table:style-name="ce1">
            <text:p>29,5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36.58" table:style-name="ce1">
            <text:p>36,58</text:p>
          </table:table-cell>
          <table:table-cell office:value-type="float" office:value="31.51" table:style-name="ce1">
            <text:p>31,51</text:p>
          </table:table-cell>
          <table:table-cell office:value-type="float" office:value="25.83" table:style-name="ce1">
            <text:p>25,83</text:p>
          </table:table-cell>
          <table:table-cell table:number-columns-repeated="16375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.11" table:style-name="ce1">
            <text:p>29,11</text:p>
          </table:table-cell>
          <table:table-cell office:value-type="float" office:value="33.49" table:style-name="ce1">
            <text:p>33,49</text:p>
          </table:table-cell>
          <table:table-cell office:value-type="float" office:value="34.31" table:style-name="ce1">
            <text:p>34,31</text:p>
          </table:table-cell>
          <table:table-cell office:value-type="float" office:value="29.62" table:style-name="ce1">
            <text:p>29,62</text:p>
          </table:table-cell>
          <table:table-cell office:value-type="float" office:value="33.43" table:style-name="ce1">
            <text:p>33,43</text:p>
          </table:table-cell>
          <table:table-cell office:value-type="float" office:value="36.630000000000003" table:style-name="ce1">
            <text:p>36,63</text:p>
          </table:table-cell>
          <table:table-cell office:value-type="float" office:value="31.56" table:style-name="ce1">
            <text:p>31,56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.15" table:style-name="ce1">
            <text:p>29,15</text:p>
          </table:table-cell>
          <table:table-cell office:value-type="float" office:value="33.53" table:style-name="ce1">
            <text:p>33,53</text:p>
          </table:table-cell>
          <table:table-cell office:value-type="float" office:value="34.35" table:style-name="ce1">
            <text:p>34,35</text:p>
          </table:table-cell>
          <table:table-cell office:value-type="float" office:value="29.65" table:style-name="ce1">
            <text:p>29,65</text:p>
          </table:table-cell>
          <table:table-cell office:value-type="float" office:value="33.49" table:style-name="ce1">
            <text:p>33,49</text:p>
          </table:table-cell>
          <table:table-cell office:value-type="float" office:value="36.69" table:style-name="ce1">
            <text:p>36,69</text:p>
          </table:table-cell>
          <table:table-cell office:value-type="float" office:value="31.61" table:style-name="ce1">
            <text:p>31,61</text:p>
          </table:table-cell>
          <table:table-cell office:value-type="float" office:value="25.84" table:style-name="ce1">
            <text:p>25,84</text:p>
          </table:table-cell>
          <table:table-cell table:number-columns-repeated="16375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9.18" table:style-name="ce1">
            <text:p>29,18</text:p>
          </table:table-cell>
          <table:table-cell office:value-type="float" office:value="33.57" table:style-name="ce1">
            <text:p>33,57</text:p>
          </table:table-cell>
          <table:table-cell office:value-type="float" office:value="34.39" table:style-name="ce1">
            <text:p>34,39</text:p>
          </table:table-cell>
          <table:table-cell office:value-type="float" office:value="29.7" table:style-name="ce1">
            <text:p>29,7</text:p>
          </table:table-cell>
          <table:table-cell office:value-type="float" office:value="33.54" table:style-name="ce1">
            <text:p>33,54</text:p>
          </table:table-cell>
          <table:table-cell office:value-type="float" office:value="36.75" table:style-name="ce1">
            <text:p>36,75</text:p>
          </table:table-cell>
          <table:table-cell office:value-type="float" office:value="31.65" table:style-name="ce1">
            <text:p>31,65</text:p>
          </table:table-cell>
          <table:table-cell office:value-type="float" office:value="25.85" table:style-name="ce1">
            <text:p>25,85</text:p>
          </table:table-cell>
          <table:table-cell table:number-columns-repeated="16375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9.23" table:style-name="ce1">
            <text:p>29,23</text:p>
          </table:table-cell>
          <table:table-cell office:value-type="float" office:value="33.61" table:style-name="ce1">
            <text:p>33,61</text:p>
          </table:table-cell>
          <table:table-cell office:value-type="float" office:value="34.44" table:style-name="ce1">
            <text:p>34,44</text:p>
          </table:table-cell>
          <table:table-cell office:value-type="float" office:value="29.73" table:style-name="ce1">
            <text:p>29,73</text:p>
          </table:table-cell>
          <table:table-cell office:value-type="float" office:value="33.61" table:style-name="ce1">
            <text:p>33,6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1.69" table:style-name="ce1">
            <text:p>31,69</text:p>
          </table:table-cell>
          <table:table-cell office:value-type="float" office:value="25.86" table:style-name="ce1">
            <text:p>25,86</text:p>
          </table:table-cell>
          <table:table-cell table:number-columns-repeated="16375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9.26" table:style-name="ce1">
            <text:p>29,26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29.77" table:style-name="ce1">
            <text:p>29,77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6.85" table:style-name="ce1">
            <text:p>36,85</text:p>
          </table:table-cell>
          <table:table-cell office:value-type="float" office:value="31.74" table:style-name="ce1">
            <text:p>31,74</text:p>
          </table:table-cell>
          <table:table-cell office:value-type="float" office:value="25.87" table:style-name="ce1">
            <text:p>25,87</text:p>
          </table:table-cell>
          <table:table-cell table:number-columns-repeated="16375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9.3" table:style-name="ce1">
            <text:p>29,3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34.51" table:style-name="ce1">
            <text:p>34,51</text:p>
          </table:table-cell>
          <table:table-cell office:value-type="float" office:value="29.81" table:style-name="ce1">
            <text:p>29,81</text:p>
          </table:table-cell>
          <table:table-cell office:value-type="float" office:value="33.72" table:style-name="ce1">
            <text:p>33,72</text:p>
          </table:table-cell>
          <table:table-cell office:value-type="float" office:value="36.9" table:style-name="ce1">
            <text:p>36,9</text:p>
          </table:table-cell>
          <table:table-cell office:value-type="float" office:value="31.8" table:style-name="ce1">
            <text:p>31,8</text:p>
          </table:table-cell>
          <table:table-cell office:value-type="float" office:value="25.88" table:style-name="ce1">
            <text:p>25,88</text:p>
          </table:table-cell>
          <table:table-cell table:number-columns-repeated="16375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9.33" table:style-name="ce1">
            <text:p>29,33</text:p>
          </table:table-cell>
          <table:table-cell office:value-type="float" office:value="33.74" table:style-name="ce1">
            <text:p>33,74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29.85" table:style-name="ce1">
            <text:p>29,85</text:p>
          </table:table-cell>
          <table:table-cell office:value-type="float" office:value="33.78" table:style-name="ce1">
            <text:p>33,78</text:p>
          </table:table-cell>
          <table:table-cell office:value-type="float" office:value="36.96" table:style-name="ce1">
            <text:p>36,96</text:p>
          </table:table-cell>
          <table:table-cell office:value-type="float" office:value="31.84" table:style-name="ce1">
            <text:p>31,84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9.37" table:style-name="ce1">
            <text:p>29,37</text:p>
          </table:table-cell>
          <table:table-cell office:value-type="float" office:value="33.78" table:style-name="ce1">
            <text:p>33,78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29.89" table:style-name="ce1">
            <text:p>29,89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37.01" table:style-name="ce1">
            <text:p>37,01</text:p>
          </table:table-cell>
          <table:table-cell office:value-type="float" office:value="31.88" table:style-name="ce1">
            <text:p>31,88</text:p>
          </table:table-cell>
          <table:table-cell office:value-type="float" office:value="25.89" table:style-name="ce1">
            <text:p>25,89</text:p>
          </table:table-cell>
          <table:table-cell table:number-columns-repeated="16375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9.41" table:style-name="ce1">
            <text:p>29,41</text:p>
          </table:table-cell>
          <table:table-cell office:value-type="float" office:value="33.82" table:style-name="ce1">
            <text:p>33,82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9.93" table:style-name="ce1">
            <text:p>29,93</text:p>
          </table:table-cell>
          <table:table-cell office:value-type="float" office:value="33.89" table:style-name="ce1">
            <text:p>33,89</text:p>
          </table:table-cell>
          <table:table-cell office:value-type="float" office:value="37.06" table:style-name="ce1">
            <text:p>37,06</text:p>
          </table:table-cell>
          <table:table-cell office:value-type="float" office:value="31.92" table:style-name="ce1">
            <text:p>31,92</text:p>
          </table:table-cell>
          <table:table-cell office:value-type="float" office:value="25.91" table:style-name="ce1">
            <text:p>25,91</text:p>
          </table:table-cell>
          <table:table-cell table:number-columns-repeated="16375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9.45" table:style-name="ce1">
            <text:p>29,45</text:p>
          </table:table-cell>
          <table:table-cell office:value-type="float" office:value="33.86" table:style-name="ce1">
            <text:p>33,86</text:p>
          </table:table-cell>
          <table:table-cell office:value-type="float" office:value="34.68" table:style-name="ce1">
            <text:p>34,68</text:p>
          </table:table-cell>
          <table:table-cell office:value-type="float" office:value="29.97" table:style-name="ce1">
            <text:p>29,97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1.97" table:style-name="ce1">
            <text:p>31,97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9.49" table:style-name="ce1">
            <text:p>29,49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4.71" table:style-name="ce1">
            <text:p>34,71</text:p>
          </table:table-cell>
          <table:table-cell office:value-type="float" office:value="30.01" table:style-name="ce1">
            <text:p>30,01</text:p>
          </table:table-cell>
          <table:table-cell office:value-type="float" office:value="34.01" table:style-name="ce1">
            <text:p>34,01</text:p>
          </table:table-cell>
          <table:table-cell office:value-type="float" office:value="37.17" table:style-name="ce1">
            <text:p>37,17</text:p>
          </table:table-cell>
          <table:table-cell office:value-type="float" office:value="32.01" table:style-name="ce1">
            <text:p>32,01</text:p>
          </table:table-cell>
          <table:table-cell office:value-type="float" office:value="25.92" table:style-name="ce1">
            <text:p>25,92</text:p>
          </table:table-cell>
          <table:table-cell table:number-columns-repeated="16375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9.52" table:style-name="ce1">
            <text:p>29,52</text:p>
          </table:table-cell>
          <table:table-cell office:value-type="float" office:value="33.94" table:style-name="ce1">
            <text:p>33,94</text:p>
          </table:table-cell>
          <table:table-cell office:value-type="float" office:value="34.75" table:style-name="ce1">
            <text:p>34,75</text:p>
          </table:table-cell>
          <table:table-cell office:value-type="float" office:value="30.04" table:style-name="ce1">
            <text:p>30,04</text:p>
          </table:table-cell>
          <table:table-cell office:value-type="float" office:value="34.07" table:style-name="ce1">
            <text:p>34,07</text:p>
          </table:table-cell>
          <table:table-cell office:value-type="float" office:value="37.22" table:style-name="ce1">
            <text:p>37,22</text:p>
          </table:table-cell>
          <table:table-cell office:value-type="float" office:value="32.049999999999997" table:style-name="ce1">
            <text:p>32,05</text:p>
          </table:table-cell>
          <table:table-cell office:value-type="float" office:value="25.93" table:style-name="ce1">
            <text:p>25,93</text:p>
          </table:table-cell>
          <table:table-cell table:number-columns-repeated="16375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9.56" table:style-name="ce1">
            <text:p>29,56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4.79" table:style-name="ce1">
            <text:p>34,79</text:p>
          </table:table-cell>
          <table:table-cell office:value-type="float" office:value="30.08" table:style-name="ce1">
            <text:p>30,08</text:p>
          </table:table-cell>
          <table:table-cell office:value-type="float" office:value="34.119999999999997" table:style-name="ce1">
            <text:p>34,12</text:p>
          </table:table-cell>
          <table:table-cell office:value-type="float" office:value="37.270000000000003" table:style-name="ce1">
            <text:p>37,27</text:p>
          </table:table-cell>
          <table:table-cell office:value-type="float" office:value="32.1" table:style-name="ce1">
            <text:p>32,1</text:p>
          </table:table-cell>
          <table:table-cell office:value-type="float" office:value="25.94" table:style-name="ce1">
            <text:p>25,94</text:p>
          </table:table-cell>
          <table:table-cell table:number-columns-repeated="16375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9.6" table:style-name="ce1">
            <text:p>29,6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34.83" table:style-name="ce1">
            <text:p>34,83</text:p>
          </table:table-cell>
          <table:table-cell office:value-type="float" office:value="30.11" table:style-name="ce1">
            <text:p>30,11</text:p>
          </table:table-cell>
          <table:table-cell office:value-type="float" office:value="34.18" table:style-name="ce1">
            <text:p>34,18</text:p>
          </table:table-cell>
          <table:table-cell office:value-type="float" office:value="37.33" table:style-name="ce1">
            <text:p>37,33</text:p>
          </table:table-cell>
          <table:table-cell office:value-type="float" office:value="32.15" table:style-name="ce1">
            <text:p>32,15</text:p>
          </table:table-cell>
          <table:table-cell office:value-type="float" office:value="25.95" table:style-name="ce1">
            <text:p>25,95</text:p>
          </table:table-cell>
          <table:table-cell table:number-columns-repeated="16375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9.63" table:style-name="ce1">
            <text:p>29,63</text:p>
          </table:table-cell>
          <table:table-cell office:value-type="float" office:value="34.06" table:style-name="ce1">
            <text:p>34,06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0.16" table:style-name="ce1">
            <text:p>30,16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25.96" table:style-name="ce1">
            <text:p>25,96</text:p>
          </table:table-cell>
          <table:table-cell table:number-columns-repeated="16375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29.67" table:style-name="ce1">
            <text:p>29,67</text:p>
          </table:table-cell>
          <table:table-cell office:value-type="float" office:value="34.1" table:style-name="ce1">
            <text:p>34,1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0.2" table:style-name="ce1">
            <text:p>30,2</text:p>
          </table:table-cell>
          <table:table-cell office:value-type="float" office:value="34.29" table:style-name="ce1">
            <text:p>34,29</text:p>
          </table:table-cell>
          <table:table-cell office:value-type="float" office:value="37.43" table:style-name="ce1">
            <text:p>37,43</text:p>
          </table:table-cell>
          <table:table-cell office:value-type="float" office:value="32.24" table:style-name="ce1">
            <text:p>32,24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9.71" table:style-name="ce1">
            <text:p>29,71</text:p>
          </table:table-cell>
          <table:table-cell office:value-type="float" office:value="34.15" table:style-name="ce1">
            <text:p>34,15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0.23" table:style-name="ce1">
            <text:p>30,23</text:p>
          </table:table-cell>
          <table:table-cell office:value-type="float" office:value="34.35" table:style-name="ce1">
            <text:p>34,35</text:p>
          </table:table-cell>
          <table:table-cell office:value-type="float" office:value="37.47" table:style-name="ce1">
            <text:p>37,47</text:p>
          </table:table-cell>
          <table:table-cell office:value-type="float" office:value="32.28" table:style-name="ce1">
            <text:p>32,28</text:p>
          </table:table-cell>
          <table:table-cell office:value-type="float" office:value="25.97" table:style-name="ce1">
            <text:p>25,97</text:p>
          </table:table-cell>
          <table:table-cell table:number-columns-repeated="16375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9.75" table:style-name="ce1">
            <text:p>29,75</text:p>
          </table:table-cell>
          <table:table-cell office:value-type="float" office:value="34.18" table:style-name="ce1">
            <text:p>34,18</text:p>
          </table:table-cell>
          <table:table-cell office:value-type="float" office:value="34.99" table:style-name="ce1">
            <text:p>34,99</text:p>
          </table:table-cell>
          <table:table-cell office:value-type="float" office:value="30.27" table:style-name="ce1">
            <text:p>30,27</text:p>
          </table:table-cell>
          <table:table-cell office:value-type="float" office:value="34.4" table:style-name="ce1">
            <text:p>34,4</text:p>
          </table:table-cell>
          <table:table-cell office:value-type="float" office:value="37.53" table:style-name="ce1">
            <text:p>37,53</text:p>
          </table:table-cell>
          <table:table-cell office:value-type="float" office:value="32.32" table:style-name="ce1">
            <text:p>32,32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9.78" table:style-name="ce1">
            <text:p>29,78</text:p>
          </table:table-cell>
          <table:table-cell office:value-type="float" office:value="34.22" table:style-name="ce1">
            <text:p>34,22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0.31" table:style-name="ce1">
            <text:p>30,31</text:p>
          </table:table-cell>
          <table:table-cell office:value-type="float" office:value="34.46" table:style-name="ce1">
            <text:p>34,46</text:p>
          </table:table-cell>
          <table:table-cell office:value-type="float" office:value="37.58" table:style-name="ce1">
            <text:p>37,58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25.99" table:style-name="ce1">
            <text:p>25,99</text:p>
          </table:table-cell>
          <table:table-cell table:number-columns-repeated="16375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29.82" table:style-name="ce1">
            <text:p>29,82</text:p>
          </table:table-cell>
          <table:table-cell office:value-type="float" office:value="34.26" table:style-name="ce1">
            <text:p>34,26</text:p>
          </table:table-cell>
          <table:table-cell office:value-type="float" office:value="35.06" table:style-name="ce1">
            <text:p>35,06</text:p>
          </table:table-cell>
          <table:table-cell office:value-type="float" office:value="30.35" table:style-name="ce1">
            <text:p>30,35</text:p>
          </table:table-cell>
          <table:table-cell office:value-type="float" office:value="34.51" table:style-name="ce1">
            <text:p>34,51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26" table:style-name="ce1">
            <text:p>26</text:p>
          </table:table-cell>
          <table:table-cell table:number-columns-repeated="16375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9.85" table:style-name="ce1">
            <text:p>29,8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35.090000000000003" table:style-name="ce1">
            <text:p>35,09</text:p>
          </table:table-cell>
          <table:table-cell office:value-type="float" office:value="30.38" table:style-name="ce1">
            <text:p>30,38</text:p>
          </table:table-cell>
          <table:table-cell office:value-type="float" office:value="34.57" table:style-name="ce1">
            <text:p>34,57</text:p>
          </table:table-cell>
          <table:table-cell office:value-type="float" office:value="37.67" table:style-name="ce1">
            <text:p>37,67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26.02" table:style-name="ce1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9.89" table:style-name="ce1">
            <text:p>29,89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5.14" table:style-name="ce1">
            <text:p>35,14</text:p>
          </table:table-cell>
          <table:table-cell office:value-type="float" office:value="30.42" table:style-name="ce1">
            <text:p>30,42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2.49" table:style-name="ce1">
            <text:p>32,49</text:p>
          </table:table-cell>
          <table:table-cell office:value-type="float" office:value="26.02" table:style-name="ce1">
            <text:p>26,02</text:p>
          </table:table-cell>
          <table:table-cell table:number-columns-repeated="16375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9.93" table:style-name="ce1">
            <text:p>29,93</text:p>
          </table:table-cell>
          <table:table-cell office:value-type="float" office:value="34.380000000000003" table:style-name="ce1">
            <text:p>34,38</text:p>
          </table:table-cell>
          <table:table-cell office:value-type="float" office:value="35.17" table:style-name="ce1">
            <text:p>35,17</text:p>
          </table:table-cell>
          <table:table-cell office:value-type="float" office:value="30.46" table:style-name="ce1">
            <text:p>30,46</text:p>
          </table:table-cell>
          <table:table-cell office:value-type="float" office:value="34.67" table:style-name="ce1">
            <text:p>34,67</text:p>
          </table:table-cell>
          <table:table-cell office:value-type="float" office:value="37.78" table:style-name="ce1">
            <text:p>37,78</text:p>
          </table:table-cell>
          <table:table-cell office:value-type="float" office:value="32.53" table:style-name="ce1">
            <text:p>32,53</text:p>
          </table:table-cell>
          <table:table-cell office:value-type="float" office:value="26.04" table:style-name="ce1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9.96" table:style-name="ce1">
            <text:p>29,96</text:p>
          </table:table-cell>
          <table:table-cell office:value-type="float" office:value="34.42" table:style-name="ce1">
            <text:p>34,42</text:p>
          </table:table-cell>
          <table:table-cell office:value-type="float" office:value="35.21" table:style-name="ce1">
            <text:p>35,21</text:p>
          </table:table-cell>
          <table:table-cell office:value-type="float" office:value="30.5" table:style-name="ce1">
            <text:p>30,5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7.82" table:style-name="ce1">
            <text:p>37,82</text:p>
          </table:table-cell>
          <table:table-cell office:value-type="float" office:value="32.57" table:style-name="ce1">
            <text:p>32,57</text:p>
          </table:table-cell>
          <table:table-cell office:value-type="float" office:value="26.04" table:style-name="ce1">
            <text:p>26,04</text:p>
          </table:table-cell>
          <table:table-cell table:number-columns-repeated="16375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0" table:style-name="ce1">
            <text:p>30</text:p>
          </table:table-cell>
          <table:table-cell office:value-type="float" office:value="34.46" table:style-name="ce1">
            <text:p>34,46</text:p>
          </table:table-cell>
          <table:table-cell office:value-type="float" office:value="35.25" table:style-name="ce1">
            <text:p>35,25</text:p>
          </table:table-cell>
          <table:table-cell office:value-type="float" office:value="30.53" table:style-name="ce1">
            <text:p>30,53</text:p>
          </table:table-cell>
          <table:table-cell office:value-type="float" office:value="34.78" table:style-name="ce1">
            <text:p>34,7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2.619999999999997" table:style-name="ce1">
            <text:p>32,62</text:p>
          </table:table-cell>
          <table:table-cell office:value-type="float" office:value="26.06" table:style-name="ce1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0.04" table:style-name="ce1">
            <text:p>30,04</text:p>
          </table:table-cell>
          <table:table-cell office:value-type="float" office:value="34.49" table:style-name="ce1">
            <text:p>34,49</text:p>
          </table:table-cell>
          <table:table-cell office:value-type="float" office:value="35.28" table:style-name="ce1">
            <text:p>35,28</text:p>
          </table:table-cell>
          <table:table-cell office:value-type="float" office:value="30.56" table:style-name="ce1">
            <text:p>30,56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7.93" table:style-name="ce1">
            <text:p>37,93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6.06" table:style-name="ce1">
            <text:p>26,06</text:p>
          </table:table-cell>
          <table:table-cell table:number-columns-repeated="16375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0.08" table:style-name="ce1">
            <text:p>30,08</text:p>
          </table:table-cell>
          <table:table-cell office:value-type="float" office:value="34.53" table:style-name="ce1">
            <text:p>34,53</text:p>
          </table:table-cell>
          <table:table-cell office:value-type="float" office:value="35.32" table:style-name="ce1">
            <text:p>35,32</text:p>
          </table:table-cell>
          <table:table-cell office:value-type="float" office:value="30.6" table:style-name="ce1">
            <text:p>30,6</text:p>
          </table:table-cell>
          <table:table-cell office:value-type="float" office:value="34.89" table:style-name="ce1">
            <text:p>34,89</text:p>
          </table:table-cell>
          <table:table-cell office:value-type="float" office:value="37.97" table:style-name="ce1">
            <text:p>37,97</text:p>
          </table:table-cell>
          <table:table-cell office:value-type="float" office:value="32.69" table:style-name="ce1">
            <text:p>32,69</text:p>
          </table:table-cell>
          <table:table-cell office:value-type="float" office:value="26.07" table:style-name="ce1">
            <text:p>26,07</text:p>
          </table:table-cell>
          <table:table-cell table:number-columns-repeated="16375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0.11" table:style-name="ce1">
            <text:p>30,11</text:p>
          </table:table-cell>
          <table:table-cell office:value-type="float" office:value="34.57" table:style-name="ce1">
            <text:p>34,57</text:p>
          </table:table-cell>
          <table:table-cell office:value-type="float" office:value="35.36" table:style-name="ce1">
            <text:p>35,36</text:p>
          </table:table-cell>
          <table:table-cell office:value-type="float" office:value="30.64" table:style-name="ce1">
            <text:p>30,64</text:p>
          </table:table-cell>
          <table:table-cell office:value-type="float" office:value="34.94" table:style-name="ce1">
            <text:p>34,94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2.74" table:style-name="ce1">
            <text:p>32,74</text:p>
          </table:table-cell>
          <table:table-cell office:value-type="float" office:value="26.08" table:style-name="ce1">
            <text:p>26,08</text:p>
          </table:table-cell>
          <table:table-cell table:number-columns-repeated="16375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0.15" table:style-name="ce1">
            <text:p>30,15</text:p>
          </table:table-cell>
          <table:table-cell office:value-type="float" office:value="34.61" table:style-name="ce1">
            <text:p>34,61</text:p>
          </table:table-cell>
          <table:table-cell office:value-type="float" office:value="35.39" table:style-name="ce1">
            <text:p>35,39</text:p>
          </table:table-cell>
          <table:table-cell office:value-type="float" office:value="30.68" table:style-name="ce1">
            <text:p>30,68</text:p>
          </table:table-cell>
          <table:table-cell office:value-type="float" office:value="35" table:style-name="ce1">
            <text:p>35</text:p>
          </table:table-cell>
          <table:table-cell office:value-type="float" office:value="38.07" table:style-name="ce1">
            <text:p>38,07</text:p>
          </table:table-cell>
          <table:table-cell office:value-type="float" office:value="32.78" table:style-name="ce1">
            <text:p>32,78</text:p>
          </table:table-cell>
          <table:table-cell office:value-type="float" office:value="26.09" table:style-name="ce1">
            <text:p>26,09</text:p>
          </table:table-cell>
          <table:table-cell table:number-columns-repeated="16375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0.18" table:style-name="ce1">
            <text:p>30,18</text:p>
          </table:table-cell>
          <table:table-cell office:value-type="float" office:value="34.65" table:style-name="ce1">
            <text:p>34,65</text:p>
          </table:table-cell>
          <table:table-cell office:value-type="float" office:value="35.43" table:style-name="ce1">
            <text:p>35,43</text:p>
          </table:table-cell>
          <table:table-cell office:value-type="float" office:value="30.71" table:style-name="ce1">
            <text:p>30,7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2.82" table:style-name="ce1">
            <text:p>32,82</text:p>
          </table:table-cell>
          <table:table-cell office:value-type="float" office:value="26.1" table:style-name="ce1">
            <text:p>26,1</text:p>
          </table:table-cell>
          <table:table-cell table:number-columns-repeated="16375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0.22" table:style-name="ce1">
            <text:p>30,22</text:p>
          </table:table-cell>
          <table:table-cell office:value-type="float" office:value="34.69" table:style-name="ce1">
            <text:p>34,69</text:p>
          </table:table-cell>
          <table:table-cell office:value-type="float" office:value="35.47" table:style-name="ce1">
            <text:p>35,47</text:p>
          </table:table-cell>
          <table:table-cell office:value-type="float" office:value="30.75" table:style-name="ce1">
            <text:p>30,75</text:p>
          </table:table-cell>
          <table:table-cell office:value-type="float" office:value="35.1" table:style-name="ce1">
            <text:p>35,1</text:p>
          </table:table-cell>
          <table:table-cell office:value-type="float" office:value="38.17" table:style-name="ce1">
            <text:p>38,17</text:p>
          </table:table-cell>
          <table:table-cell office:value-type="float" office:value="32.86" table:style-name="ce1">
            <text:p>32,86</text:p>
          </table:table-cell>
          <table:table-cell office:value-type="float" office:value="26.11" table:style-name="ce1">
            <text:p>26,11</text:p>
          </table:table-cell>
          <table:table-cell table:number-columns-repeated="16375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0.26" table:style-name="ce1">
            <text:p>30,2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5.5" table:style-name="ce1">
            <text:p>35,5</text:p>
          </table:table-cell>
          <table:table-cell office:value-type="float" office:value="30.79" table:style-name="ce1">
            <text:p>30,79</text:p>
          </table:table-cell>
          <table:table-cell office:value-type="float" office:value="35.15" table:style-name="ce1">
            <text:p>35,15</text:p>
          </table:table-cell>
          <table:table-cell office:value-type="float" office:value="38.22" table:style-name="ce1">
            <text:p>38,22</text:p>
          </table:table-cell>
          <table:table-cell office:value-type="float" office:value="32.9" table:style-name="ce1">
            <text:p>32,9</text:p>
          </table:table-cell>
          <table:table-cell office:value-type="float" office:value="26.12" table:style-name="ce1">
            <text:p>26,12</text:p>
          </table:table-cell>
          <table:table-cell table:number-columns-repeated="16375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0.3" table:style-name="ce1">
            <text:p>30,3</text:p>
          </table:table-cell>
          <table:table-cell office:value-type="float" office:value="34.76" table:style-name="ce1">
            <text:p>34,76</text:p>
          </table:table-cell>
          <table:table-cell office:value-type="float" office:value="35.54" table:style-name="ce1">
            <text:p>35,54</text:p>
          </table:table-cell>
          <table:table-cell office:value-type="float" office:value="30.83" table:style-name="ce1">
            <text:p>30,83</text:p>
          </table:table-cell>
          <table:table-cell office:value-type="float" office:value="35.21" table:style-name="ce1">
            <text:p>35,21</text:p>
          </table:table-cell>
          <table:table-cell office:value-type="float" office:value="38.26" table:style-name="ce1">
            <text:p>38,26</text:p>
          </table:table-cell>
          <table:table-cell office:value-type="float" office:value="32.94" table:style-name="ce1">
            <text:p>32,94</text:p>
          </table:table-cell>
          <table:table-cell office:value-type="float" office:value="26.13" table:style-name="ce1">
            <text:p>26,13</text:p>
          </table:table-cell>
          <table:table-cell table:number-columns-repeated="16375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0.33" table:style-name="ce1">
            <text:p>30,33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35.57" table:style-name="ce1">
            <text:p>35,57</text:p>
          </table:table-cell>
          <table:table-cell office:value-type="float" office:value="30.86" table:style-name="ce1">
            <text:p>30,86</text:p>
          </table:table-cell>
          <table:table-cell office:value-type="float" office:value="35.26" table:style-name="ce1">
            <text:p>35,26</text:p>
          </table:table-cell>
          <table:table-cell office:value-type="float" office:value="38.31" table:style-name="ce1">
            <text:p>38,31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26.14" table:style-name="ce1">
            <text:p>26,14</text:p>
          </table:table-cell>
          <table:table-cell table:number-columns-repeated="16375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0.37" table:style-name="ce1">
            <text:p>30,3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5.61" table:style-name="ce1">
            <text:p>35,61</text:p>
          </table:table-cell>
          <table:table-cell office:value-type="float" office:value="30.9" table:style-name="ce1">
            <text:p>30,9</text:p>
          </table:table-cell>
          <table:table-cell office:value-type="float" office:value="35.31" table:style-name="ce1">
            <text:p>35,31</text:p>
          </table:table-cell>
          <table:table-cell office:value-type="float" office:value="38.36" table:style-name="ce1">
            <text:p>38,36</text:p>
          </table:table-cell>
          <table:table-cell office:value-type="float" office:value="33.020000000000003" table:style-name="ce1">
            <text:p>33,02</text:p>
          </table:table-cell>
          <table:table-cell office:value-type="float" office:value="26.16" table:style-name="ce1">
            <text:p>26,16</text:p>
          </table:table-cell>
          <table:table-cell table:number-columns-repeated="16375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0.41" table:style-name="ce1">
            <text:p>30,41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35.64" table:style-name="ce1">
            <text:p>35,64</text:p>
          </table:table-cell>
          <table:table-cell office:value-type="float" office:value="30.93" table:style-name="ce1">
            <text:p>30,93</text:p>
          </table:table-cell>
          <table:table-cell office:value-type="float" office:value="35.36" table:style-name="ce1">
            <text:p>35,36</text:p>
          </table:table-cell>
          <table:table-cell office:value-type="float" office:value="38.4" table:style-name="ce1">
            <text:p>38,4</text:p>
          </table:table-cell>
          <table:table-cell office:value-type="float" office:value="33.06" table:style-name="ce1">
            <text:p>33,06</text:p>
          </table:table-cell>
          <table:table-cell office:value-type="float" office:value="26.17" table:style-name="ce1">
            <text:p>26,17</text:p>
          </table:table-cell>
          <table:table-cell table:number-columns-repeated="16375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0.44" table:style-name="ce1">
            <text:p>30,44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5.68" table:style-name="ce1">
            <text:p>35,68</text:p>
          </table:table-cell>
          <table:table-cell office:value-type="float" office:value="30.97" table:style-name="ce1">
            <text:p>30,97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1" table:style-name="ce1">
            <text:p>33,1</text:p>
          </table:table-cell>
          <table:table-cell office:value-type="float" office:value="26.18" table:style-name="ce1">
            <text:p>26,18</text:p>
          </table:table-cell>
          <table:table-cell table:number-columns-repeated="16375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0.48" table:style-name="ce1">
            <text:p>30,48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35.71" table:style-name="ce1">
            <text:p>35,71</text:p>
          </table:table-cell>
          <table:table-cell office:value-type="float" office:value="31" table:style-name="ce1">
            <text:p>31</text:p>
          </table:table-cell>
          <table:table-cell office:value-type="float" office:value="35.46" table:style-name="ce1">
            <text:p>35,46</text:p>
          </table:table-cell>
          <table:table-cell office:value-type="float" office:value="38.5" table:style-name="ce1">
            <text:p>38,5</text:p>
          </table:table-cell>
          <table:table-cell office:value-type="float" office:value="33.14" table:style-name="ce1">
            <text:p>33,14</text:p>
          </table:table-cell>
          <table:table-cell office:value-type="float" office:value="26.19" table:style-name="ce1">
            <text:p>26,19</text:p>
          </table:table-cell>
          <table:table-cell table:number-columns-repeated="16375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0.51" table:style-name="ce1">
            <text:p>30,51</text:p>
          </table:table-cell>
          <table:table-cell office:value-type="float" office:value="34.99" table:style-name="ce1">
            <text:p>34,99</text:p>
          </table:table-cell>
          <table:table-cell office:value-type="float" office:value="35.75" table:style-name="ce1">
            <text:p>35,75</text:p>
          </table:table-cell>
          <table:table-cell office:value-type="float" office:value="31.04" table:style-name="ce1">
            <text:p>31,0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38.54" table:style-name="ce1">
            <text:p>38,54</text:p>
          </table:table-cell>
          <table:table-cell office:value-type="float" office:value="33.17" table:style-name="ce1">
            <text:p>33,17</text:p>
          </table:table-cell>
          <table:table-cell office:value-type="float" office:value="26.2" table:style-name="ce1">
            <text:p>26,2</text:p>
          </table:table-cell>
          <table:table-cell table:number-columns-repeated="16375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0.55" table:style-name="ce1">
            <text:p>30,55</text:p>
          </table:table-cell>
          <table:table-cell office:value-type="float" office:value="35.03" table:style-name="ce1">
            <text:p>35,03</text:p>
          </table:table-cell>
          <table:table-cell office:value-type="float" office:value="35.78" table:style-name="ce1">
            <text:p>35,78</text:p>
          </table:table-cell>
          <table:table-cell office:value-type="float" office:value="31.07" table:style-name="ce1">
            <text:p>31,07</text:p>
          </table:table-cell>
          <table:table-cell office:value-type="float" office:value="35.57" table:style-name="ce1">
            <text:p>35,57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3.21" table:style-name="ce1">
            <text:p>33,21</text:p>
          </table:table-cell>
          <table:table-cell office:value-type="float" office:value="26.21" table:style-name="ce1">
            <text:p>26,21</text:p>
          </table:table-cell>
          <table:table-cell table:number-columns-repeated="16375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0.58" table:style-name="ce1">
            <text:p>30,58</text:p>
          </table:table-cell>
          <table:table-cell office:value-type="float" office:value="35.06" table:style-name="ce1">
            <text:p>35,06</text:p>
          </table:table-cell>
          <table:table-cell office:value-type="float" office:value="35.82" table:style-name="ce1">
            <text:p>35,82</text:p>
          </table:table-cell>
          <table:table-cell office:value-type="float" office:value="31.12" table:style-name="ce1">
            <text:p>31,12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8.64" table:style-name="ce1">
            <text:p>38,64</text:p>
          </table:table-cell>
          <table:table-cell office:value-type="float" office:value="33.25" table:style-name="ce1">
            <text:p>33,25</text:p>
          </table:table-cell>
          <table:table-cell office:value-type="float" office:value="26.22" table:style-name="ce1">
            <text:p>26,22</text:p>
          </table:table-cell>
          <table:table-cell table:number-columns-repeated="16375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0.62" table:style-name="ce1">
            <text:p>30,62</text:p>
          </table:table-cell>
          <table:table-cell office:value-type="float" office:value="35.1" table:style-name="ce1">
            <text:p>35,1</text:p>
          </table:table-cell>
          <table:table-cell office:value-type="float" office:value="35.85" table:style-name="ce1">
            <text:p>35,85</text:p>
          </table:table-cell>
          <table:table-cell office:value-type="float" office:value="31.15" table:style-name="ce1">
            <text:p>31,15</text:p>
          </table:table-cell>
          <table:table-cell office:value-type="float" office:value="35.67" table:style-name="ce1">
            <text:p>35,67</text:p>
          </table:table-cell>
          <table:table-cell office:value-type="float" office:value="38.68" table:style-name="ce1">
            <text:p>38,68</text:p>
          </table:table-cell>
          <table:table-cell office:value-type="float" office:value="33.29" table:style-name="ce1">
            <text:p>33,29</text:p>
          </table:table-cell>
          <table:table-cell office:value-type="float" office:value="26.23" table:style-name="ce1">
            <text:p>26,23</text:p>
          </table:table-cell>
          <table:table-cell table:number-columns-repeated="16375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0.66" table:style-name="ce1">
            <text:p>30,66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35.89" table:style-name="ce1">
            <text:p>35,89</text:p>
          </table:table-cell>
          <table:table-cell office:value-type="float" office:value="31.18" table:style-name="ce1">
            <text:p>31,18</text:p>
          </table:table-cell>
          <table:table-cell office:value-type="float" office:value="35.72" table:style-name="ce1">
            <text:p>35,72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3.33" table:style-name="ce1">
            <text:p>33,33</text:p>
          </table:table-cell>
          <table:table-cell office:value-type="float" office:value="26.24" table:style-name="ce1">
            <text:p>26,24</text:p>
          </table:table-cell>
          <table:table-cell table:number-columns-repeated="16375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0.69" table:style-name="ce1">
            <text:p>30,69</text:p>
          </table:table-cell>
          <table:table-cell office:value-type="float" office:value="35.18" table:style-name="ce1">
            <text:p>35,18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1.22" table:style-name="ce1">
            <text:p>31,22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8.78" table:style-name="ce1">
            <text:p>38,78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6.25" table:style-name="ce1">
            <text:p>26,25</text:p>
          </table:table-cell>
          <table:table-cell table:number-columns-repeated="16375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0.72" table:style-name="ce1">
            <text:p>30,72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31.26" table:style-name="ce1">
            <text:p>31,26</text:p>
          </table:table-cell>
          <table:table-cell office:value-type="float" office:value="35.81" table:style-name="ce1">
            <text:p>35,81</text:p>
          </table:table-cell>
          <table:table-cell office:value-type="float" office:value="38.82" table:style-name="ce1">
            <text:p>38,82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0.76" table:style-name="ce1">
            <text:p>30,76</text:p>
          </table:table-cell>
          <table:table-cell office:value-type="float" office:value="35.24" table:style-name="ce1">
            <text:p>35,24</text:p>
          </table:table-cell>
          <table:table-cell office:value-type="float" office:value="35.99" table:style-name="ce1">
            <text:p>35,99</text:p>
          </table:table-cell>
          <table:table-cell office:value-type="float" office:value="31.29" table:style-name="ce1">
            <text:p>31,29</text:p>
          </table:table-cell>
          <table:table-cell office:value-type="float" office:value="35.86" table:style-name="ce1">
            <text:p>35,86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3.44" table:style-name="ce1">
            <text:p>33,44</text:p>
          </table:table-cell>
          <table:table-cell office:value-type="float" office:value="26.27" table:style-name="ce1">
            <text:p>26,27</text:p>
          </table:table-cell>
          <table:table-cell table:number-columns-repeated="16375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0.8" table:style-name="ce1">
            <text:p>30,8</text:p>
          </table:table-cell>
          <table:table-cell office:value-type="float" office:value="35.28" table:style-name="ce1">
            <text:p>35,28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1.32" table:style-name="ce1">
            <text:p>31,32</text:p>
          </table:table-cell>
          <table:table-cell office:value-type="float" office:value="35.92" table:style-name="ce1">
            <text:p>35,92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26.28" table:style-name="ce1">
            <text:p>26,28</text:p>
          </table:table-cell>
          <table:table-cell table:number-columns-repeated="16375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0.83" table:style-name="ce1">
            <text:p>30,83</text:p>
          </table:table-cell>
          <table:table-cell office:value-type="float" office:value="35.31" table:style-name="ce1">
            <text:p>35,31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1.36" table:style-name="ce1">
            <text:p>31,36</text:p>
          </table:table-cell>
          <table:table-cell office:value-type="float" office:value="35.96" table:style-name="ce1">
            <text:p>35,96</text:p>
          </table:table-cell>
          <table:table-cell office:value-type="float" office:value="38.950000000000003" table:style-name="ce1">
            <text:p>38,95</text:p>
          </table:table-cell>
          <table:table-cell office:value-type="float" office:value="33.520000000000003" table:style-name="ce1">
            <text:p>33,52</text:p>
          </table:table-cell>
          <table:table-cell office:value-type="float" office:value="26.3" table:style-name="ce1">
            <text:p>26,3</text:p>
          </table:table-cell>
          <table:table-cell table:number-columns-repeated="16375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0.87" table:style-name="ce1">
            <text:p>30,87</text:p>
          </table:table-cell>
          <table:table-cell office:value-type="float" office:value="35.35" table:style-name="ce1">
            <text:p>35,35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31.39" table:style-name="ce1">
            <text:p>31,39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39" table:style-name="ce1">
            <text:p>39</text:p>
          </table:table-cell>
          <table:table-cell office:value-type="float" office:value="33.549999999999997" table:style-name="ce1">
            <text:p>33,55</text:p>
          </table:table-cell>
          <table:table-cell office:value-type="float" office:value="26.31" table:style-name="ce1">
            <text:p>26,31</text:p>
          </table:table-cell>
          <table:table-cell table:number-columns-repeated="16375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0.9" table:style-name="ce1">
            <text:p>30,9</text:p>
          </table:table-cell>
          <table:table-cell office:value-type="float" office:value="35.39" table:style-name="ce1">
            <text:p>35,39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31.42" table:style-name="ce1">
            <text:p>31,42</text:p>
          </table:table-cell>
          <table:table-cell office:value-type="float" office:value="36.06" table:style-name="ce1">
            <text:p>36,06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33.590000000000003" table:style-name="ce1">
            <text:p>33,59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0.94" table:style-name="ce1">
            <text:p>30,94</text:p>
          </table:table-cell>
          <table:table-cell office:value-type="float" office:value="35.42" table:style-name="ce1">
            <text:p>35,42</text:p>
          </table:table-cell>
          <table:table-cell office:value-type="float" office:value="36.15" table:style-name="ce1">
            <text:p>36,15</text:p>
          </table:table-cell>
          <table:table-cell office:value-type="float" office:value="31.46" table:style-name="ce1">
            <text:p>31,46</text:p>
          </table:table-cell>
          <table:table-cell office:value-type="float" office:value="36.11" table:style-name="ce1">
            <text:p>36,11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26.33" table:style-name="ce1">
            <text:p>26,33</text:p>
          </table:table-cell>
          <table:table-cell table:number-columns-repeated="16375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0.98" table:style-name="ce1">
            <text:p>30,98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6.19" table:style-name="ce1">
            <text:p>36,19</text:p>
          </table:table-cell>
          <table:table-cell office:value-type="float" office:value="31.5" table:style-name="ce1">
            <text:p>31,5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39.14" table:style-name="ce1">
            <text:p>39,14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26.35" table:style-name="ce1">
            <text:p>26,35</text:p>
          </table:table-cell>
          <table:table-cell table:number-columns-repeated="16375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1.02" table:style-name="ce1">
            <text:p>31,02</text:p>
          </table:table-cell>
          <table:table-cell office:value-type="float" office:value="35.5" table:style-name="ce1">
            <text:p>35,5</text:p>
          </table:table-cell>
          <table:table-cell office:value-type="float" office:value="36.22" table:style-name="ce1">
            <text:p>36,22</text:p>
          </table:table-cell>
          <table:table-cell office:value-type="float" office:value="31.53" table:style-name="ce1">
            <text:p>31,53</text:p>
          </table:table-cell>
          <table:table-cell office:value-type="float" office:value="36.21" table:style-name="ce1">
            <text:p>36,21</text:p>
          </table:table-cell>
          <table:table-cell office:value-type="float" office:value="39.18" table:style-name="ce1">
            <text:p>39,18</text:p>
          </table:table-cell>
          <table:table-cell office:value-type="float" office:value="33.71" table:style-name="ce1">
            <text:p>33,71</text:p>
          </table:table-cell>
          <table:table-cell office:value-type="float" office:value="26.36" table:style-name="ce1">
            <text:p>26,36</text:p>
          </table:table-cell>
          <table:table-cell table:number-columns-repeated="16375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1.05" table:style-name="ce1">
            <text:p>31,05</text:p>
          </table:table-cell>
          <table:table-cell office:value-type="float" office:value="35.53" table:style-name="ce1">
            <text:p>35,53</text:p>
          </table:table-cell>
          <table:table-cell office:value-type="float" office:value="36.25" table:style-name="ce1">
            <text:p>36,25</text:p>
          </table:table-cell>
          <table:table-cell office:value-type="float" office:value="31.57" table:style-name="ce1">
            <text:p>31,57</text:p>
          </table:table-cell>
          <table:table-cell office:value-type="float" office:value="36.26" table:style-name="ce1">
            <text:p>36,26</text:p>
          </table:table-cell>
          <table:table-cell office:value-type="float" office:value="39.22" table:style-name="ce1">
            <text:p>39,22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26.37" table:style-name="ce1">
            <text:p>26,37</text:p>
          </table:table-cell>
          <table:table-cell table:number-columns-repeated="16375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1.08" table:style-name="ce1">
            <text:p>31,08</text:p>
          </table:table-cell>
          <table:table-cell office:value-type="float" office:value="35.56" table:style-name="ce1">
            <text:p>35,56</text:p>
          </table:table-cell>
          <table:table-cell office:value-type="float" office:value="36.29" table:style-name="ce1">
            <text:p>36,29</text:p>
          </table:table-cell>
          <table:table-cell office:value-type="float" office:value="31.6" table:style-name="ce1">
            <text:p>31,6</text:p>
          </table:table-cell>
          <table:table-cell office:value-type="float" office:value="36.31" table:style-name="ce1">
            <text:p>36,31</text:p>
          </table:table-cell>
          <table:table-cell office:value-type="float" office:value="39.26" table:style-name="ce1">
            <text:p>39,26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6.38" table:style-name="ce1">
            <text:p>26,38</text:p>
          </table:table-cell>
          <table:table-cell table:number-columns-repeated="16375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1.12" table:style-name="ce1">
            <text:p>31,12</text:p>
          </table:table-cell>
          <table:table-cell office:value-type="float" office:value="35.6" table:style-name="ce1">
            <text:p>35,6</text:p>
          </table:table-cell>
          <table:table-cell office:value-type="float" office:value="36.32" table:style-name="ce1">
            <text:p>36,32</text:p>
          </table:table-cell>
          <table:table-cell office:value-type="float" office:value="31.64" table:style-name="ce1">
            <text:p>31,64</text:p>
          </table:table-cell>
          <table:table-cell office:value-type="float" office:value="36.36" table:style-name="ce1">
            <text:p>36,36</text:p>
          </table:table-cell>
          <table:table-cell office:value-type="float" office:value="39.31" table:style-name="ce1">
            <text:p>39,31</text:p>
          </table:table-cell>
          <table:table-cell office:value-type="float" office:value="33.81" table:style-name="ce1">
            <text:p>33,81</text:p>
          </table:table-cell>
          <table:table-cell office:value-type="float" office:value="26.39" table:style-name="ce1">
            <text:p>26,39</text:p>
          </table:table-cell>
          <table:table-cell table:number-columns-repeated="16375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1.15" table:style-name="ce1">
            <text:p>31,15</text:p>
          </table:table-cell>
          <table:table-cell office:value-type="float" office:value="35.630000000000003" table:style-name="ce1">
            <text:p>35,63</text:p>
          </table:table-cell>
          <table:table-cell office:value-type="float" office:value="36.35" table:style-name="ce1">
            <text:p>36,35</text:p>
          </table:table-cell>
          <table:table-cell office:value-type="float" office:value="31.67" table:style-name="ce1">
            <text:p>31,67</text:p>
          </table:table-cell>
          <table:table-cell office:value-type="float" office:value="36.4" table:style-name="ce1">
            <text:p>36,4</text:p>
          </table:table-cell>
          <table:table-cell office:value-type="float" office:value="39.35" table:style-name="ce1">
            <text:p>39,35</text:p>
          </table:table-cell>
          <table:table-cell office:value-type="float" office:value="33.85" table:style-name="ce1">
            <text:p>33,85</text:p>
          </table:table-cell>
          <table:table-cell office:value-type="float" office:value="26.4" table:style-name="ce1">
            <text:p>26,4</text:p>
          </table:table-cell>
          <table:table-cell table:number-columns-repeated="16375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1.18" table:style-name="ce1">
            <text:p>31,18</text:p>
          </table:table-cell>
          <table:table-cell office:value-type="float" office:value="35.67" table:style-name="ce1">
            <text:p>35,67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1.7" table:style-name="ce1">
            <text:p>31,7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9.4" table:style-name="ce1">
            <text:p>39,4</text:p>
          </table:table-cell>
          <table:table-cell office:value-type="float" office:value="33.89" table:style-name="ce1">
            <text:p>33,89</text:p>
          </table:table-cell>
          <table:table-cell office:value-type="float" office:value="26.42" table:style-name="ce1">
            <text:p>26,42</text:p>
          </table:table-cell>
          <table:table-cell table:number-columns-repeated="16375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31.22" table:style-name="ce1">
            <text:p>31,2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36.42" table:style-name="ce1">
            <text:p>36,42</text:p>
          </table:table-cell>
          <table:table-cell office:value-type="float" office:value="31.74" table:style-name="ce1">
            <text:p>31,74</text:p>
          </table:table-cell>
          <table:table-cell office:value-type="float" office:value="36.5" table:style-name="ce1">
            <text:p>36,5</text:p>
          </table:table-cell>
          <table:table-cell office:value-type="float" office:value="39.44" table:style-name="ce1">
            <text:p>39,44</text:p>
          </table:table-cell>
          <table:table-cell office:value-type="float" office:value="33.92" table:style-name="ce1">
            <text:p>33,92</text:p>
          </table:table-cell>
          <table:table-cell office:value-type="float" office:value="26.43" table:style-name="ce1">
            <text:p>26,43</text:p>
          </table:table-cell>
          <table:table-cell table:number-columns-repeated="16375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1.26" table:style-name="ce1">
            <text:p>31,26</text:p>
          </table:table-cell>
          <table:table-cell office:value-type="float" office:value="35.74" table:style-name="ce1">
            <text:p>35,74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1.78" table:style-name="ce1">
            <text:p>31,78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3.950000000000003" table:style-name="ce1">
            <text:p>33,95</text:p>
          </table:table-cell>
          <table:table-cell office:value-type="float" office:value="26.44" table:style-name="ce1">
            <text:p>26,44</text:p>
          </table:table-cell>
          <table:table-cell table:number-columns-repeated="16375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31.29" table:style-name="ce1">
            <text:p>31,29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1.81" table:style-name="ce1">
            <text:p>31,81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3.99" table:style-name="ce1">
            <text:p>33,99</text:p>
          </table:table-cell>
          <table:table-cell office:value-type="float" office:value="26.45" table:style-name="ce1">
            <text:p>26,45</text:p>
          </table:table-cell>
          <table:table-cell table:number-columns-repeated="16375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1.33" table:style-name="ce1">
            <text:p>31,33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36.51" table:style-name="ce1">
            <text:p>36,51</text:p>
          </table:table-cell>
          <table:table-cell office:value-type="float" office:value="31.84" table:style-name="ce1">
            <text:p>31,84</text:p>
          </table:table-cell>
          <table:table-cell office:value-type="float" office:value="36.64" table:style-name="ce1">
            <text:p>36,64</text:p>
          </table:table-cell>
          <table:table-cell office:value-type="float" office:value="39.56" table:style-name="ce1">
            <text:p>39,56</text:p>
          </table:table-cell>
          <table:table-cell office:value-type="float" office:value="34.03" table:style-name="ce1">
            <text:p>34,03</text:p>
          </table:table-cell>
          <table:table-cell office:value-type="float" office:value="26.46" table:style-name="ce1">
            <text:p>26,46</text:p>
          </table:table-cell>
          <table:table-cell table:number-columns-repeated="16375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1.36" table:style-name="ce1">
            <text:p>31,36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36.54" table:style-name="ce1">
            <text:p>36,54</text:p>
          </table:table-cell>
          <table:table-cell office:value-type="float" office:value="31.87" table:style-name="ce1">
            <text:p>31,87</text:p>
          </table:table-cell>
          <table:table-cell office:value-type="float" office:value="36.68" table:style-name="ce1">
            <text:p>36,68</text:p>
          </table:table-cell>
          <table:table-cell office:value-type="float" office:value="39.61" table:style-name="ce1">
            <text:p>39,61</text:p>
          </table:table-cell>
          <table:table-cell office:value-type="float" office:value="34.06" table:style-name="ce1">
            <text:p>34,06</text:p>
          </table:table-cell>
          <table:table-cell office:value-type="float" office:value="26.48" table:style-name="ce1">
            <text:p>26,48</text:p>
          </table:table-cell>
          <table:table-cell table:number-columns-repeated="16375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31.4" table:style-name="ce1">
            <text:p>31,4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36.57" table:style-name="ce1">
            <text:p>36,57</text:p>
          </table:table-cell>
          <table:table-cell office:value-type="float" office:value="31.91" table:style-name="ce1">
            <text:p>31,91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9.65" table:style-name="ce1">
            <text:p>39,65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26.49" table:style-name="ce1">
            <text:p>26,49</text:p>
          </table:table-cell>
          <table:table-cell table:number-columns-repeated="16375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31.43" table:style-name="ce1">
            <text:p>31,43</text:p>
          </table:table-cell>
          <table:table-cell office:value-type="float" office:value="35.909999999999997" table:style-name="ce1">
            <text:p>35,91</text:p>
          </table:table-cell>
          <table:table-cell office:value-type="float" office:value="36.61" table:style-name="ce1">
            <text:p>36,61</text:p>
          </table:table-cell>
          <table:table-cell office:value-type="float" office:value="31.95" table:style-name="ce1">
            <text:p>31,95</text:p>
          </table:table-cell>
          <table:table-cell office:value-type="float" office:value="36.78" table:style-name="ce1">
            <text:p>36,78</text:p>
          </table:table-cell>
          <table:table-cell office:value-type="float" office:value="39.69" table:style-name="ce1">
            <text:p>39,69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26.5" table:style-name="ce1">
            <text:p>26,5</text:p>
          </table:table-cell>
          <table:table-cell table:number-columns-repeated="16375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1.46" table:style-name="ce1">
            <text:p>31,46</text:p>
          </table:table-cell>
          <table:table-cell office:value-type="float" office:value="35.94" table:style-name="ce1">
            <text:p>35,94</text:p>
          </table:table-cell>
          <table:table-cell office:value-type="float" office:value="36.64" table:style-name="ce1">
            <text:p>36,64</text:p>
          </table:table-cell>
          <table:table-cell office:value-type="float" office:value="31.97" table:style-name="ce1">
            <text:p>31,97</text:p>
          </table:table-cell>
          <table:table-cell office:value-type="float" office:value="36.82" table:style-name="ce1">
            <text:p>36,82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4.17" table:style-name="ce1">
            <text:p>34,17</text:p>
          </table:table-cell>
          <table:table-cell office:value-type="float" office:value="26.51" table:style-name="ce1">
            <text:p>26,51</text:p>
          </table:table-cell>
          <table:table-cell table:number-columns-repeated="16375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31.5" table:style-name="ce1">
            <text:p>31,5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36.67" table:style-name="ce1">
            <text:p>36,67</text:p>
          </table:table-cell>
          <table:table-cell office:value-type="float" office:value="32.01" table:style-name="ce1">
            <text:p>32,01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6.52" table:style-name="ce1">
            <text:p>26,52</text:p>
          </table:table-cell>
          <table:table-cell table:number-columns-repeated="16375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31.53" table:style-name="ce1">
            <text:p>31,53</text:p>
          </table:table-cell>
          <table:table-cell office:value-type="float" office:value="36.01" table:style-name="ce1">
            <text:p>36,01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2.04" table:style-name="ce1">
            <text:p>32,04</text:p>
          </table:table-cell>
          <table:table-cell office:value-type="float" office:value="36.92" table:style-name="ce1">
            <text:p>36,92</text:p>
          </table:table-cell>
          <table:table-cell office:value-type="float" office:value="39.82" table:style-name="ce1">
            <text:p>39,82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26.53" table:style-name="ce1">
            <text:p>26,53</text:p>
          </table:table-cell>
          <table:table-cell table:number-columns-repeated="16375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1.57" table:style-name="ce1">
            <text:p>31,57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36.729999999999997" table:style-name="ce1">
            <text:p>36,73</text:p>
          </table:table-cell>
          <table:table-cell office:value-type="float" office:value="32.07" table:style-name="ce1">
            <text:p>32,07</text:p>
          </table:table-cell>
          <table:table-cell office:value-type="float" office:value="36.96" table:style-name="ce1">
            <text:p>36,96</text:p>
          </table:table-cell>
          <table:table-cell office:value-type="float" office:value="39.86" table:style-name="ce1">
            <text:p>39,86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1.6" table:style-name="ce1">
            <text:p>31,6</text:p>
          </table:table-cell>
          <table:table-cell office:value-type="float" office:value="36.08" table:style-name="ce1">
            <text:p>36,08</text:p>
          </table:table-cell>
          <table:table-cell office:value-type="float" office:value="36.76" table:style-name="ce1">
            <text:p>36,76</text:p>
          </table:table-cell>
          <table:table-cell office:value-type="float" office:value="32.11" table:style-name="ce1">
            <text:p>32,11</text:p>
          </table:table-cell>
          <table:table-cell office:value-type="float" office:value="37.01" table:style-name="ce1">
            <text:p>37,01</text:p>
          </table:table-cell>
          <table:table-cell office:value-type="float" office:value="39.9" table:style-name="ce1">
            <text:p>39,9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6.55" table:style-name="ce1">
            <text:p>26,55</text:p>
          </table:table-cell>
          <table:table-cell table:number-columns-repeated="16375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31.63" table:style-name="ce1">
            <text:p>31,63</text:p>
          </table:table-cell>
          <table:table-cell office:value-type="float" office:value="36.11" table:style-name="ce1">
            <text:p>36,11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2.15" table:style-name="ce1">
            <text:p>32,15</text:p>
          </table:table-cell>
          <table:table-cell office:value-type="float" office:value="37.06" table:style-name="ce1">
            <text:p>37,06</text:p>
          </table:table-cell>
          <table:table-cell office:value-type="float" office:value="39.94" table:style-name="ce1">
            <text:p>39,94</text:p>
          </table:table-cell>
          <table:table-cell office:value-type="float" office:value="34.33" table:style-name="ce1">
            <text:p>34,33</text:p>
          </table:table-cell>
          <table:table-cell office:value-type="float" office:value="26.57" table:style-name="ce1">
            <text:p>26,57</text:p>
          </table:table-cell>
          <table:table-cell table:number-columns-repeated="16375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31.67" table:style-name="ce1">
            <text:p>31,67</text:p>
          </table:table-cell>
          <table:table-cell office:value-type="float" office:value="36.15" table:style-name="ce1">
            <text:p>36,15</text:p>
          </table:table-cell>
          <table:table-cell office:value-type="float" office:value="36.83" table:style-name="ce1">
            <text:p>36,83</text:p>
          </table:table-cell>
          <table:table-cell office:value-type="float" office:value="32.18" table:style-name="ce1">
            <text:p>32,18</text:p>
          </table:table-cell>
          <table:table-cell office:value-type="float" office:value="37.1" table:style-name="ce1">
            <text:p>37,1</text:p>
          </table:table-cell>
          <table:table-cell office:value-type="float" office:value="39.99" table:style-name="ce1">
            <text:p>39,99</text:p>
          </table:table-cell>
          <table:table-cell office:value-type="float" office:value="34.36" table:style-name="ce1">
            <text:p>34,36</text:p>
          </table:table-cell>
          <table:table-cell office:value-type="float" office:value="26.58" table:style-name="ce1">
            <text:p>26,58</text:p>
          </table:table-cell>
          <table:table-cell table:number-columns-repeated="16375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1.7" table:style-name="ce1">
            <text:p>31,7</text:p>
          </table:table-cell>
          <table:table-cell office:value-type="float" office:value="36.18" table:style-name="ce1">
            <text:p>36,18</text:p>
          </table:table-cell>
          <table:table-cell office:value-type="float" office:value="36.85" table:style-name="ce1">
            <text:p>36,85</text:p>
          </table:table-cell>
          <table:table-cell office:value-type="float" office:value="32.21" table:style-name="ce1">
            <text:p>32,21</text:p>
          </table:table-cell>
          <table:table-cell office:value-type="float" office:value="37.14" table:style-name="ce1">
            <text:p>37,14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4.409999999999997" table:style-name="ce1">
            <text:p>34,41</text:p>
          </table:table-cell>
          <table:table-cell office:value-type="float" office:value="26.59" table:style-name="ce1">
            <text:p>26,59</text:p>
          </table:table-cell>
          <table:table-cell table:number-columns-repeated="16375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31.74" table:style-name="ce1">
            <text:p>31,74</text:p>
          </table:table-cell>
          <table:table-cell office:value-type="float" office:value="36.22" table:style-name="ce1">
            <text:p>36,22</text:p>
          </table:table-cell>
          <table:table-cell office:value-type="float" office:value="36.89" table:style-name="ce1">
            <text:p>36,89</text:p>
          </table:table-cell>
          <table:table-cell office:value-type="float" office:value="32.24" table:style-name="ce1">
            <text:p>32,24</text:p>
          </table:table-cell>
          <table:table-cell office:value-type="float" office:value="37.19" table:style-name="ce1">
            <text:p>37,19</text:p>
          </table:table-cell>
          <table:table-cell office:value-type="float" office:value="40.06" table:style-name="ce1">
            <text:p>40,06</text:p>
          </table:table-cell>
          <table:table-cell office:value-type="float" office:value="34.43" table:style-name="ce1">
            <text:p>34,43</text:p>
          </table:table-cell>
          <table:table-cell office:value-type="float" office:value="26.61" table:style-name="ce1">
            <text:p>26,61</text:p>
          </table:table-cell>
          <table:table-cell table:number-columns-repeated="16375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1.77" table:style-name="ce1">
            <text:p>31,77</text:p>
          </table:table-cell>
          <table:table-cell office:value-type="float" office:value="36.25" table:style-name="ce1">
            <text:p>36,25</text:p>
          </table:table-cell>
          <table:table-cell office:value-type="float" office:value="36.92" table:style-name="ce1">
            <text:p>36,92</text:p>
          </table:table-cell>
          <table:table-cell office:value-type="float" office:value="32.28" table:style-name="ce1">
            <text:p>32,28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40.1" table:style-name="ce1">
            <text:p>40,1</text:p>
          </table:table-cell>
          <table:table-cell office:value-type="float" office:value="34.47" table:style-name="ce1">
            <text:p>34,47</text:p>
          </table:table-cell>
          <table:table-cell office:value-type="float" office:value="26.62" table:style-name="ce1">
            <text:p>26,62</text:p>
          </table:table-cell>
          <table:table-cell table:number-columns-repeated="16375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1.81" table:style-name="ce1">
            <text:p>31,81</text:p>
          </table:table-cell>
          <table:table-cell office:value-type="float" office:value="36.28" table:style-name="ce1">
            <text:p>36,28</text:p>
          </table:table-cell>
          <table:table-cell office:value-type="float" office:value="36.950000000000003" table:style-name="ce1">
            <text:p>36,95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37.28" table:style-name="ce1">
            <text:p>37,28</text:p>
          </table:table-cell>
          <table:table-cell office:value-type="float" office:value="40.14" table:style-name="ce1">
            <text:p>40,14</text:p>
          </table:table-cell>
          <table:table-cell office:value-type="float" office:value="34.5" table:style-name="ce1">
            <text:p>34,5</text:p>
          </table:table-cell>
          <table:table-cell office:value-type="float" office:value="26.63" table:style-name="ce1">
            <text:p>26,63</text:p>
          </table:table-cell>
          <table:table-cell table:number-columns-repeated="16375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1.84" table:style-name="ce1">
            <text:p>31,84</text:p>
          </table:table-cell>
          <table:table-cell office:value-type="float" office:value="36.32" table:style-name="ce1">
            <text:p>36,32</text:p>
          </table:table-cell>
          <table:table-cell office:value-type="float" office:value="36.99" table:style-name="ce1">
            <text:p>36,99</text:p>
          </table:table-cell>
          <table:table-cell office:value-type="float" office:value="32.340000000000003" table:style-name="ce1">
            <text:p>32,34</text:p>
          </table:table-cell>
          <table:table-cell office:value-type="float" office:value="37.32" table:style-name="ce1">
            <text:p>37,32</text:p>
          </table:table-cell>
          <table:table-cell office:value-type="float" office:value="40.18" table:style-name="ce1">
            <text:p>40,18</text:p>
          </table:table-cell>
          <table:table-cell office:value-type="float" office:value="34.54" table:style-name="ce1">
            <text:p>34,54</text:p>
          </table:table-cell>
          <table:table-cell office:value-type="float" office:value="26.64" table:style-name="ce1">
            <text:p>26,64</text:p>
          </table:table-cell>
          <table:table-cell table:number-columns-repeated="16375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1.88" table:style-name="ce1">
            <text:p>31,88</text:p>
          </table:table-cell>
          <table:table-cell office:value-type="float" office:value="36.35" table:style-name="ce1">
            <text:p>36,35</text:p>
          </table:table-cell>
          <table:table-cell office:value-type="float" office:value="37.01" table:style-name="ce1">
            <text:p>37,01</text:p>
          </table:table-cell>
          <table:table-cell office:value-type="float" office:value="32.369999999999997" table:style-name="ce1">
            <text:p>32,37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40.22" table:style-name="ce1">
            <text:p>40,22</text:p>
          </table:table-cell>
          <table:table-cell office:value-type="float" office:value="34.56" table:style-name="ce1">
            <text:p>34,56</text:p>
          </table:table-cell>
          <table:table-cell office:value-type="float" office:value="26.66" table:style-name="ce1">
            <text:p>26,66</text:p>
          </table:table-cell>
          <table:table-cell table:number-columns-repeated="16375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1.91" table:style-name="ce1">
            <text:p>31,91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37.04" table:style-name="ce1">
            <text:p>37,04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7.42" table:style-name="ce1">
            <text:p>37,42</text:p>
          </table:table-cell>
          <table:table-cell office:value-type="float" office:value="40.26" table:style-name="ce1">
            <text:p>40,26</text:p>
          </table:table-cell>
          <table:table-cell office:value-type="float" office:value="34.6" table:style-name="ce1">
            <text:p>34,6</text:p>
          </table:table-cell>
          <table:table-cell office:value-type="float" office:value="26.67" table:style-name="ce1">
            <text:p>26,67</text:p>
          </table:table-cell>
          <table:table-cell table:number-columns-repeated="16375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1.95" table:style-name="ce1">
            <text:p>31,9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37.07" table:style-name="ce1">
            <text:p>37,07</text:p>
          </table:table-cell>
          <table:table-cell office:value-type="float" office:value="32.44" table:style-name="ce1">
            <text:p>32,4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34.630000000000003" table:style-name="ce1">
            <text:p>34,63</text:p>
          </table:table-cell>
          <table:table-cell office:value-type="float" office:value="26.68" table:style-name="ce1">
            <text:p>26,68</text:p>
          </table:table-cell>
          <table:table-cell table:number-columns-repeated="16375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1.98" table:style-name="ce1">
            <text:p>31,98</text:p>
          </table:table-cell>
          <table:table-cell office:value-type="float" office:value="36.450000000000003" table:style-name="ce1">
            <text:p>36,45</text:p>
          </table:table-cell>
          <table:table-cell office:value-type="float" office:value="37.1" table:style-name="ce1">
            <text:p>37,1</text:p>
          </table:table-cell>
          <table:table-cell office:value-type="float" office:value="32.47" table:style-name="ce1">
            <text:p>32,47</text:p>
          </table:table-cell>
          <table:table-cell office:value-type="float" office:value="37.5" table:style-name="ce1">
            <text:p>37,5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4.659999999999997" table:style-name="ce1">
            <text:p>34,66</text:p>
          </table:table-cell>
          <table:table-cell office:value-type="float" office:value="26.69" table:style-name="ce1">
            <text:p>26,69</text:p>
          </table:table-cell>
          <table:table-cell table:number-columns-repeated="16375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2.01" table:style-name="ce1">
            <text:p>32,01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37.130000000000003" table:style-name="ce1">
            <text:p>37,13</text:p>
          </table:table-cell>
          <table:table-cell office:value-type="float" office:value="32.5" table:style-name="ce1">
            <text:p>32,5</text:p>
          </table:table-cell>
          <table:table-cell office:value-type="float" office:value="37.54" table:style-name="ce1">
            <text:p>37,54</text:p>
          </table:table-cell>
          <table:table-cell office:value-type="float" office:value="40.380000000000003" table:style-name="ce1">
            <text:p>40,38</text:p>
          </table:table-cell>
          <table:table-cell office:value-type="float" office:value="34.69" table:style-name="ce1">
            <text:p>34,69</text:p>
          </table:table-cell>
          <table:table-cell office:value-type="float" office:value="26.7" table:style-name="ce1">
            <text:p>26,7</text:p>
          </table:table-cell>
          <table:table-cell table:number-columns-repeated="16375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2.04" table:style-name="ce1">
            <text:p>32,04</text:p>
          </table:table-cell>
          <table:table-cell office:value-type="float" office:value="36.51" table:style-name="ce1">
            <text:p>36,51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32.54" table:style-name="ce1">
            <text:p>32,54</text:p>
          </table:table-cell>
          <table:table-cell office:value-type="float" office:value="37.58" table:style-name="ce1">
            <text:p>37,58</text:p>
          </table:table-cell>
          <table:table-cell office:value-type="float" office:value="40.42" table:style-name="ce1">
            <text:p>40,42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26.72" table:style-name="ce1">
            <text:p>26,72</text:p>
          </table:table-cell>
          <table:table-cell table:number-columns-repeated="16375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2.07" table:style-name="ce1">
            <text:p>32,07</text:p>
          </table:table-cell>
          <table:table-cell office:value-type="float" office:value="36.54" table:style-name="ce1">
            <text:p>36,54</text:p>
          </table:table-cell>
          <table:table-cell office:value-type="float" office:value="37.19" table:style-name="ce1">
            <text:p>37,19</text:p>
          </table:table-cell>
          <table:table-cell office:value-type="float" office:value="32.57" table:style-name="ce1">
            <text:p>32,57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40.46" table:style-name="ce1">
            <text:p>40,46</text:p>
          </table:table-cell>
          <table:table-cell office:value-type="float" office:value="34.76" table:style-name="ce1">
            <text:p>34,76</text:p>
          </table:table-cell>
          <table:table-cell office:value-type="float" office:value="26.73" table:style-name="ce1">
            <text:p>26,73</text:p>
          </table:table-cell>
          <table:table-cell table:number-columns-repeated="16375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2.11" table:style-name="ce1">
            <text:p>32,11</text:p>
          </table:table-cell>
          <table:table-cell office:value-type="float" office:value="36.58" table:style-name="ce1">
            <text:p>36,58</text:p>
          </table:table-cell>
          <table:table-cell office:value-type="float" office:value="37.22" table:style-name="ce1">
            <text:p>37,22</text:p>
          </table:table-cell>
          <table:table-cell office:value-type="float" office:value="32.6" table:style-name="ce1">
            <text:p>32,6</text:p>
          </table:table-cell>
          <table:table-cell office:value-type="float" office:value="37.67" table:style-name="ce1">
            <text:p>37,67</text:p>
          </table:table-cell>
          <table:table-cell office:value-type="float" office:value="40.5" table:style-name="ce1">
            <text:p>40,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6.75" table:style-name="ce1">
            <text:p>26,75</text:p>
          </table:table-cell>
          <table:table-cell table:number-columns-repeated="16375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2.14" table:style-name="ce1">
            <text:p>32,14</text:p>
          </table:table-cell>
          <table:table-cell office:value-type="float" office:value="36.61" table:style-name="ce1">
            <text:p>36,61</text:p>
          </table:table-cell>
          <table:table-cell office:value-type="float" office:value="37.25" table:style-name="ce1">
            <text:p>37,25</text:p>
          </table:table-cell>
          <table:table-cell office:value-type="float" office:value="32.630000000000003" table:style-name="ce1">
            <text:p>32,63</text:p>
          </table:table-cell>
          <table:table-cell office:value-type="float" office:value="37.71" table:style-name="ce1">
            <text:p>37,71</text:p>
          </table:table-cell>
          <table:table-cell office:value-type="float" office:value="40.54" table:style-name="ce1">
            <text:p>40,54</text:p>
          </table:table-cell>
          <table:table-cell office:value-type="float" office:value="34.83" table:style-name="ce1">
            <text:p>34,83</text:p>
          </table:table-cell>
          <table:table-cell office:value-type="float" office:value="26.76" table:style-name="ce1">
            <text:p>26,76</text:p>
          </table:table-cell>
          <table:table-cell table:number-columns-repeated="16375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2.18" table:style-name="ce1">
            <text:p>32,18</text:p>
          </table:table-cell>
          <table:table-cell office:value-type="float" office:value="36.64" table:style-name="ce1">
            <text:p>36,64</text:p>
          </table:table-cell>
          <table:table-cell office:value-type="float" office:value="37.28" table:style-name="ce1">
            <text:p>37,28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37.76" table:style-name="ce1">
            <text:p>37,76</text:p>
          </table:table-cell>
          <table:table-cell office:value-type="float" office:value="40.58" table:style-name="ce1">
            <text:p>40,58</text:p>
          </table:table-cell>
          <table:table-cell office:value-type="float" office:value="34.86" table:style-name="ce1">
            <text:p>34,86</text:p>
          </table:table-cell>
          <table:table-cell office:value-type="float" office:value="26.77" table:style-name="ce1">
            <text:p>26,77</text:p>
          </table:table-cell>
          <table:table-cell table:number-columns-repeated="16375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32.22" table:style-name="ce1">
            <text:p>32,22</text:p>
          </table:table-cell>
          <table:table-cell office:value-type="float" office:value="36.67" table:style-name="ce1">
            <text:p>36,67</text:p>
          </table:table-cell>
          <table:table-cell office:value-type="float" office:value="37.31" table:style-name="ce1">
            <text:p>37,31</text:p>
          </table:table-cell>
          <table:table-cell office:value-type="float" office:value="32.69" table:style-name="ce1">
            <text:p>32,69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4.880000000000003" table:style-name="ce1">
            <text:p>34,88</text:p>
          </table:table-cell>
          <table:table-cell office:value-type="float" office:value="26.78" table:style-name="ce1">
            <text:p>26,78</text:p>
          </table:table-cell>
          <table:table-cell table:number-columns-repeated="16375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32.25" table:style-name="ce1">
            <text:p>32,25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7.33" table:style-name="ce1">
            <text:p>37,33</text:p>
          </table:table-cell>
          <table:table-cell office:value-type="float" office:value="32.729999999999997" table:style-name="ce1">
            <text:p>32,73</text:p>
          </table:table-cell>
          <table:table-cell office:value-type="float" office:value="37.840000000000003" table:style-name="ce1">
            <text:p>37,84</text:p>
          </table:table-cell>
          <table:table-cell office:value-type="float" office:value="40.65" table:style-name="ce1">
            <text:p>40,65</text:p>
          </table:table-cell>
          <table:table-cell office:value-type="float" office:value="34.92" table:style-name="ce1">
            <text:p>34,92</text:p>
          </table:table-cell>
          <table:table-cell office:value-type="float" office:value="26.8" table:style-name="ce1">
            <text:p>26,8</text:p>
          </table:table-cell>
          <table:table-cell table:number-columns-repeated="16375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32.28" table:style-name="ce1">
            <text:p>32,28</text:p>
          </table:table-cell>
          <table:table-cell office:value-type="float" office:value="36.74" table:style-name="ce1">
            <text:p>36,74</text:p>
          </table:table-cell>
          <table:table-cell office:value-type="float" office:value="37.36" table:style-name="ce1">
            <text:p>37,36</text:p>
          </table:table-cell>
          <table:table-cell office:value-type="float" office:value="32.76" table:style-name="ce1">
            <text:p>32,76</text:p>
          </table:table-cell>
          <table:table-cell office:value-type="float" office:value="37.89" table:style-name="ce1">
            <text:p>37,89</text:p>
          </table:table-cell>
          <table:table-cell office:value-type="float" office:value="40.69" table:style-name="ce1">
            <text:p>40,69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26.81" table:style-name="ce1">
            <text:p>26,81</text:p>
          </table:table-cell>
          <table:table-cell table:number-columns-repeated="16375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32.31" table:style-name="ce1">
            <text:p>32,31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37.39" table:style-name="ce1">
            <text:p>37,39</text:p>
          </table:table-cell>
          <table:table-cell office:value-type="float" office:value="32.79" table:style-name="ce1">
            <text:p>32,79</text:p>
          </table:table-cell>
          <table:table-cell office:value-type="float" office:value="37.93" table:style-name="ce1">
            <text:p>37,93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4.99" table:style-name="ce1">
            <text:p>34,99</text:p>
          </table:table-cell>
          <table:table-cell office:value-type="float" office:value="26.82" table:style-name="ce1">
            <text:p>26,82</text:p>
          </table:table-cell>
          <table:table-cell table:number-columns-repeated="16375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32.35" table:style-name="ce1">
            <text:p>32,35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37.42" table:style-name="ce1">
            <text:p>37,42</text:p>
          </table:table-cell>
          <table:table-cell office:value-type="float" office:value="32.82" table:style-name="ce1">
            <text:p>32,82</text:p>
          </table:table-cell>
          <table:table-cell office:value-type="float" office:value="37.97" table:style-name="ce1">
            <text:p>37,97</text:p>
          </table:table-cell>
          <table:table-cell office:value-type="float" office:value="40.770000000000003" table:style-name="ce1">
            <text:p>40,77</text:p>
          </table:table-cell>
          <table:table-cell office:value-type="float" office:value="35.01" table:style-name="ce1">
            <text:p>35,01</text:p>
          </table:table-cell>
          <table:table-cell office:value-type="float" office:value="26.84" table:style-name="ce1">
            <text:p>26,84</text:p>
          </table:table-cell>
          <table:table-cell table:number-columns-repeated="16375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32.380000000000003" table:style-name="ce1">
            <text:p>32,38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37.450000000000003" table:style-name="ce1">
            <text:p>37,45</text:p>
          </table:table-cell>
          <table:table-cell office:value-type="float" office:value="32.85" table:style-name="ce1">
            <text:p>32,85</text:p>
          </table:table-cell>
          <table:table-cell office:value-type="float" office:value="38.01" table:style-name="ce1">
            <text:p>38,01</text:p>
          </table:table-cell>
          <table:table-cell office:value-type="float" office:value="40.81" table:style-name="ce1">
            <text:p>40,81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26.85" table:style-name="ce1">
            <text:p>26,85</text:p>
          </table:table-cell>
          <table:table-cell table:number-columns-repeated="16375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36.86" table:style-name="ce1">
            <text:p>36,86</text:p>
          </table:table-cell>
          <table:table-cell office:value-type="float" office:value="37.479999999999997" table:style-name="ce1">
            <text:p>37,48</text:p>
          </table:table-cell>
          <table:table-cell office:value-type="float" office:value="32.880000000000003" table:style-name="ce1">
            <text:p>32,88</text:p>
          </table:table-cell>
          <table:table-cell office:value-type="float" office:value="38.06" table:style-name="ce1">
            <text:p>38,06</text:p>
          </table:table-cell>
          <table:table-cell office:value-type="float" office:value="40.85" table:style-name="ce1">
            <text:p>40,85</text:p>
          </table:table-cell>
          <table:table-cell office:value-type="float" office:value="35.07" table:style-name="ce1">
            <text:p>35,07</text:p>
          </table:table-cell>
          <table:table-cell office:value-type="float" office:value="26.86" table:style-name="ce1">
            <text:p>26,86</text:p>
          </table:table-cell>
          <table:table-cell table:number-columns-repeated="16375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36.9" table:style-name="ce1">
            <text:p>36,9</text:p>
          </table:table-cell>
          <table:table-cell office:value-type="float" office:value="37.51" table:style-name="ce1">
            <text:p>37,51</text:p>
          </table:table-cell>
          <table:table-cell office:value-type="float" office:value="32.909999999999997" table:style-name="ce1">
            <text:p>32,91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35.1" table:style-name="ce1">
            <text:p>35,1</text:p>
          </table:table-cell>
          <table:table-cell office:value-type="float" office:value="26.87" table:style-name="ce1">
            <text:p>26,87</text:p>
          </table:table-cell>
          <table:table-cell table:number-columns-repeated="16375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32.479999999999997" table:style-name="ce1">
            <text:p>32,48</text:p>
          </table:table-cell>
          <table:table-cell office:value-type="float" office:value="36.93" table:style-name="ce1">
            <text:p>36,93</text:p>
          </table:table-cell>
          <table:table-cell office:value-type="float" office:value="37.53" table:style-name="ce1">
            <text:p>37,53</text:p>
          </table:table-cell>
          <table:table-cell office:value-type="float" office:value="32.950000000000003" table:style-name="ce1">
            <text:p>32,95</text:p>
          </table:table-cell>
          <table:table-cell office:value-type="float" office:value="38.130000000000003" table:style-name="ce1">
            <text:p>38,13</text:p>
          </table:table-cell>
          <table:table-cell office:value-type="float" office:value="40.92" table:style-name="ce1">
            <text:p>40,92</text:p>
          </table:table-cell>
          <table:table-cell office:value-type="float" office:value="35.14" table:style-name="ce1">
            <text:p>35,14</text:p>
          </table:table-cell>
          <table:table-cell office:value-type="float" office:value="26.89" table:style-name="ce1">
            <text:p>26,89</text:p>
          </table:table-cell>
          <table:table-cell table:number-columns-repeated="16375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32.51" table:style-name="ce1">
            <text:p>32,51</text:p>
          </table:table-cell>
          <table:table-cell office:value-type="float" office:value="36.96" table:style-name="ce1">
            <text:p>36,96</text:p>
          </table:table-cell>
          <table:table-cell office:value-type="float" office:value="37.56" table:style-name="ce1">
            <text:p>37,56</text:p>
          </table:table-cell>
          <table:table-cell office:value-type="float" office:value="32.979999999999997" table:style-name="ce1">
            <text:p>32,98</text:p>
          </table:table-cell>
          <table:table-cell office:value-type="float" office:value="38.18" table:style-name="ce1">
            <text:p>38,18</text:p>
          </table:table-cell>
          <table:table-cell office:value-type="float" office:value="40.96" table:style-name="ce1">
            <text:p>40,9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26.9" table:style-name="ce1">
            <text:p>26,9</text:p>
          </table:table-cell>
          <table:table-cell table:number-columns-repeated="16375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32.549999999999997" table:style-name="ce1">
            <text:p>32,55</text:p>
          </table:table-cell>
          <table:table-cell office:value-type="float" office:value="36.99" table:style-name="ce1">
            <text:p>36,99</text:p>
          </table:table-cell>
          <table:table-cell office:value-type="float" office:value="37.590000000000003" table:style-name="ce1">
            <text:p>37,59</text:p>
          </table:table-cell>
          <table:table-cell office:value-type="float" office:value="33.01" table:style-name="ce1">
            <text:p>33,01</text:p>
          </table:table-cell>
          <table:table-cell office:value-type="float" office:value="38.22" table:style-name="ce1">
            <text:p>38,22</text:p>
          </table:table-cell>
          <table:table-cell office:value-type="float" office:value="41" table:style-name="ce1">
            <text:p>41</text:p>
          </table:table-cell>
          <table:table-cell office:value-type="float" office:value="35.19" table:style-name="ce1">
            <text:p>35,19</text:p>
          </table:table-cell>
          <table:table-cell office:value-type="float" office:value="26.91" table:style-name="ce1">
            <text:p>26,91</text:p>
          </table:table-cell>
          <table:table-cell table:number-columns-repeated="16375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32.58" table:style-name="ce1">
            <text:p>32,58</text:p>
          </table:table-cell>
          <table:table-cell office:value-type="float" office:value="37.03" table:style-name="ce1">
            <text:p>37,03</text:p>
          </table:table-cell>
          <table:table-cell office:value-type="float" office:value="37.619999999999997" table:style-name="ce1">
            <text:p>37,62</text:p>
          </table:table-cell>
          <table:table-cell office:value-type="float" office:value="33.04" table:style-name="ce1">
            <text:p>33,04</text:p>
          </table:table-cell>
          <table:table-cell office:value-type="float" office:value="38.26" table:style-name="ce1">
            <text:p>38,26</text:p>
          </table:table-cell>
          <table:table-cell office:value-type="float" office:value="41.04" table:style-name="ce1">
            <text:p>41,04</text:p>
          </table:table-cell>
          <table:table-cell office:value-type="float" office:value="35.22" table:style-name="ce1">
            <text:p>35,22</text:p>
          </table:table-cell>
          <table:table-cell office:value-type="float" office:value="26.93" table:style-name="ce1">
            <text:p>26,93</text:p>
          </table:table-cell>
          <table:table-cell table:number-columns-repeated="16375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32.61" table:style-name="ce1">
            <text:p>32,61</text:p>
          </table:table-cell>
          <table:table-cell office:value-type="float" office:value="37.06" table:style-name="ce1">
            <text:p>37,06</text:p>
          </table:table-cell>
          <table:table-cell office:value-type="float" office:value="37.65" table:style-name="ce1">
            <text:p>37,65</text:p>
          </table:table-cell>
          <table:table-cell office:value-type="float" office:value="33.07" table:style-name="ce1">
            <text:p>33,07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41.07" table:style-name="ce1">
            <text:p>41,07</text:p>
          </table:table-cell>
          <table:table-cell office:value-type="float" office:value="35.25" table:style-name="ce1">
            <text:p>35,25</text:p>
          </table:table-cell>
          <table:table-cell office:value-type="float" office:value="26.94" table:style-name="ce1">
            <text:p>26,94</text:p>
          </table:table-cell>
          <table:table-cell table:number-columns-repeated="16375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2.64" table:style-name="ce1">
            <text:p>32,64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37.68" table:style-name="ce1">
            <text:p>37,68</text:p>
          </table:table-cell>
          <table:table-cell office:value-type="float" office:value="33.1" table:style-name="ce1">
            <text:p>33,1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41.11" table:style-name="ce1">
            <text:p>41,11</text:p>
          </table:table-cell>
          <table:table-cell office:value-type="float" office:value="35.28" table:style-name="ce1">
            <text:p>35,28</text:p>
          </table:table-cell>
          <table:table-cell office:value-type="float" office:value="26.95" table:style-name="ce1">
            <text:p>26,95</text:p>
          </table:table-cell>
          <table:table-cell table:number-columns-repeated="16375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2.68" table:style-name="ce1">
            <text:p>32,68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7.71" table:style-name="ce1">
            <text:p>37,71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41.15" table:style-name="ce1">
            <text:p>41,15</text:p>
          </table:table-cell>
          <table:table-cell office:value-type="float" office:value="35.31" table:style-name="ce1">
            <text:p>35,31</text:p>
          </table:table-cell>
          <table:table-cell office:value-type="float" office:value="26.97" table:style-name="ce1">
            <text:p>26,97</text:p>
          </table:table-cell>
          <table:table-cell table:number-columns-repeated="16375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2.71" table:style-name="ce1">
            <text:p>32,71</text:p>
          </table:table-cell>
          <table:table-cell office:value-type="float" office:value="37.15" table:style-name="ce1">
            <text:p>37,15</text:p>
          </table:table-cell>
          <table:table-cell office:value-type="float" office:value="37.74" table:style-name="ce1">
            <text:p>37,74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8.42" table:style-name="ce1">
            <text:p>38,42</text:p>
          </table:table-cell>
          <table:table-cell office:value-type="float" office:value="41.18" table:style-name="ce1">
            <text:p>41,18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26.98" table:style-name="ce1">
            <text:p>26,98</text:p>
          </table:table-cell>
          <table:table-cell table:number-columns-repeated="16375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2.74" table:style-name="ce1">
            <text:p>32,74</text:p>
          </table:table-cell>
          <table:table-cell office:value-type="float" office:value="37.19" table:style-name="ce1">
            <text:p>37,19</text:p>
          </table:table-cell>
          <table:table-cell office:value-type="float" office:value="37.76" table:style-name="ce1">
            <text:p>37,76</text:p>
          </table:table-cell>
          <table:table-cell office:value-type="float" office:value="33.19" table:style-name="ce1">
            <text:p>33,19</text:p>
          </table:table-cell>
          <table:table-cell office:value-type="float" office:value="38.46" table:style-name="ce1">
            <text:p>38,46</text:p>
          </table:table-cell>
          <table:table-cell office:value-type="float" office:value="41.21" table:style-name="ce1">
            <text:p>41,21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26.99" table:style-name="ce1">
            <text:p>26,99</text:p>
          </table:table-cell>
          <table:table-cell table:number-columns-repeated="16375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2.770000000000003" table:style-name="ce1">
            <text:p>32,77</text:p>
          </table:table-cell>
          <table:table-cell office:value-type="float" office:value="37.21" table:style-name="ce1">
            <text:p>37,21</text:p>
          </table:table-cell>
          <table:table-cell office:value-type="float" office:value="37.79" table:style-name="ce1">
            <text:p>37,79</text:p>
          </table:table-cell>
          <table:table-cell office:value-type="float" office:value="33.229999999999997" table:style-name="ce1">
            <text:p>33,23</text:p>
          </table:table-cell>
          <table:table-cell office:value-type="float" office:value="38.5" table:style-name="ce1">
            <text:p>38,5</text:p>
          </table:table-cell>
          <table:table-cell office:value-type="float" office:value="41.25" table:style-name="ce1">
            <text:p>41,25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27" table:style-name="ce1">
            <text:p>27</text:p>
          </table:table-cell>
          <table:table-cell table:number-columns-repeated="16375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32.81" table:style-name="ce1">
            <text:p>32,81</text:p>
          </table:table-cell>
          <table:table-cell office:value-type="float" office:value="37.25" table:style-name="ce1">
            <text:p>37,25</text:p>
          </table:table-cell>
          <table:table-cell office:value-type="float" office:value="37.82" table:style-name="ce1">
            <text:p>37,82</text:p>
          </table:table-cell>
          <table:table-cell office:value-type="float" office:value="33.25" table:style-name="ce1">
            <text:p>33,25</text:p>
          </table:table-cell>
          <table:table-cell office:value-type="float" office:value="38.54" table:style-name="ce1">
            <text:p>38,54</text:p>
          </table:table-cell>
          <table:table-cell office:value-type="float" office:value="41.29" table:style-name="ce1">
            <text:p>41,29</text:p>
          </table:table-cell>
          <table:table-cell office:value-type="float" office:value="35.43" table:style-name="ce1">
            <text:p>35,43</text:p>
          </table:table-cell>
          <table:table-cell office:value-type="float" office:value="27.01" table:style-name="ce1">
            <text:p>27,01</text:p>
          </table:table-cell>
          <table:table-cell table:number-columns-repeated="16375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37.28" table:style-name="ce1">
            <text:p>37,28</text:p>
          </table:table-cell>
          <table:table-cell office:value-type="float" office:value="37.85" table:style-name="ce1">
            <text:p>37,85</text:p>
          </table:table-cell>
          <table:table-cell office:value-type="float" office:value="33.29" table:style-name="ce1">
            <text:p>33,29</text:p>
          </table:table-cell>
          <table:table-cell office:value-type="float" office:value="38.58" table:style-name="ce1">
            <text:p>38,58</text:p>
          </table:table-cell>
          <table:table-cell office:value-type="float" office:value="41.33" table:style-name="ce1">
            <text:p>41,33</text:p>
          </table:table-cell>
          <table:table-cell office:value-type="float" office:value="35.46" table:style-name="ce1">
            <text:p>35,46</text:p>
          </table:table-cell>
          <table:table-cell office:value-type="float" office:value="27.03" table:style-name="ce1">
            <text:p>27,03</text:p>
          </table:table-cell>
          <table:table-cell table:number-columns-repeated="16375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37.31" table:style-name="ce1">
            <text:p>37,31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33.31" table:style-name="ce1">
            <text:p>33,31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41.37" table:style-name="ce1">
            <text:p>41,37</text:p>
          </table:table-cell>
          <table:table-cell office:value-type="float" office:value="35.49" table:style-name="ce1">
            <text:p>35,49</text:p>
          </table:table-cell>
          <table:table-cell office:value-type="float" office:value="27.04" table:style-name="ce1">
            <text:p>27,04</text:p>
          </table:table-cell>
          <table:table-cell table:number-columns-repeated="16375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32.9" table:style-name="ce1">
            <text:p>32,9</text:p>
          </table:table-cell>
          <table:table-cell office:value-type="float" office:value="37.33" table:style-name="ce1">
            <text:p>37,33</text:p>
          </table:table-cell>
          <table:table-cell office:value-type="float" office:value="37.9" table:style-name="ce1">
            <text:p>37,9</text:p>
          </table:table-cell>
          <table:table-cell office:value-type="float" office:value="33.35" table:style-name="ce1">
            <text:p>33,35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41.4" table:style-name="ce1">
            <text:p>41,4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27.06" table:style-name="ce1">
            <text:p>27,06</text:p>
          </table:table-cell>
          <table:table-cell table:number-columns-repeated="16375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32.94" table:style-name="ce1">
            <text:p>32,94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37.93" table:style-name="ce1">
            <text:p>37,93</text:p>
          </table:table-cell>
          <table:table-cell office:value-type="float" office:value="33.380000000000003" table:style-name="ce1">
            <text:p>33,38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41.44" table:style-name="ce1">
            <text:p>41,44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27.07" table:style-name="ce1">
            <text:p>27,07</text:p>
          </table:table-cell>
          <table:table-cell table:number-columns-repeated="16375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32.97" table:style-name="ce1">
            <text:p>32,97</text:p>
          </table:table-cell>
          <table:table-cell office:value-type="float" office:value="37.4" table:style-name="ce1">
            <text:p>37,4</text:p>
          </table:table-cell>
          <table:table-cell office:value-type="float" office:value="37.96" table:style-name="ce1">
            <text:p>37,96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8.75" table:style-name="ce1">
            <text:p>38,75</text:p>
          </table:table-cell>
          <table:table-cell office:value-type="float" office:value="41.47" table:style-name="ce1">
            <text:p>41,47</text:p>
          </table:table-cell>
          <table:table-cell office:value-type="float" office:value="35.58" table:style-name="ce1">
            <text:p>35,58</text:p>
          </table:table-cell>
          <table:table-cell office:value-type="float" office:value="27.08" table:style-name="ce1">
            <text:p>27,08</text:p>
          </table:table-cell>
          <table:table-cell table:number-columns-repeated="16375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33" table:style-name="ce1">
            <text:p>33</text:p>
          </table:table-cell>
          <table:table-cell office:value-type="float" office:value="37.43" table:style-name="ce1">
            <text:p>37,43</text:p>
          </table:table-cell>
          <table:table-cell office:value-type="float" office:value="37.99" table:style-name="ce1">
            <text:p>37,99</text:p>
          </table:table-cell>
          <table:table-cell office:value-type="float" office:value="33.44" table:style-name="ce1">
            <text:p>33,44</text:p>
          </table:table-cell>
          <table:table-cell office:value-type="float" office:value="38.78" table:style-name="ce1">
            <text:p>38,78</text:p>
          </table:table-cell>
          <table:table-cell office:value-type="float" office:value="41.51" table:style-name="ce1">
            <text:p>41,51</text:p>
          </table:table-cell>
          <table:table-cell office:value-type="float" office:value="35.61" table:style-name="ce1">
            <text:p>35,61</text:p>
          </table:table-cell>
          <table:table-cell office:value-type="float" office:value="27.1" table:style-name="ce1">
            <text:p>27,1</text:p>
          </table:table-cell>
          <table:table-cell table:number-columns-repeated="16375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33.03" table:style-name="ce1">
            <text:p>33,03</text:p>
          </table:table-cell>
          <table:table-cell office:value-type="float" office:value="37.46" table:style-name="ce1">
            <text:p>37,46</text:p>
          </table:table-cell>
          <table:table-cell office:value-type="float" office:value="38.01" table:style-name="ce1">
            <text:p>38,01</text:p>
          </table:table-cell>
          <table:table-cell office:value-type="float" office:value="33.47" table:style-name="ce1">
            <text:p>33,47</text:p>
          </table:table-cell>
          <table:table-cell office:value-type="float" office:value="38.82" table:style-name="ce1">
            <text:p>38,82</text:p>
          </table:table-cell>
          <table:table-cell office:value-type="float" office:value="41.54" table:style-name="ce1">
            <text:p>41,54</text:p>
          </table:table-cell>
          <table:table-cell office:value-type="float" office:value="35.64" table:style-name="ce1">
            <text:p>35,64</text:p>
          </table:table-cell>
          <table:table-cell office:value-type="float" office:value="27.11" table:style-name="ce1">
            <text:p>27,11</text:p>
          </table:table-cell>
          <table:table-cell table:number-columns-repeated="16375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3.07" table:style-name="ce1">
            <text:p>33,07</text:p>
          </table:table-cell>
          <table:table-cell office:value-type="float" office:value="37.49" table:style-name="ce1">
            <text:p>37,49</text:p>
          </table:table-cell>
          <table:table-cell office:value-type="float" office:value="38.04" table:style-name="ce1">
            <text:p>38,04</text:p>
          </table:table-cell>
          <table:table-cell office:value-type="float" office:value="33.5" table:style-name="ce1">
            <text:p>33,5</text:p>
          </table:table-cell>
          <table:table-cell office:value-type="float" office:value="38.86" table:style-name="ce1">
            <text:p>38,86</text:p>
          </table:table-cell>
          <table:table-cell office:value-type="float" office:value="41.58" table:style-name="ce1">
            <text:p>41,58</text:p>
          </table:table-cell>
          <table:table-cell office:value-type="float" office:value="35.67" table:style-name="ce1">
            <text:p>35,67</text:p>
          </table:table-cell>
          <table:table-cell office:value-type="float" office:value="27.12" table:style-name="ce1">
            <text:p>27,12</text:p>
          </table:table-cell>
          <table:table-cell table:number-columns-repeated="16375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37.520000000000003" table:style-name="ce1">
            <text:p>37,52</text:p>
          </table:table-cell>
          <table:table-cell office:value-type="float" office:value="38.07" table:style-name="ce1">
            <text:p>38,07</text:p>
          </table:table-cell>
          <table:table-cell office:value-type="float" office:value="33.53" table:style-name="ce1">
            <text:p>33,53</text:p>
          </table:table-cell>
          <table:table-cell office:value-type="float" office:value="38.9" table:style-name="ce1">
            <text:p>38,9</text:p>
          </table:table-cell>
          <table:table-cell office:value-type="float" office:value="41.61" table:style-name="ce1">
            <text:p>41,61</text:p>
          </table:table-cell>
          <table:table-cell office:value-type="float" office:value="35.69" table:style-name="ce1">
            <text:p>35,69</text:p>
          </table:table-cell>
          <table:table-cell office:value-type="float" office:value="27.14" table:style-name="ce1">
            <text:p>27,14</text:p>
          </table:table-cell>
          <table:table-cell table:number-columns-repeated="16375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37.56" table:style-name="ce1">
            <text:p>37,56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3.56" table:style-name="ce1">
            <text:p>33,56</text:p>
          </table:table-cell>
          <table:table-cell office:value-type="float" office:value="38.94" table:style-name="ce1">
            <text:p>38,94</text:p>
          </table:table-cell>
          <table:table-cell office:value-type="float" office:value="41.65" table:style-name="ce1">
            <text:p>41,65</text:p>
          </table:table-cell>
          <table:table-cell office:value-type="float" office:value="35.72" table:style-name="ce1">
            <text:p>35,72</text:p>
          </table:table-cell>
          <table:table-cell office:value-type="float" office:value="27.15" table:style-name="ce1">
            <text:p>27,15</text:p>
          </table:table-cell>
          <table:table-cell table:number-columns-repeated="16375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33.159999999999997" table:style-name="ce1">
            <text:p>33,16</text:p>
          </table:table-cell>
          <table:table-cell office:value-type="float" office:value="37.58" table:style-name="ce1">
            <text:p>37,58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3.58" table:style-name="ce1">
            <text:p>33,58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41.68" table:style-name="ce1">
            <text:p>41,68</text:p>
          </table:table-cell>
          <table:table-cell office:value-type="float" office:value="35.75" table:style-name="ce1">
            <text:p>35,75</text:p>
          </table:table-cell>
          <table:table-cell office:value-type="float" office:value="27.17" table:style-name="ce1">
            <text:p>27,17</text:p>
          </table:table-cell>
          <table:table-cell table:number-columns-repeated="16375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3.19" table:style-name="ce1">
            <text:p>33,19</text:p>
          </table:table-cell>
          <table:table-cell office:value-type="float" office:value="37.61" table:style-name="ce1">
            <text:p>37,61</text:p>
          </table:table-cell>
          <table:table-cell office:value-type="float" office:value="38.15" table:style-name="ce1">
            <text:p>38,15</text:p>
          </table:table-cell>
          <table:table-cell office:value-type="float" office:value="33.61" table:style-name="ce1">
            <text:p>33,61</text:p>
          </table:table-cell>
          <table:table-cell office:value-type="float" office:value="39.01" table:style-name="ce1">
            <text:p>39,01</text:p>
          </table:table-cell>
          <table:table-cell office:value-type="float" office:value="41.72" table:style-name="ce1">
            <text:p>41,72</text:p>
          </table:table-cell>
          <table:table-cell office:value-type="float" office:value="35.78" table:style-name="ce1">
            <text:p>35,78</text:p>
          </table:table-cell>
          <table:table-cell office:value-type="float" office:value="27.18" table:style-name="ce1">
            <text:p>27,18</text:p>
          </table:table-cell>
          <table:table-cell table:number-columns-repeated="16375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33.22" table:style-name="ce1">
            <text:p>33,22</text:p>
          </table:table-cell>
          <table:table-cell office:value-type="float" office:value="37.64" table:style-name="ce1">
            <text:p>37,64</text:p>
          </table:table-cell>
          <table:table-cell office:value-type="float" office:value="38.18" table:style-name="ce1">
            <text:p>38,18</text:p>
          </table:table-cell>
          <table:table-cell office:value-type="float" office:value="33.65" table:style-name="ce1">
            <text:p>33,65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41.76" table:style-name="ce1">
            <text:p>41,76</text:p>
          </table:table-cell>
          <table:table-cell office:value-type="float" office:value="35.81" table:style-name="ce1">
            <text:p>35,81</text:p>
          </table:table-cell>
          <table:table-cell office:value-type="float" office:value="27.19" table:style-name="ce1">
            <text:p>27,19</text:p>
          </table:table-cell>
          <table:table-cell table:number-columns-repeated="16375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33.26" table:style-name="ce1">
            <text:p>33,26</text:p>
          </table:table-cell>
          <table:table-cell office:value-type="float" office:value="37.68" table:style-name="ce1">
            <text:p>37,68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33.68" table:style-name="ce1">
            <text:p>33,68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41.8" table:style-name="ce1">
            <text:p>41,8</text:p>
          </table:table-cell>
          <table:table-cell office:value-type="float" office:value="35.840000000000003" table:style-name="ce1">
            <text:p>35,84</text:p>
          </table:table-cell>
          <table:table-cell office:value-type="float" office:value="27.2" table:style-name="ce1">
            <text:p>27,2</text:p>
          </table:table-cell>
          <table:table-cell table:number-columns-repeated="16375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33.29" table:style-name="ce1">
            <text:p>33,29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33.71" table:style-name="ce1">
            <text:p>33,71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41.83" table:style-name="ce1">
            <text:p>41,83</text:p>
          </table:table-cell>
          <table:table-cell office:value-type="float" office:value="35.86" table:style-name="ce1">
            <text:p>35,86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33.32" table:style-name="ce1">
            <text:p>33,32</text:p>
          </table:table-cell>
          <table:table-cell office:value-type="float" office:value="37.729999999999997" table:style-name="ce1">
            <text:p>37,73</text:p>
          </table:table-cell>
          <table:table-cell office:value-type="float" office:value="38.26" table:style-name="ce1">
            <text:p>38,26</text:p>
          </table:table-cell>
          <table:table-cell office:value-type="float" office:value="33.74" table:style-name="ce1">
            <text:p>33,74</text:p>
          </table:table-cell>
          <table:table-cell office:value-type="float" office:value="39.17" table:style-name="ce1">
            <text:p>39,17</text:p>
          </table:table-cell>
          <table:table-cell office:value-type="float" office:value="41.86" table:style-name="ce1">
            <text:p>41,86</text:p>
          </table:table-cell>
          <table:table-cell office:value-type="float" office:value="35.89" table:style-name="ce1">
            <text:p>35,89</text:p>
          </table:table-cell>
          <table:table-cell office:value-type="float" office:value="27.23" table:style-name="ce1">
            <text:p>27,23</text:p>
          </table:table-cell>
          <table:table-cell table:number-columns-repeated="16375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3.36" table:style-name="ce1">
            <text:p>33,36</text:p>
          </table:table-cell>
          <table:table-cell office:value-type="float" office:value="37.76" table:style-name="ce1">
            <text:p>37,76</text:p>
          </table:table-cell>
          <table:table-cell office:value-type="float" office:value="38.29" table:style-name="ce1">
            <text:p>38,29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39.21" table:style-name="ce1">
            <text:p>39,21</text:p>
          </table:table-cell>
          <table:table-cell office:value-type="float" office:value="41.89" table:style-name="ce1">
            <text:p>41,89</text:p>
          </table:table-cell>
          <table:table-cell office:value-type="float" office:value="35.92" table:style-name="ce1">
            <text:p>35,92</text:p>
          </table:table-cell>
          <table:table-cell office:value-type="float" office:value="27.25" table:style-name="ce1">
            <text:p>27,25</text:p>
          </table:table-cell>
          <table:table-cell table:number-columns-repeated="16375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33.39" table:style-name="ce1">
            <text:p>33,39</text:p>
          </table:table-cell>
          <table:table-cell office:value-type="float" office:value="37.79" table:style-name="ce1">
            <text:p>37,79</text:p>
          </table:table-cell>
          <table:table-cell office:value-type="float" office:value="38.31" table:style-name="ce1">
            <text:p>38,31</text:p>
          </table:table-cell>
          <table:table-cell office:value-type="float" office:value="33.79" table:style-name="ce1">
            <text:p>33,79</text:p>
          </table:table-cell>
          <table:table-cell office:value-type="float" office:value="39.25" table:style-name="ce1">
            <text:p>39,25</text:p>
          </table:table-cell>
          <table:table-cell office:value-type="float" office:value="41.93" table:style-name="ce1">
            <text:p>41,93</text:p>
          </table:table-cell>
          <table:table-cell office:value-type="float" office:value="35.94" table:style-name="ce1">
            <text:p>35,94</text:p>
          </table:table-cell>
          <table:table-cell office:value-type="float" office:value="27.26" table:style-name="ce1">
            <text:p>27,26</text:p>
          </table:table-cell>
          <table:table-cell table:number-columns-repeated="16375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3.409999999999997" table:style-name="ce1">
            <text:p>33,41</text:p>
          </table:table-cell>
          <table:table-cell office:value-type="float" office:value="37.83" table:style-name="ce1">
            <text:p>37,83</text:p>
          </table:table-cell>
          <table:table-cell office:value-type="float" office:value="38.340000000000003" table:style-name="ce1">
            <text:p>38,34</text:p>
          </table:table-cell>
          <table:table-cell office:value-type="float" office:value="33.82" table:style-name="ce1">
            <text:p>33,82</text:p>
          </table:table-cell>
          <table:table-cell office:value-type="float" office:value="39.28" table:style-name="ce1">
            <text:p>39,28</text:p>
          </table:table-cell>
          <table:table-cell office:value-type="float" office:value="41.96" table:style-name="ce1">
            <text:p>41,96</text:p>
          </table:table-cell>
          <table:table-cell office:value-type="float" office:value="35.97" table:style-name="ce1">
            <text:p>35,97</text:p>
          </table:table-cell>
          <table:table-cell office:value-type="float" office:value="27.27" table:style-name="ce1">
            <text:p>27,27</text:p>
          </table:table-cell>
          <table:table-cell table:number-columns-repeated="16375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3.450000000000003" table:style-name="ce1">
            <text:p>33,45</text:p>
          </table:table-cell>
          <table:table-cell office:value-type="float" office:value="37.86" table:style-name="ce1">
            <text:p>37,86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33.85" table:style-name="ce1">
            <text:p>33,85</text:p>
          </table:table-cell>
          <table:table-cell office:value-type="float" office:value="39.32" table:style-name="ce1">
            <text:p>39,32</text:p>
          </table:table-cell>
          <table:table-cell office:value-type="float" office:value="42" table:style-name="ce1">
            <text:p>42</text:p>
          </table:table-cell>
          <table:table-cell office:value-type="float" office:value="36.01" table:style-name="ce1">
            <text:p>36,01</text:p>
          </table:table-cell>
          <table:table-cell office:value-type="float" office:value="27.29" table:style-name="ce1">
            <text:p>27,29</text:p>
          </table:table-cell>
          <table:table-cell table:number-columns-repeated="16375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3.479999999999997" table:style-name="ce1">
            <text:p>33,48</text:p>
          </table:table-cell>
          <table:table-cell office:value-type="float" office:value="37.89" table:style-name="ce1">
            <text:p>37,89</text:p>
          </table:table-cell>
          <table:table-cell office:value-type="float" office:value="38.39" table:style-name="ce1">
            <text:p>38,39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9.36" table:style-name="ce1">
            <text:p>39,36</text:p>
          </table:table-cell>
          <table:table-cell office:value-type="float" office:value="42.03" table:style-name="ce1">
            <text:p>42,03</text:p>
          </table:table-cell>
          <table:table-cell office:value-type="float" office:value="36.03" table:style-name="ce1">
            <text:p>36,03</text:p>
          </table:table-cell>
          <table:table-cell office:value-type="float" office:value="27.3" table:style-name="ce1">
            <text:p>27,3</text:p>
          </table:table-cell>
          <table:table-cell table:number-columns-repeated="16375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33.51" table:style-name="ce1">
            <text:p>33,51</text:p>
          </table:table-cell>
          <table:table-cell office:value-type="float" office:value="37.92" table:style-name="ce1">
            <text:p>37,92</text:p>
          </table:table-cell>
          <table:table-cell office:value-type="float" office:value="38.42" table:style-name="ce1">
            <text:p>38,42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9.39" table:style-name="ce1">
            <text:p>39,39</text:p>
          </table:table-cell>
          <table:table-cell office:value-type="float" office:value="42.07" table:style-name="ce1">
            <text:p>42,07</text:p>
          </table:table-cell>
          <table:table-cell office:value-type="float" office:value="36.06" table:style-name="ce1">
            <text:p>36,06</text:p>
          </table:table-cell>
          <table:table-cell office:value-type="float" office:value="27.31" table:style-name="ce1">
            <text:p>27,31</text:p>
          </table:table-cell>
          <table:table-cell table:number-columns-repeated="16375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3.54" table:style-name="ce1">
            <text:p>33,54</text:p>
          </table:table-cell>
          <table:table-cell office:value-type="float" office:value="37.950000000000003" table:style-name="ce1">
            <text:p>37,95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33.94" table:style-name="ce1">
            <text:p>33,94</text:p>
          </table:table-cell>
          <table:table-cell office:value-type="float" office:value="39.44" table:style-name="ce1">
            <text:p>39,44</text:p>
          </table:table-cell>
          <table:table-cell office:value-type="float" office:value="42.1" table:style-name="ce1">
            <text:p>42,1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.32" table:style-name="ce1">
            <text:p>27,32</text:p>
          </table:table-cell>
          <table:table-cell table:number-columns-repeated="16375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3.57" table:style-name="ce1">
            <text:p>33,57</text:p>
          </table:table-cell>
          <table:table-cell office:value-type="float" office:value="37.97" table:style-name="ce1">
            <text:p>37,97</text:p>
          </table:table-cell>
          <table:table-cell office:value-type="float" office:value="38.47" table:style-name="ce1">
            <text:p>38,47</text:p>
          </table:table-cell>
          <table:table-cell office:value-type="float" office:value="33.97" table:style-name="ce1">
            <text:p>33,97</text:p>
          </table:table-cell>
          <table:table-cell office:value-type="float" office:value="39.47" table:style-name="ce1">
            <text:p>39,47</text:p>
          </table:table-cell>
          <table:table-cell office:value-type="float" office:value="42.13" table:style-name="ce1">
            <text:p>42,13</text:p>
          </table:table-cell>
          <table:table-cell office:value-type="float" office:value="36.11" table:style-name="ce1">
            <text:p>36,11</text:p>
          </table:table-cell>
          <table:table-cell office:value-type="float" office:value="27.34" table:style-name="ce1">
            <text:p>27,34</text:p>
          </table:table-cell>
          <table:table-cell table:number-columns-repeated="16375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3.61" table:style-name="ce1">
            <text:p>33,61</text:p>
          </table:table-cell>
          <table:table-cell office:value-type="float" office:value="38.01" table:style-name="ce1">
            <text:p>38,01</text:p>
          </table:table-cell>
          <table:table-cell office:value-type="float" office:value="38.5" table:style-name="ce1">
            <text:p>38,5</text:p>
          </table:table-cell>
          <table:table-cell office:value-type="float" office:value="34" table:style-name="ce1">
            <text:p>34</text:p>
          </table:table-cell>
          <table:table-cell office:value-type="float" office:value="39.51" table:style-name="ce1">
            <text:p>39,51</text:p>
          </table:table-cell>
          <table:table-cell office:value-type="float" office:value="42.17" table:style-name="ce1">
            <text:p>42,17</text:p>
          </table:table-cell>
          <table:table-cell office:value-type="float" office:value="36.14" table:style-name="ce1">
            <text:p>36,14</text:p>
          </table:table-cell>
          <table:table-cell office:value-type="float" office:value="27.36" table:style-name="ce1">
            <text:p>27,36</text:p>
          </table:table-cell>
          <table:table-cell table:number-columns-repeated="16375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38.04" table:style-name="ce1">
            <text:p>38,04</text:p>
          </table:table-cell>
          <table:table-cell office:value-type="float" office:value="38.53" table:style-name="ce1">
            <text:p>38,53</text:p>
          </table:table-cell>
          <table:table-cell office:value-type="float" office:value="34.03" table:style-name="ce1">
            <text:p>34,03</text:p>
          </table:table-cell>
          <table:table-cell office:value-type="float" office:value="39.54" table:style-name="ce1">
            <text:p>39,54</text:p>
          </table:table-cell>
          <table:table-cell office:value-type="float" office:value="42.2" table:style-name="ce1">
            <text:p>42,2</text:p>
          </table:table-cell>
          <table:table-cell office:value-type="float" office:value="36.159999999999997" table:style-name="ce1">
            <text:p>36,16</text:p>
          </table:table-cell>
          <table:table-cell office:value-type="float" office:value="27.37" table:style-name="ce1">
            <text:p>27,37</text:p>
          </table:table-cell>
          <table:table-cell table:number-columns-repeated="16375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38.06" table:style-name="ce1">
            <text:p>38,06</text:p>
          </table:table-cell>
          <table:table-cell office:value-type="float" office:value="38.549999999999997" table:style-name="ce1">
            <text:p>38,55</text:p>
          </table:table-cell>
          <table:table-cell office:value-type="float" office:value="34.06" table:style-name="ce1">
            <text:p>34,06</text:p>
          </table:table-cell>
          <table:table-cell office:value-type="float" office:value="39.58" table:style-name="ce1">
            <text:p>39,58</text:p>
          </table:table-cell>
          <table:table-cell office:value-type="float" office:value="42.23" table:style-name="ce1">
            <text:p>42,23</text:p>
          </table:table-cell>
          <table:table-cell office:value-type="float" office:value="36.19" table:style-name="ce1">
            <text:p>36,19</text:p>
          </table:table-cell>
          <table:table-cell office:value-type="float" office:value="27.38" table:style-name="ce1">
            <text:p>27,38</text:p>
          </table:table-cell>
          <table:table-cell table:number-columns-repeated="16375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3.69" table:style-name="ce1">
            <text:p>33,69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38.58" table:style-name="ce1">
            <text:p>38,58</text:p>
          </table:table-cell>
          <table:table-cell office:value-type="float" office:value="34.090000000000003" table:style-name="ce1">
            <text:p>34,09</text:p>
          </table:table-cell>
          <table:table-cell office:value-type="float" office:value="39.61" table:style-name="ce1">
            <text:p>39,61</text:p>
          </table:table-cell>
          <table:table-cell office:value-type="float" office:value="42.26" table:style-name="ce1">
            <text:p>42,26</text:p>
          </table:table-cell>
          <table:table-cell office:value-type="float" office:value="36.22" table:style-name="ce1">
            <text:p>36,22</text:p>
          </table:table-cell>
          <table:table-cell office:value-type="float" office:value="27.39" table:style-name="ce1">
            <text:p>27,39</text:p>
          </table:table-cell>
          <table:table-cell table:number-columns-repeated="16375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38.61" table:style-name="ce1">
            <text:p>38,61</text:p>
          </table:table-cell>
          <table:table-cell office:value-type="float" office:value="34.11" table:style-name="ce1">
            <text:p>34,11</text:p>
          </table:table-cell>
          <table:table-cell office:value-type="float" office:value="39.65" table:style-name="ce1">
            <text:p>39,65</text:p>
          </table:table-cell>
          <table:table-cell office:value-type="float" office:value="42.3" table:style-name="ce1">
            <text:p>42,3</text:p>
          </table:table-cell>
          <table:table-cell office:value-type="float" office:value="36.25" table:style-name="ce1">
            <text:p>36,25</text:p>
          </table:table-cell>
          <table:table-cell office:value-type="float" office:value="27.41" table:style-name="ce1">
            <text:p>27,41</text:p>
          </table:table-cell>
          <table:table-cell table:number-columns-repeated="16375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33.76" table:style-name="ce1">
            <text:p>33,76</text:p>
          </table:table-cell>
          <table:table-cell office:value-type="float" office:value="38.15" table:style-name="ce1">
            <text:p>38,15</text:p>
          </table:table-cell>
          <table:table-cell office:value-type="float" office:value="38.630000000000003" table:style-name="ce1">
            <text:p>38,63</text:p>
          </table:table-cell>
          <table:table-cell office:value-type="float" office:value="34.14" table:style-name="ce1">
            <text:p>34,14</text:p>
          </table:table-cell>
          <table:table-cell office:value-type="float" office:value="39.69" table:style-name="ce1">
            <text:p>39,69</text:p>
          </table:table-cell>
          <table:table-cell office:value-type="float" office:value="42.33" table:style-name="ce1">
            <text:p>42,33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27.42" table:style-name="ce1">
            <text:p>27,42</text:p>
          </table:table-cell>
          <table:table-cell table:number-columns-repeated="16375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33.79" table:style-name="ce1">
            <text:p>33,79</text:p>
          </table:table-cell>
          <table:table-cell office:value-type="float" office:value="38.18" table:style-name="ce1">
            <text:p>38,18</text:p>
          </table:table-cell>
          <table:table-cell office:value-type="float" office:value="38.659999999999997" table:style-name="ce1">
            <text:p>38,66</text:p>
          </table:table-cell>
          <table:table-cell office:value-type="float" office:value="34.17" table:style-name="ce1">
            <text:p>34,17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2.37" table:style-name="ce1">
            <text:p>42,37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7.44" table:style-name="ce1">
            <text:p>27,44</text:p>
          </table:table-cell>
          <table:table-cell table:number-columns-repeated="16375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33.82" table:style-name="ce1">
            <text:p>33,82</text:p>
          </table:table-cell>
          <table:table-cell office:value-type="float" office:value="38.21" table:style-name="ce1">
            <text:p>38,21</text:p>
          </table:table-cell>
          <table:table-cell office:value-type="float" office:value="38.69" table:style-name="ce1">
            <text:p>38,69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39.76" table:style-name="ce1">
            <text:p>39,76</text:p>
          </table:table-cell>
          <table:table-cell office:value-type="float" office:value="42.4" table:style-name="ce1">
            <text:p>42,4</text:p>
          </table:table-cell>
          <table:table-cell office:value-type="float" office:value="36.33" table:style-name="ce1">
            <text:p>36,33</text:p>
          </table:table-cell>
          <table:table-cell office:value-type="float" office:value="27.45" table:style-name="ce1">
            <text:p>27,45</text:p>
          </table:table-cell>
          <table:table-cell table:number-columns-repeated="16375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33.85" table:style-name="ce1">
            <text:p>33,85</text:p>
          </table:table-cell>
          <table:table-cell office:value-type="float" office:value="38.24" table:style-name="ce1">
            <text:p>38,24</text:p>
          </table:table-cell>
          <table:table-cell office:value-type="float" office:value="38.71" table:style-name="ce1">
            <text:p>38,71</text:p>
          </table:table-cell>
          <table:table-cell office:value-type="float" office:value="34.229999999999997" table:style-name="ce1">
            <text:p>34,23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2.43" table:style-name="ce1">
            <text:p>42,43</text:p>
          </table:table-cell>
          <table:table-cell office:value-type="float" office:value="36.35" table:style-name="ce1">
            <text:p>36,35</text:p>
          </table:table-cell>
          <table:table-cell office:value-type="float" office:value="27.46" table:style-name="ce1">
            <text:p>27,46</text:p>
          </table:table-cell>
          <table:table-cell table:number-columns-repeated="16375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3.880000000000003" table:style-name="ce1">
            <text:p>33,88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38.74" table:style-name="ce1">
            <text:p>38,74</text:p>
          </table:table-cell>
          <table:table-cell office:value-type="float" office:value="34.26" table:style-name="ce1">
            <text:p>34,26</text:p>
          </table:table-cell>
          <table:table-cell office:value-type="float" office:value="39.83" table:style-name="ce1">
            <text:p>39,83</text:p>
          </table:table-cell>
          <table:table-cell office:value-type="float" office:value="42.46" table:style-name="ce1">
            <text:p>42,46</text:p>
          </table:table-cell>
          <table:table-cell office:value-type="float" office:value="36.380000000000003" table:style-name="ce1">
            <text:p>36,38</text:p>
          </table:table-cell>
          <table:table-cell office:value-type="float" office:value="27.47" table:style-name="ce1">
            <text:p>27,47</text:p>
          </table:table-cell>
          <table:table-cell table:number-columns-repeated="16375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3.909999999999997" table:style-name="ce1">
            <text:p>33,91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38.76" table:style-name="ce1">
            <text:p>38,76</text:p>
          </table:table-cell>
          <table:table-cell office:value-type="float" office:value="34.28" table:style-name="ce1">
            <text:p>34,28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42.5" table:style-name="ce1">
            <text:p>42,5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7.49" table:style-name="ce1">
            <text:p>27,49</text:p>
          </table:table-cell>
          <table:table-cell table:number-columns-repeated="16375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33.94" table:style-name="ce1">
            <text:p>33,94</text:p>
          </table:table-cell>
          <table:table-cell office:value-type="float" office:value="38.32" table:style-name="ce1">
            <text:p>38,32</text:p>
          </table:table-cell>
          <table:table-cell office:value-type="float" office:value="38.78" table:style-name="ce1">
            <text:p>38,78</text:p>
          </table:table-cell>
          <table:table-cell office:value-type="float" office:value="34.31" table:style-name="ce1">
            <text:p>34,31</text:p>
          </table:table-cell>
          <table:table-cell office:value-type="float" office:value="39.9" table:style-name="ce1">
            <text:p>39,9</text:p>
          </table:table-cell>
          <table:table-cell office:value-type="float" office:value="42.53" table:style-name="ce1">
            <text:p>42,53</text:p>
          </table:table-cell>
          <table:table-cell office:value-type="float" office:value="36.43" table:style-name="ce1">
            <text:p>36,43</text:p>
          </table:table-cell>
          <table:table-cell office:value-type="float" office:value="27.51" table:style-name="ce1">
            <text:p>27,51</text:p>
          </table:table-cell>
          <table:table-cell table:number-columns-repeated="16375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33.979999999999997" table:style-name="ce1">
            <text:p>33,98</text:p>
          </table:table-cell>
          <table:table-cell office:value-type="float" office:value="38.36" table:style-name="ce1">
            <text:p>38,36</text:p>
          </table:table-cell>
          <table:table-cell office:value-type="float" office:value="38.81" table:style-name="ce1">
            <text:p>38,81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9.94" table:style-name="ce1">
            <text:p>39,94</text:p>
          </table:table-cell>
          <table:table-cell office:value-type="float" office:value="42.56" table:style-name="ce1">
            <text:p>42,56</text:p>
          </table:table-cell>
          <table:table-cell office:value-type="float" office:value="36.46" table:style-name="ce1">
            <text:p>36,46</text:p>
          </table:table-cell>
          <table:table-cell office:value-type="float" office:value="27.52" table:style-name="ce1">
            <text:p>27,52</text:p>
          </table:table-cell>
          <table:table-cell table:number-columns-repeated="16375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34" table:style-name="ce1">
            <text:p>34</text:p>
          </table:table-cell>
          <table:table-cell office:value-type="float" office:value="38.39" table:style-name="ce1">
            <text:p>38,39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9.97" table:style-name="ce1">
            <text:p>39,97</text:p>
          </table:table-cell>
          <table:table-cell office:value-type="float" office:value="42.59" table:style-name="ce1">
            <text:p>42,59</text:p>
          </table:table-cell>
          <table:table-cell office:value-type="float" office:value="36.479999999999997" table:style-name="ce1">
            <text:p>36,48</text:p>
          </table:table-cell>
          <table:table-cell office:value-type="float" office:value="27.53" table:style-name="ce1">
            <text:p>27,53</text:p>
          </table:table-cell>
          <table:table-cell table:number-columns-repeated="16375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34.04" table:style-name="ce1">
            <text:p>34,04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38.86" table:style-name="ce1">
            <text:p>38,86</text:p>
          </table:table-cell>
          <table:table-cell office:value-type="float" office:value="34.39" table:style-name="ce1">
            <text:p>34,39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2.63" table:style-name="ce1">
            <text:p>42,63</text:p>
          </table:table-cell>
          <table:table-cell office:value-type="float" office:value="36.51" table:style-name="ce1">
            <text:p>36,51</text:p>
          </table:table-cell>
          <table:table-cell office:value-type="float" office:value="27.54" table:style-name="ce1">
            <text:p>27,54</text:p>
          </table:table-cell>
          <table:table-cell table:number-columns-repeated="16375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34.07" table:style-name="ce1">
            <text:p>34,07</text:p>
          </table:table-cell>
          <table:table-cell office:value-type="float" office:value="38.44" table:style-name="ce1">
            <text:p>38,44</text:p>
          </table:table-cell>
          <table:table-cell office:value-type="float" office:value="38.89" table:style-name="ce1">
            <text:p>38,89</text:p>
          </table:table-cell>
          <table:table-cell office:value-type="float" office:value="34.42" table:style-name="ce1">
            <text:p>34,42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2.66" table:style-name="ce1">
            <text:p>42,66</text:p>
          </table:table-cell>
          <table:table-cell office:value-type="float" office:value="36.54" table:style-name="ce1">
            <text:p>36,54</text:p>
          </table:table-cell>
          <table:table-cell office:value-type="float" office:value="27.56" table:style-name="ce1">
            <text:p>27,56</text:p>
          </table:table-cell>
          <table:table-cell table:number-columns-repeated="16375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34.1" table:style-name="ce1">
            <text:p>34,1</text:p>
          </table:table-cell>
          <table:table-cell office:value-type="float" office:value="38.47" table:style-name="ce1">
            <text:p>38,47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34.450000000000003" table:style-name="ce1">
            <text:p>34,45</text:p>
          </table:table-cell>
          <table:table-cell office:value-type="float" office:value="40.08" table:style-name="ce1">
            <text:p>40,08</text:p>
          </table:table-cell>
          <table:table-cell office:value-type="float" office:value="42.69" table:style-name="ce1">
            <text:p>42,69</text:p>
          </table:table-cell>
          <table:table-cell office:value-type="float" office:value="36.56" table:style-name="ce1">
            <text:p>36,56</text:p>
          </table:table-cell>
          <table:table-cell office:value-type="float" office:value="27.57" table:style-name="ce1">
            <text:p>27,57</text:p>
          </table:table-cell>
          <table:table-cell table:number-columns-repeated="16375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34.130000000000003" table:style-name="ce1">
            <text:p>34,13</text:p>
          </table:table-cell>
          <table:table-cell office:value-type="float" office:value="38.5" table:style-name="ce1">
            <text:p>38,5</text:p>
          </table:table-cell>
          <table:table-cell office:value-type="float" office:value="38.94" table:style-name="ce1">
            <text:p>38,94</text:p>
          </table:table-cell>
          <table:table-cell office:value-type="float" office:value="34.479999999999997" table:style-name="ce1">
            <text:p>34,48</text:p>
          </table:table-cell>
          <table:table-cell office:value-type="float" office:value="40.119999999999997" table:style-name="ce1">
            <text:p>40,12</text:p>
          </table:table-cell>
          <table:table-cell office:value-type="float" office:value="42.73" table:style-name="ce1">
            <text:p>42,73</text:p>
          </table:table-cell>
          <table:table-cell office:value-type="float" office:value="36.590000000000003" table:style-name="ce1">
            <text:p>36,59</text:p>
          </table:table-cell>
          <table:table-cell office:value-type="float" office:value="27.59" table:style-name="ce1">
            <text:p>27,59</text:p>
          </table:table-cell>
          <table:table-cell table:number-columns-repeated="16375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38.53" table:style-name="ce1">
            <text:p>38,53</text:p>
          </table:table-cell>
          <table:table-cell office:value-type="float" office:value="38.96" table:style-name="ce1">
            <text:p>38,96</text:p>
          </table:table-cell>
          <table:table-cell office:value-type="float" office:value="34.51" table:style-name="ce1">
            <text:p>34,51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42.76" table:style-name="ce1">
            <text:p>42,76</text:p>
          </table:table-cell>
          <table:table-cell office:value-type="float" office:value="36.61" table:style-name="ce1">
            <text:p>36,61</text:p>
          </table:table-cell>
          <table:table-cell office:value-type="float" office:value="27.6" table:style-name="ce1">
            <text:p>27,6</text:p>
          </table:table-cell>
          <table:table-cell table:number-columns-repeated="16375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34.19" table:style-name="ce1">
            <text:p>34,19</text:p>
          </table:table-cell>
          <table:table-cell office:value-type="float" office:value="38.56" table:style-name="ce1">
            <text:p>38,56</text:p>
          </table:table-cell>
          <table:table-cell office:value-type="float" office:value="38.99" table:style-name="ce1">
            <text:p>38,99</text:p>
          </table:table-cell>
          <table:table-cell office:value-type="float" office:value="34.53" table:style-name="ce1">
            <text:p>34,53</text:p>
          </table:table-cell>
          <table:table-cell office:value-type="float" office:value="40.19" table:style-name="ce1">
            <text:p>40,19</text:p>
          </table:table-cell>
          <table:table-cell office:value-type="float" office:value="42.79" table:style-name="ce1">
            <text:p>42,79</text:p>
          </table:table-cell>
          <table:table-cell office:value-type="float" office:value="36.64" table:style-name="ce1">
            <text:p>36,64</text:p>
          </table:table-cell>
          <table:table-cell office:value-type="float" office:value="27.61" table:style-name="ce1">
            <text:p>27,61</text:p>
          </table:table-cell>
          <table:table-cell table:number-columns-repeated="16375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34.22" table:style-name="ce1">
            <text:p>34,22</text:p>
          </table:table-cell>
          <table:table-cell office:value-type="float" office:value="38.590000000000003" table:style-name="ce1">
            <text:p>38,59</text:p>
          </table:table-cell>
          <table:table-cell office:value-type="float" office:value="39.020000000000003" table:style-name="ce1">
            <text:p>39,02</text:p>
          </table:table-cell>
          <table:table-cell office:value-type="float" office:value="34.56" table:style-name="ce1">
            <text:p>34,56</text:p>
          </table:table-cell>
          <table:table-cell office:value-type="float" office:value="40.22" table:style-name="ce1">
            <text:p>40,22</text:p>
          </table:table-cell>
          <table:table-cell office:value-type="float" office:value="42.82" table:style-name="ce1">
            <text:p>42,82</text:p>
          </table:table-cell>
          <table:table-cell office:value-type="float" office:value="36.67" table:style-name="ce1">
            <text:p>36,67</text:p>
          </table:table-cell>
          <table:table-cell office:value-type="float" office:value="27.63" table:style-name="ce1">
            <text:p>27,63</text:p>
          </table:table-cell>
          <table:table-cell table:number-columns-repeated="16375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4.25" table:style-name="ce1">
            <text:p>34,25</text:p>
          </table:table-cell>
          <table:table-cell office:value-type="float" office:value="38.61" table:style-name="ce1">
            <text:p>38,61</text:p>
          </table:table-cell>
          <table:table-cell office:value-type="float" office:value="39.04" table:style-name="ce1">
            <text:p>39,04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40.26" table:style-name="ce1">
            <text:p>40,26</text:p>
          </table:table-cell>
          <table:table-cell office:value-type="float" office:value="42.85" table:style-name="ce1">
            <text:p>42,85</text:p>
          </table:table-cell>
          <table:table-cell office:value-type="float" office:value="36.69" table:style-name="ce1">
            <text:p>36,69</text:p>
          </table:table-cell>
          <table:table-cell office:value-type="float" office:value="27.64" table:style-name="ce1">
            <text:p>27,64</text:p>
          </table:table-cell>
          <table:table-cell table:number-columns-repeated="16375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34.28" table:style-name="ce1">
            <text:p>34,28</text:p>
          </table:table-cell>
          <table:table-cell office:value-type="float" office:value="38.65" table:style-name="ce1">
            <text:p>38,65</text:p>
          </table:table-cell>
          <table:table-cell office:value-type="float" office:value="39.07" table:style-name="ce1">
            <text:p>39,07</text:p>
          </table:table-cell>
          <table:table-cell office:value-type="float" office:value="34.619999999999997" table:style-name="ce1">
            <text:p>34,62</text:p>
          </table:table-cell>
          <table:table-cell office:value-type="float" office:value="40.29" table:style-name="ce1">
            <text:p>40,29</text:p>
          </table:table-cell>
          <table:table-cell office:value-type="float" office:value="42.88" table:style-name="ce1">
            <text:p>42,88</text:p>
          </table:table-cell>
          <table:table-cell office:value-type="float" office:value="36.71" table:style-name="ce1">
            <text:p>36,71</text:p>
          </table:table-cell>
          <table:table-cell office:value-type="float" office:value="27.66" table:style-name="ce1">
            <text:p>27,66</text:p>
          </table:table-cell>
          <table:table-cell table:number-columns-repeated="16375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4.31" table:style-name="ce1">
            <text:p>34,31</text:p>
          </table:table-cell>
          <table:table-cell office:value-type="float" office:value="38.67" table:style-name="ce1">
            <text:p>38,67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4.65" table:style-name="ce1">
            <text:p>34,65</text:p>
          </table:table-cell>
          <table:table-cell office:value-type="float" office:value="40.33" table:style-name="ce1">
            <text:p>40,33</text:p>
          </table:table-cell>
          <table:table-cell office:value-type="float" office:value="42.91" table:style-name="ce1">
            <text:p>42,91</text:p>
          </table:table-cell>
          <table:table-cell office:value-type="float" office:value="36.75" table:style-name="ce1">
            <text:p>36,75</text:p>
          </table:table-cell>
          <table:table-cell office:value-type="float" office:value="27.67" table:style-name="ce1">
            <text:p>27,67</text:p>
          </table:table-cell>
          <table:table-cell table:number-columns-repeated="16375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38.71" table:style-name="ce1">
            <text:p>38,71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4.67" table:style-name="ce1">
            <text:p>34,67</text:p>
          </table:table-cell>
          <table:table-cell office:value-type="float" office:value="40.36" table:style-name="ce1">
            <text:p>40,36</text:p>
          </table:table-cell>
          <table:table-cell office:value-type="float" office:value="42.95" table:style-name="ce1">
            <text:p>42,95</text:p>
          </table:table-cell>
          <table:table-cell office:value-type="float" office:value="36.770000000000003" table:style-name="ce1">
            <text:p>36,77</text:p>
          </table:table-cell>
          <table:table-cell office:value-type="float" office:value="27.69" table:style-name="ce1">
            <text:p>27,69</text:p>
          </table:table-cell>
          <table:table-cell table:number-columns-repeated="16375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39.14" table:style-name="ce1">
            <text:p>39,14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40.4" table:style-name="ce1">
            <text:p>40,4</text:p>
          </table:table-cell>
          <table:table-cell office:value-type="float" office:value="42.98" table:style-name="ce1">
            <text:p>42,98</text:p>
          </table:table-cell>
          <table:table-cell office:value-type="float" office:value="36.79" table:style-name="ce1">
            <text:p>36,79</text:p>
          </table:table-cell>
          <table:table-cell office:value-type="float" office:value="27.7" table:style-name="ce1">
            <text:p>27,7</text:p>
          </table:table-cell>
          <table:table-cell table:number-columns-repeated="16375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34.4" table:style-name="ce1">
            <text:p>34,4</text:p>
          </table:table-cell>
          <table:table-cell office:value-type="float" office:value="38.76" table:style-name="ce1">
            <text:p>38,76</text:p>
          </table:table-cell>
          <table:table-cell office:value-type="float" office:value="39.159999999999997" table:style-name="ce1">
            <text:p>39,16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40.43" table:style-name="ce1">
            <text:p>40,43</text:p>
          </table:table-cell>
          <table:table-cell office:value-type="float" office:value="43.01" table:style-name="ce1">
            <text:p>43,01</text:p>
          </table:table-cell>
          <table:table-cell office:value-type="float" office:value="36.82" table:style-name="ce1">
            <text:p>36,82</text:p>
          </table:table-cell>
          <table:table-cell office:value-type="float" office:value="27.71" table:style-name="ce1">
            <text:p>27,71</text:p>
          </table:table-cell>
          <table:table-cell table:number-columns-repeated="16375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34.43" table:style-name="ce1">
            <text:p>34,43</text:p>
          </table:table-cell>
          <table:table-cell office:value-type="float" office:value="38.79" table:style-name="ce1">
            <text:p>38,79</text:p>
          </table:table-cell>
          <table:table-cell office:value-type="float" office:value="39.19" table:style-name="ce1">
            <text:p>39,19</text:p>
          </table:table-cell>
          <table:table-cell office:value-type="float" office:value="34.75" table:style-name="ce1">
            <text:p>34,75</text:p>
          </table:table-cell>
          <table:table-cell office:value-type="float" office:value="40.46" table:style-name="ce1">
            <text:p>40,46</text:p>
          </table:table-cell>
          <table:table-cell office:value-type="float" office:value="43.04" table:style-name="ce1">
            <text:p>43,04</text:p>
          </table:table-cell>
          <table:table-cell office:value-type="float" office:value="36.840000000000003" table:style-name="ce1">
            <text:p>36,84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34.46" table:style-name="ce1">
            <text:p>34,46</text:p>
          </table:table-cell>
          <table:table-cell office:value-type="float" office:value="38.82" table:style-name="ce1">
            <text:p>38,82</text:p>
          </table:table-cell>
          <table:table-cell office:value-type="float" office:value="39.22" table:style-name="ce1">
            <text:p>39,22</text:p>
          </table:table-cell>
          <table:table-cell office:value-type="float" office:value="34.79" table:style-name="ce1">
            <text:p>34,79</text:p>
          </table:table-cell>
          <table:table-cell office:value-type="float" office:value="40.49" table:style-name="ce1">
            <text:p>40,49</text:p>
          </table:table-cell>
          <table:table-cell office:value-type="float" office:value="43.07" table:style-name="ce1">
            <text:p>43,07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27.73" table:style-name="ce1">
            <text:p>27,73</text:p>
          </table:table-cell>
          <table:table-cell table:number-columns-repeated="16375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34.49" table:style-name="ce1">
            <text:p>34,49</text:p>
          </table:table-cell>
          <table:table-cell office:value-type="float" office:value="38.85" table:style-name="ce1">
            <text:p>38,85</text:p>
          </table:table-cell>
          <table:table-cell office:value-type="float" office:value="39.24" table:style-name="ce1">
            <text:p>39,24</text:p>
          </table:table-cell>
          <table:table-cell office:value-type="float" office:value="34.81" table:style-name="ce1">
            <text:p>34,81</text:p>
          </table:table-cell>
          <table:table-cell office:value-type="float" office:value="40.53" table:style-name="ce1">
            <text:p>40,53</text:p>
          </table:table-cell>
          <table:table-cell office:value-type="float" office:value="43.1" table:style-name="ce1">
            <text:p>43,1</text:p>
          </table:table-cell>
          <table:table-cell office:value-type="float" office:value="36.89" table:style-name="ce1">
            <text:p>36,89</text:p>
          </table:table-cell>
          <table:table-cell office:value-type="float" office:value="27.75" table:style-name="ce1">
            <text:p>27,75</text:p>
          </table:table-cell>
          <table:table-cell table:number-columns-repeated="16375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34.520000000000003" table:style-name="ce1">
            <text:p>34,52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9.270000000000003" table:style-name="ce1">
            <text:p>39,27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40.56" table:style-name="ce1">
            <text:p>40,56</text:p>
          </table:table-cell>
          <table:table-cell office:value-type="float" office:value="43.13" table:style-name="ce1">
            <text:p>43,13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27.76" table:style-name="ce1">
            <text:p>27,76</text:p>
          </table:table-cell>
          <table:table-cell table:number-columns-repeated="16375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38.9" table:style-name="ce1">
            <text:p>38,9</text:p>
          </table:table-cell>
          <table:table-cell office:value-type="float" office:value="39.29" table:style-name="ce1">
            <text:p>39,29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40.6" table:style-name="ce1">
            <text:p>40,6</text:p>
          </table:table-cell>
          <table:table-cell office:value-type="float" office:value="43.17" table:style-name="ce1">
            <text:p>43,17</text:p>
          </table:table-cell>
          <table:table-cell office:value-type="float" office:value="36.94" table:style-name="ce1">
            <text:p>36,94</text:p>
          </table:table-cell>
          <table:table-cell office:value-type="float" office:value="27.77" table:style-name="ce1">
            <text:p>27,77</text:p>
          </table:table-cell>
          <table:table-cell table:number-columns-repeated="16375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34.58" table:style-name="ce1">
            <text:p>34,58</text:p>
          </table:table-cell>
          <table:table-cell office:value-type="float" office:value="38.93" table:style-name="ce1">
            <text:p>38,93</text:p>
          </table:table-cell>
          <table:table-cell office:value-type="float" office:value="39.31" table:style-name="ce1">
            <text:p>39,31</text:p>
          </table:table-cell>
          <table:table-cell office:value-type="float" office:value="34.89" table:style-name="ce1">
            <text:p>34,89</text:p>
          </table:table-cell>
          <table:table-cell office:value-type="float" office:value="40.630000000000003" table:style-name="ce1">
            <text:p>40,63</text:p>
          </table:table-cell>
          <table:table-cell office:value-type="float" office:value="43.19" table:style-name="ce1">
            <text:p>43,19</text:p>
          </table:table-cell>
          <table:table-cell office:value-type="float" office:value="36.97" table:style-name="ce1">
            <text:p>36,97</text:p>
          </table:table-cell>
          <table:table-cell office:value-type="float" office:value="27.79" table:style-name="ce1">
            <text:p>27,79</text:p>
          </table:table-cell>
          <table:table-cell table:number-columns-repeated="16375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34.61" table:style-name="ce1">
            <text:p>34,61</text:p>
          </table:table-cell>
          <table:table-cell office:value-type="float" office:value="38.96" table:style-name="ce1">
            <text:p>38,96</text:p>
          </table:table-cell>
          <table:table-cell office:value-type="float" office:value="39.340000000000003" table:style-name="ce1">
            <text:p>39,34</text:p>
          </table:table-cell>
          <table:table-cell office:value-type="float" office:value="34.92" table:style-name="ce1">
            <text:p>34,92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43.23" table:style-name="ce1">
            <text:p>43,23</text:p>
          </table:table-cell>
          <table:table-cell office:value-type="float" office:value="36.99" table:style-name="ce1">
            <text:p>36,99</text:p>
          </table:table-cell>
          <table:table-cell office:value-type="float" office:value="27.8" table:style-name="ce1">
            <text:p>27,8</text:p>
          </table:table-cell>
          <table:table-cell table:number-columns-repeated="16375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34.64" table:style-name="ce1">
            <text:p>34,64</text:p>
          </table:table-cell>
          <table:table-cell office:value-type="float" office:value="38.979999999999997" table:style-name="ce1">
            <text:p>38,98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4.950000000000003" table:style-name="ce1">
            <text:p>34,95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43.26" table:style-name="ce1">
            <text:p>43,26</text:p>
          </table:table-cell>
          <table:table-cell office:value-type="float" office:value="37.01" table:style-name="ce1">
            <text:p>37,01</text:p>
          </table:table-cell>
          <table:table-cell office:value-type="float" office:value="27.82" table:style-name="ce1">
            <text:p>27,82</text:p>
          </table:table-cell>
          <table:table-cell table:number-columns-repeated="16375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4.67" table:style-name="ce1">
            <text:p>34,67</text:p>
          </table:table-cell>
          <table:table-cell office:value-type="float" office:value="39.01" table:style-name="ce1">
            <text:p>39,01</text:p>
          </table:table-cell>
          <table:table-cell office:value-type="float" office:value="39.39" table:style-name="ce1">
            <text:p>39,39</text:p>
          </table:table-cell>
          <table:table-cell office:value-type="float" office:value="34.97" table:style-name="ce1">
            <text:p>34,97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43.29" table:style-name="ce1">
            <text:p>43,29</text:p>
          </table:table-cell>
          <table:table-cell office:value-type="float" office:value="37.04" table:style-name="ce1">
            <text:p>37,04</text:p>
          </table:table-cell>
          <table:table-cell office:value-type="float" office:value="27.83" table:style-name="ce1">
            <text:p>27,83</text:p>
          </table:table-cell>
          <table:table-cell table:number-columns-repeated="16375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39.04" table:style-name="ce1">
            <text:p>39,04</text:p>
          </table:table-cell>
          <table:table-cell office:value-type="float" office:value="39.42" table:style-name="ce1">
            <text:p>39,42</text:p>
          </table:table-cell>
          <table:table-cell office:value-type="float" office:value="35" table:style-name="ce1">
            <text:p>35</text:p>
          </table:table-cell>
          <table:table-cell office:value-type="float" office:value="40.76" table:style-name="ce1">
            <text:p>40,76</text:p>
          </table:table-cell>
          <table:table-cell office:value-type="float" office:value="43.32" table:style-name="ce1">
            <text:p>43,32</text:p>
          </table:table-cell>
          <table:table-cell office:value-type="float" office:value="37.06" table:style-name="ce1">
            <text:p>37,06</text:p>
          </table:table-cell>
          <table:table-cell office:value-type="float" office:value="27.85" table:style-name="ce1">
            <text:p>27,85</text:p>
          </table:table-cell>
          <table:table-cell table:number-columns-repeated="16375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34.729999999999997" table:style-name="ce1">
            <text:p>34,73</text:p>
          </table:table-cell>
          <table:table-cell office:value-type="float" office:value="39.06" table:style-name="ce1">
            <text:p>39,06</text:p>
          </table:table-cell>
          <table:table-cell office:value-type="float" office:value="39.44" table:style-name="ce1">
            <text:p>39,44</text:p>
          </table:table-cell>
          <table:table-cell office:value-type="float" office:value="35.03" table:style-name="ce1">
            <text:p>35,03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43.35" table:style-name="ce1">
            <text:p>43,35</text:p>
          </table:table-cell>
          <table:table-cell office:value-type="float" office:value="37.090000000000003" table:style-name="ce1">
            <text:p>37,09</text:p>
          </table:table-cell>
          <table:table-cell office:value-type="float" office:value="27.86" table:style-name="ce1">
            <text:p>27,86</text:p>
          </table:table-cell>
          <table:table-cell table:number-columns-repeated="16375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4.76" table:style-name="ce1">
            <text:p>34,76</text:p>
          </table:table-cell>
          <table:table-cell office:value-type="float" office:value="39.1" table:style-name="ce1">
            <text:p>39,1</text:p>
          </table:table-cell>
          <table:table-cell office:value-type="float" office:value="39.47" table:style-name="ce1">
            <text:p>39,47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40.83" table:style-name="ce1">
            <text:p>40,83</text:p>
          </table:table-cell>
          <table:table-cell office:value-type="float" office:value="43.38" table:style-name="ce1">
            <text:p>43,38</text:p>
          </table:table-cell>
          <table:table-cell office:value-type="float" office:value="37.11" table:style-name="ce1">
            <text:p>37,11</text:p>
          </table:table-cell>
          <table:table-cell office:value-type="float" office:value="27.87" table:style-name="ce1">
            <text:p>27,87</text:p>
          </table:table-cell>
          <table:table-cell table:number-columns-repeated="16375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4.79" table:style-name="ce1">
            <text:p>34,79</text:p>
          </table:table-cell>
          <table:table-cell office:value-type="float" office:value="39.130000000000003" table:style-name="ce1">
            <text:p>39,13</text:p>
          </table:table-cell>
          <table:table-cell office:value-type="float" office:value="39.49" table:style-name="ce1">
            <text:p>39,49</text:p>
          </table:table-cell>
          <table:table-cell office:value-type="float" office:value="35.07" table:style-name="ce1">
            <text:p>35,07</text:p>
          </table:table-cell>
          <table:table-cell office:value-type="float" office:value="40.86" table:style-name="ce1">
            <text:p>40,86</text:p>
          </table:table-cell>
          <table:table-cell office:value-type="float" office:value="43.41" table:style-name="ce1">
            <text:p>43,41</text:p>
          </table:table-cell>
          <table:table-cell office:value-type="float" office:value="37.14" table:style-name="ce1">
            <text:p>37,14</text:p>
          </table:table-cell>
          <table:table-cell office:value-type="float" office:value="27.89" table:style-name="ce1">
            <text:p>27,89</text:p>
          </table:table-cell>
          <table:table-cell table:number-columns-repeated="16375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4.82" table:style-name="ce1">
            <text:p>34,82</text:p>
          </table:table-cell>
          <table:table-cell office:value-type="float" office:value="39.15" table:style-name="ce1">
            <text:p>39,15</text:p>
          </table:table-cell>
          <table:table-cell office:value-type="float" office:value="39.520000000000003" table:style-name="ce1">
            <text:p>39,52</text:p>
          </table:table-cell>
          <table:table-cell office:value-type="float" office:value="35.1" table:style-name="ce1">
            <text:p>35,1</text:p>
          </table:table-cell>
          <table:table-cell office:value-type="float" office:value="40.9" table:style-name="ce1">
            <text:p>40,9</text:p>
          </table:table-cell>
          <table:table-cell office:value-type="float" office:value="43.44" table:style-name="ce1">
            <text:p>43,44</text:p>
          </table:table-cell>
          <table:table-cell office:value-type="float" office:value="37.159999999999997" table:style-name="ce1">
            <text:p>37,16</text:p>
          </table:table-cell>
          <table:table-cell office:value-type="float" office:value="27.9" table:style-name="ce1">
            <text:p>27,9</text:p>
          </table:table-cell>
          <table:table-cell table:number-columns-repeated="16375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34.840000000000003" table:style-name="ce1">
            <text:p>34,84</text:p>
          </table:table-cell>
          <table:table-cell office:value-type="float" office:value="39.18" table:style-name="ce1">
            <text:p>39,18</text:p>
          </table:table-cell>
          <table:table-cell office:value-type="float" office:value="39.53" table:style-name="ce1">
            <text:p>39,53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40.93" table:style-name="ce1">
            <text:p>40,93</text:p>
          </table:table-cell>
          <table:table-cell office:value-type="float" office:value="43.47" table:style-name="ce1">
            <text:p>43,47</text:p>
          </table:table-cell>
          <table:table-cell office:value-type="float" office:value="37.18" table:style-name="ce1">
            <text:p>37,18</text:p>
          </table:table-cell>
          <table:table-cell office:value-type="float" office:value="27.92" table:style-name="ce1">
            <text:p>27,92</text:p>
          </table:table-cell>
          <table:table-cell table:number-columns-repeated="16375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39.21" table:style-name="ce1">
            <text:p>39,21</text:p>
          </table:table-cell>
          <table:table-cell office:value-type="float" office:value="39.56" table:style-name="ce1">
            <text:p>39,56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40.96" table:style-name="ce1">
            <text:p>40,96</text:p>
          </table:table-cell>
          <table:table-cell office:value-type="float" office:value="43.5" table:style-name="ce1">
            <text:p>43,5</text:p>
          </table:table-cell>
          <table:table-cell office:value-type="float" office:value="37.21" table:style-name="ce1">
            <text:p>37,21</text:p>
          </table:table-cell>
          <table:table-cell office:value-type="float" office:value="27.93" table:style-name="ce1">
            <text:p>27,93</text:p>
          </table:table-cell>
          <table:table-cell table:number-columns-repeated="16375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9.24" table:style-name="ce1">
            <text:p>39,24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5.19" table:style-name="ce1">
            <text:p>35,19</text:p>
          </table:table-cell>
          <table:table-cell office:value-type="float" office:value="41" table:style-name="ce1">
            <text:p>41</text:p>
          </table:table-cell>
          <table:table-cell office:value-type="float" office:value="43.53" table:style-name="ce1">
            <text:p>43,53</text:p>
          </table:table-cell>
          <table:table-cell office:value-type="float" office:value="37.229999999999997" table:style-name="ce1">
            <text:p>37,23</text:p>
          </table:table-cell>
          <table:table-cell office:value-type="float" office:value="27.94" table:style-name="ce1">
            <text:p>27,94</text:p>
          </table:table-cell>
          <table:table-cell table:number-columns-repeated="16375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34.93" table:style-name="ce1">
            <text:p>34,93</text:p>
          </table:table-cell>
          <table:table-cell office:value-type="float" office:value="39.26" table:style-name="ce1">
            <text:p>39,26</text:p>
          </table:table-cell>
          <table:table-cell office:value-type="float" office:value="39.61" table:style-name="ce1">
            <text:p>39,61</text:p>
          </table:table-cell>
          <table:table-cell office:value-type="float" office:value="35.21" table:style-name="ce1">
            <text:p>35,21</text:p>
          </table:table-cell>
          <table:table-cell office:value-type="float" office:value="41.03" table:style-name="ce1">
            <text:p>41,03</text:p>
          </table:table-cell>
          <table:table-cell office:value-type="float" office:value="43.56" table:style-name="ce1">
            <text:p>43,56</text:p>
          </table:table-cell>
          <table:table-cell office:value-type="float" office:value="37.25" table:style-name="ce1">
            <text:p>37,25</text:p>
          </table:table-cell>
          <table:table-cell office:value-type="float" office:value="27.95" table:style-name="ce1">
            <text:p>27,95</text:p>
          </table:table-cell>
          <table:table-cell table:number-columns-repeated="16375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34.96" table:style-name="ce1">
            <text:p>34,96</text:p>
          </table:table-cell>
          <table:table-cell office:value-type="float" office:value="39.29" table:style-name="ce1">
            <text:p>39,29</text:p>
          </table:table-cell>
          <table:table-cell office:value-type="float" office:value="39.630000000000003" table:style-name="ce1">
            <text:p>39,63</text:p>
          </table:table-cell>
          <table:table-cell office:value-type="float" office:value="35.24" table:style-name="ce1">
            <text:p>35,24</text:p>
          </table:table-cell>
          <table:table-cell office:value-type="float" office:value="41.06" table:style-name="ce1">
            <text:p>41,06</text:p>
          </table:table-cell>
          <table:table-cell office:value-type="float" office:value="43.59" table:style-name="ce1">
            <text:p>43,59</text:p>
          </table:table-cell>
          <table:table-cell office:value-type="float" office:value="37.28" table:style-name="ce1">
            <text:p>37,28</text:p>
          </table:table-cell>
          <table:table-cell office:value-type="float" office:value="27.97" table:style-name="ce1">
            <text:p>27,97</text:p>
          </table:table-cell>
          <table:table-cell table:number-columns-repeated="16375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34.99" table:style-name="ce1">
            <text:p>34,99</text:p>
          </table:table-cell>
          <table:table-cell office:value-type="float" office:value="39.32" table:style-name="ce1">
            <text:p>39,32</text:p>
          </table:table-cell>
          <table:table-cell office:value-type="float" office:value="39.65" table:style-name="ce1">
            <text:p>39,65</text:p>
          </table:table-cell>
          <table:table-cell office:value-type="float" office:value="35.26" table:style-name="ce1">
            <text:p>35,26</text:p>
          </table:table-cell>
          <table:table-cell office:value-type="float" office:value="41.09" table:style-name="ce1">
            <text:p>41,09</text:p>
          </table:table-cell>
          <table:table-cell office:value-type="float" office:value="43.62" table:style-name="ce1">
            <text:p>43,62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7.98" table:style-name="ce1">
            <text:p>27,98</text:p>
          </table:table-cell>
          <table:table-cell table:number-columns-repeated="16375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39.35" table:style-name="ce1">
            <text:p>39,35</text:p>
          </table:table-cell>
          <table:table-cell office:value-type="float" office:value="39.68" table:style-name="ce1">
            <text:p>39,68</text:p>
          </table:table-cell>
          <table:table-cell office:value-type="float" office:value="35.29" table:style-name="ce1">
            <text:p>35,29</text:p>
          </table:table-cell>
          <table:table-cell office:value-type="float" office:value="41.12" table:style-name="ce1">
            <text:p>41,12</text:p>
          </table:table-cell>
          <table:table-cell office:value-type="float" office:value="43.65" table:style-name="ce1">
            <text:p>43,65</text:p>
          </table:table-cell>
          <table:table-cell office:value-type="float" office:value="37.33" table:style-name="ce1">
            <text:p>37,33</text:p>
          </table:table-cell>
          <table:table-cell office:value-type="float" office:value="28" table:style-name="ce1">
            <text:p>28</text:p>
          </table:table-cell>
          <table:table-cell table:number-columns-repeated="16375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9.71" table:style-name="ce1">
            <text:p>39,71</text:p>
          </table:table-cell>
          <table:table-cell office:value-type="float" office:value="35.32" table:style-name="ce1">
            <text:p>35,32</text:p>
          </table:table-cell>
          <table:table-cell office:value-type="float" office:value="41.15" table:style-name="ce1">
            <text:p>41,15</text:p>
          </table:table-cell>
          <table:table-cell office:value-type="float" office:value="43.68" table:style-name="ce1">
            <text:p>43,68</text:p>
          </table:table-cell>
          <table:table-cell office:value-type="float" office:value="37.35" table:style-name="ce1">
            <text:p>37,35</text:p>
          </table:table-cell>
          <table:table-cell office:value-type="float" office:value="28.02" table:style-name="ce1">
            <text:p>28,02</text:p>
          </table:table-cell>
          <table:table-cell table:number-columns-repeated="16375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35.08" table:style-name="ce1">
            <text:p>35,08</text:p>
          </table:table-cell>
          <table:table-cell office:value-type="float" office:value="39.4" table:style-name="ce1">
            <text:p>39,4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41.19" table:style-name="ce1">
            <text:p>41,19</text:p>
          </table:table-cell>
          <table:table-cell office:value-type="float" office:value="43.71" table:style-name="ce1">
            <text:p>43,71</text:p>
          </table:table-cell>
          <table:table-cell office:value-type="float" office:value="37.369999999999997" table:style-name="ce1">
            <text:p>37,37</text:p>
          </table:table-cell>
          <table:table-cell office:value-type="float" office:value="28.03" table:style-name="ce1">
            <text:p>28,03</text:p>
          </table:table-cell>
          <table:table-cell table:number-columns-repeated="16375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35.11" table:style-name="ce1">
            <text:p>35,11</text:p>
          </table:table-cell>
          <table:table-cell office:value-type="float" office:value="39.43" table:style-name="ce1">
            <text:p>39,43</text:p>
          </table:table-cell>
          <table:table-cell office:value-type="float" office:value="39.75" table:style-name="ce1">
            <text:p>39,75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41.22" table:style-name="ce1">
            <text:p>41,22</text:p>
          </table:table-cell>
          <table:table-cell office:value-type="float" office:value="43.73" table:style-name="ce1">
            <text:p>43,73</text:p>
          </table:table-cell>
          <table:table-cell office:value-type="float" office:value="37.4" table:style-name="ce1">
            <text:p>37,4</text:p>
          </table:table-cell>
          <table:table-cell office:value-type="float" office:value="28.04" table:style-name="ce1">
            <text:p>28,04</text:p>
          </table:table-cell>
          <table:table-cell table:number-columns-repeated="16375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35.14" table:style-name="ce1">
            <text:p>35,14</text:p>
          </table:table-cell>
          <table:table-cell office:value-type="float" office:value="39.46" table:style-name="ce1">
            <text:p>39,46</text:p>
          </table:table-cell>
          <table:table-cell office:value-type="float" office:value="39.78" table:style-name="ce1">
            <text:p>39,78</text:p>
          </table:table-cell>
          <table:table-cell office:value-type="float" office:value="35.39" table:style-name="ce1">
            <text:p>35,39</text:p>
          </table:table-cell>
          <table:table-cell office:value-type="float" office:value="41.25" table:style-name="ce1">
            <text:p>41,25</text:p>
          </table:table-cell>
          <table:table-cell office:value-type="float" office:value="43.77" table:style-name="ce1">
            <text:p>43,77</text:p>
          </table:table-cell>
          <table:table-cell office:value-type="float" office:value="37.42" table:style-name="ce1">
            <text:p>37,42</text:p>
          </table:table-cell>
          <table:table-cell office:value-type="float" office:value="28.05" table:style-name="ce1">
            <text:p>28,05</text:p>
          </table:table-cell>
          <table:table-cell table:number-columns-repeated="16375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35.17" table:style-name="ce1">
            <text:p>35,17</text:p>
          </table:table-cell>
          <table:table-cell office:value-type="float" office:value="39.479999999999997" table:style-name="ce1">
            <text:p>39,48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35.42" table:style-name="ce1">
            <text:p>35,42</text:p>
          </table:table-cell>
          <table:table-cell office:value-type="float" office:value="41.28" table:style-name="ce1">
            <text:p>41,28</text:p>
          </table:table-cell>
          <table:table-cell office:value-type="float" office:value="43.8" table:style-name="ce1">
            <text:p>43,8</text:p>
          </table:table-cell>
          <table:table-cell office:value-type="float" office:value="37.44" table:style-name="ce1">
            <text:p>37,44</text:p>
          </table:table-cell>
          <table:table-cell office:value-type="float" office:value="28.06" table:style-name="ce1">
            <text:p>28,06</text:p>
          </table:table-cell>
          <table:table-cell table:number-columns-repeated="16375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35.19" table:style-name="ce1">
            <text:p>35,19</text:p>
          </table:table-cell>
          <table:table-cell office:value-type="float" office:value="39.51" table:style-name="ce1">
            <text:p>39,51</text:p>
          </table:table-cell>
          <table:table-cell office:value-type="float" office:value="39.83" table:style-name="ce1">
            <text:p>39,83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41.32" table:style-name="ce1">
            <text:p>41,32</text:p>
          </table:table-cell>
          <table:table-cell office:value-type="float" office:value="43.82" table:style-name="ce1">
            <text:p>43,82</text:p>
          </table:table-cell>
          <table:table-cell office:value-type="float" office:value="37.46" table:style-name="ce1">
            <text:p>37,46</text:p>
          </table:table-cell>
          <table:table-cell office:value-type="float" office:value="28.08" table:style-name="ce1">
            <text:p>28,08</text:p>
          </table:table-cell>
          <table:table-cell table:number-columns-repeated="16375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35.22" table:style-name="ce1">
            <text:p>35,22</text:p>
          </table:table-cell>
          <table:table-cell office:value-type="float" office:value="39.54" table:style-name="ce1">
            <text:p>39,54</text:p>
          </table:table-cell>
          <table:table-cell office:value-type="float" office:value="39.85" table:style-name="ce1">
            <text:p>39,85</text:p>
          </table:table-cell>
          <table:table-cell office:value-type="float" office:value="35.47" table:style-name="ce1">
            <text:p>35,47</text:p>
          </table:table-cell>
          <table:table-cell office:value-type="float" office:value="41.34" table:style-name="ce1">
            <text:p>41,34</text:p>
          </table:table-cell>
          <table:table-cell office:value-type="float" office:value="43.86" table:style-name="ce1">
            <text:p>43,86</text:p>
          </table:table-cell>
          <table:table-cell office:value-type="float" office:value="37.49" table:style-name="ce1">
            <text:p>37,49</text:p>
          </table:table-cell>
          <table:table-cell office:value-type="float" office:value="28.09" table:style-name="ce1">
            <text:p>28,09</text:p>
          </table:table-cell>
          <table:table-cell table:number-columns-repeated="16375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35.25" table:style-name="ce1">
            <text:p>35,25</text:p>
          </table:table-cell>
          <table:table-cell office:value-type="float" office:value="39.57" table:style-name="ce1">
            <text:p>39,57</text:p>
          </table:table-cell>
          <table:table-cell office:value-type="float" office:value="39.869999999999997" table:style-name="ce1">
            <text:p>39,87</text:p>
          </table:table-cell>
          <table:table-cell office:value-type="float" office:value="35.5" table:style-name="ce1">
            <text:p>35,5</text:p>
          </table:table-cell>
          <table:table-cell office:value-type="float" office:value="41.38" table:style-name="ce1">
            <text:p>41,38</text:p>
          </table:table-cell>
          <table:table-cell office:value-type="float" office:value="43.89" table:style-name="ce1">
            <text:p>43,89</text:p>
          </table:table-cell>
          <table:table-cell office:value-type="float" office:value="37.51" table:style-name="ce1">
            <text:p>37,51</text:p>
          </table:table-cell>
          <table:table-cell office:value-type="float" office:value="28.11" table:style-name="ce1">
            <text:p>28,11</text:p>
          </table:table-cell>
          <table:table-cell table:number-columns-repeated="16375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35.28" table:style-name="ce1">
            <text:p>35,28</text:p>
          </table:table-cell>
          <table:table-cell office:value-type="float" office:value="39.590000000000003" table:style-name="ce1">
            <text:p>39,59</text:p>
          </table:table-cell>
          <table:table-cell office:value-type="float" office:value="39.9" table:style-name="ce1">
            <text:p>39,9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41.41" table:style-name="ce1">
            <text:p>41,41</text:p>
          </table:table-cell>
          <table:table-cell office:value-type="float" office:value="43.92" table:style-name="ce1">
            <text:p>43,92</text:p>
          </table:table-cell>
          <table:table-cell office:value-type="float" office:value="37.53" table:style-name="ce1">
            <text:p>37,53</text:p>
          </table:table-cell>
          <table:table-cell office:value-type="float" office:value="28.12" table:style-name="ce1">
            <text:p>28,12</text:p>
          </table:table-cell>
          <table:table-cell table:number-columns-repeated="16375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35.31" table:style-name="ce1">
            <text:p>35,31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39.92" table:style-name="ce1">
            <text:p>39,92</text:p>
          </table:table-cell>
          <table:table-cell office:value-type="float" office:value="35.549999999999997" table:style-name="ce1">
            <text:p>35,55</text:p>
          </table:table-cell>
          <table:table-cell office:value-type="float" office:value="41.44" table:style-name="ce1">
            <text:p>41,44</text:p>
          </table:table-cell>
          <table:table-cell office:value-type="float" office:value="43.94" table:style-name="ce1">
            <text:p>43,94</text:p>
          </table:table-cell>
          <table:table-cell office:value-type="float" office:value="37.56" table:style-name="ce1">
            <text:p>37,56</text:p>
          </table:table-cell>
          <table:table-cell office:value-type="float" office:value="28.13" table:style-name="ce1">
            <text:p>28,13</text:p>
          </table:table-cell>
          <table:table-cell table:number-columns-repeated="16375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35.340000000000003" table:style-name="ce1">
            <text:p>35,34</text:p>
          </table:table-cell>
          <table:table-cell office:value-type="float" office:value="39.65" table:style-name="ce1">
            <text:p>39,65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35.58" table:style-name="ce1">
            <text:p>35,58</text:p>
          </table:table-cell>
          <table:table-cell office:value-type="float" office:value="41.48" table:style-name="ce1">
            <text:p>41,48</text:p>
          </table:table-cell>
          <table:table-cell office:value-type="float" office:value="43.97" table:style-name="ce1">
            <text:p>43,97</text:p>
          </table:table-cell>
          <table:table-cell office:value-type="float" office:value="37.58" table:style-name="ce1">
            <text:p>37,58</text:p>
          </table:table-cell>
          <table:table-cell office:value-type="float" office:value="28.15" table:style-name="ce1">
            <text:p>28,15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39.67" table:style-name="ce1">
            <text:p>39,67</text:p>
          </table:table-cell>
          <table:table-cell office:value-type="float" office:value="39.97" table:style-name="ce1">
            <text:p>39,97</text:p>
          </table:table-cell>
          <table:table-cell office:value-type="float" office:value="35.6" table:style-name="ce1">
            <text:p>35,6</text:p>
          </table:table-cell>
          <table:table-cell office:value-type="float" office:value="41.5" table:style-name="ce1">
            <text:p>41,5</text:p>
          </table:table-cell>
          <table:table-cell office:value-type="float" office:value="44" table:style-name="ce1">
            <text:p>44</text:p>
          </table:table-cell>
          <table:table-cell office:value-type="float" office:value="37.61" table:style-name="ce1">
            <text:p>37,61</text:p>
          </table:table-cell>
          <table:table-cell office:value-type="float" office:value="28.16" table:style-name="ce1">
            <text:p>28,16</text:p>
          </table:table-cell>
          <table:table-cell table:number-columns-repeated="16375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5.4" table:style-name="ce1">
            <text:p>35,4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39.99" table:style-name="ce1">
            <text:p>39,99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41.53" table:style-name="ce1">
            <text:p>41,53</text:p>
          </table:table-cell>
          <table:table-cell office:value-type="float" office:value="44.03" table:style-name="ce1">
            <text:p>44,03</text:p>
          </table:table-cell>
          <table:table-cell office:value-type="float" office:value="37.630000000000003" table:style-name="ce1">
            <text:p>37,63</text:p>
          </table:table-cell>
          <table:table-cell office:value-type="float" office:value="28.17" table:style-name="ce1">
            <text:p>28,17</text:p>
          </table:table-cell>
          <table:table-cell table:number-columns-repeated="16375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35.43" table:style-name="ce1">
            <text:p>35,43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35.65" table:style-name="ce1">
            <text:p>35,65</text:p>
          </table:table-cell>
          <table:table-cell office:value-type="float" office:value="41.56" table:style-name="ce1">
            <text:p>41,56</text:p>
          </table:table-cell>
          <table:table-cell office:value-type="float" office:value="44.06" table:style-name="ce1">
            <text:p>44,06</text:p>
          </table:table-cell>
          <table:table-cell office:value-type="float" office:value="37.65" table:style-name="ce1">
            <text:p>37,65</text:p>
          </table:table-cell>
          <table:table-cell office:value-type="float" office:value="28.19" table:style-name="ce1">
            <text:p>28,19</text:p>
          </table:table-cell>
          <table:table-cell table:number-columns-repeated="16375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39.75" table:style-name="ce1">
            <text:p>39,75</text:p>
          </table:table-cell>
          <table:table-cell office:value-type="float" office:value="40.04" table:style-name="ce1">
            <text:p>40,04</text:p>
          </table:table-cell>
          <table:table-cell office:value-type="float" office:value="35.68" table:style-name="ce1">
            <text:p>35,68</text:p>
          </table:table-cell>
          <table:table-cell office:value-type="float" office:value="41.6" table:style-name="ce1">
            <text:p>41,6</text:p>
          </table:table-cell>
          <table:table-cell office:value-type="float" office:value="44.09" table:style-name="ce1">
            <text:p>44,09</text:p>
          </table:table-cell>
          <table:table-cell office:value-type="float" office:value="37.67" table:style-name="ce1">
            <text:p>37,67</text:p>
          </table:table-cell>
          <table:table-cell office:value-type="float" office:value="28.2" table:style-name="ce1">
            <text:p>28,2</text:p>
          </table:table-cell>
          <table:table-cell table:number-columns-repeated="16375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35.49" table:style-name="ce1">
            <text:p>35,49</text:p>
          </table:table-cell>
          <table:table-cell office:value-type="float" office:value="39.78" table:style-name="ce1">
            <text:p>39,78</text:p>
          </table:table-cell>
          <table:table-cell office:value-type="float" office:value="40.06" table:style-name="ce1">
            <text:p>40,06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41.63" table:style-name="ce1">
            <text:p>41,63</text:p>
          </table:table-cell>
          <table:table-cell office:value-type="float" office:value="44.12" table:style-name="ce1">
            <text:p>44,1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8.22" table:style-name="ce1">
            <text:p>28,22</text:p>
          </table:table-cell>
          <table:table-cell table:number-columns-repeated="16375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35.51" table:style-name="ce1">
            <text:p>35,5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40.090000000000003" table:style-name="ce1">
            <text:p>40,09</text:p>
          </table:table-cell>
          <table:table-cell office:value-type="float" office:value="35.72" table:style-name="ce1">
            <text:p>35,72</text:p>
          </table:table-cell>
          <table:table-cell office:value-type="float" office:value="41.66" table:style-name="ce1">
            <text:p>41,66</text:p>
          </table:table-cell>
          <table:table-cell office:value-type="float" office:value="44.14" table:style-name="ce1">
            <text:p>44,14</text:p>
          </table:table-cell>
          <table:table-cell office:value-type="float" office:value="37.72" table:style-name="ce1">
            <text:p>37,72</text:p>
          </table:table-cell>
          <table:table-cell office:value-type="float" office:value="28.23" table:style-name="ce1">
            <text:p>28,23</text:p>
          </table:table-cell>
          <table:table-cell table:number-columns-repeated="16375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35.54" table:style-name="ce1">
            <text:p>35,54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40.11" table:style-name="ce1">
            <text:p>40,11</text:p>
          </table:table-cell>
          <table:table-cell office:value-type="float" office:value="35.75" table:style-name="ce1">
            <text:p>35,75</text:p>
          </table:table-cell>
          <table:table-cell office:value-type="float" office:value="41.69" table:style-name="ce1">
            <text:p>41,69</text:p>
          </table:table-cell>
          <table:table-cell office:value-type="float" office:value="44.17" table:style-name="ce1">
            <text:p>44,17</text:p>
          </table:table-cell>
          <table:table-cell office:value-type="float" office:value="37.74" table:style-name="ce1">
            <text:p>37,74</text:p>
          </table:table-cell>
          <table:table-cell office:value-type="float" office:value="28.24" table:style-name="ce1">
            <text:p>28,24</text:p>
          </table:table-cell>
          <table:table-cell table:number-columns-repeated="16375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5.57" table:style-name="ce1">
            <text:p>35,57</text:p>
          </table:table-cell>
          <table:table-cell office:value-type="float" office:value="39.86" table:style-name="ce1">
            <text:p>39,86</text:p>
          </table:table-cell>
          <table:table-cell office:value-type="float" office:value="40.14" table:style-name="ce1">
            <text:p>40,14</text:p>
          </table:table-cell>
          <table:table-cell office:value-type="float" office:value="35.78" table:style-name="ce1">
            <text:p>35,78</text:p>
          </table:table-cell>
          <table:table-cell office:value-type="float" office:value="41.72" table:style-name="ce1">
            <text:p>41,72</text:p>
          </table:table-cell>
          <table:table-cell office:value-type="float" office:value="44.2" table:style-name="ce1">
            <text:p>44,2</text:p>
          </table:table-cell>
          <table:table-cell office:value-type="float" office:value="37.76" table:style-name="ce1">
            <text:p>37,76</text:p>
          </table:table-cell>
          <table:table-cell office:value-type="float" office:value="28.26" table:style-name="ce1">
            <text:p>28,26</text:p>
          </table:table-cell>
          <table:table-cell table:number-columns-repeated="16375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35.6" table:style-name="ce1">
            <text:p>35,6</text:p>
          </table:table-cell>
          <table:table-cell office:value-type="float" office:value="39.89" table:style-name="ce1">
            <text:p>39,89</text:p>
          </table:table-cell>
          <table:table-cell office:value-type="float" office:value="40.159999999999997" table:style-name="ce1">
            <text:p>40,16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41.75" table:style-name="ce1">
            <text:p>41,75</text:p>
          </table:table-cell>
          <table:table-cell office:value-type="float" office:value="44.23" table:style-name="ce1">
            <text:p>44,23</text:p>
          </table:table-cell>
          <table:table-cell office:value-type="float" office:value="37.79" table:style-name="ce1">
            <text:p>37,79</text:p>
          </table:table-cell>
          <table:table-cell office:value-type="float" office:value="28.27" table:style-name="ce1">
            <text:p>28,27</text:p>
          </table:table-cell>
          <table:table-cell table:number-columns-repeated="16375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35.619999999999997" table:style-name="ce1">
            <text:p>35,62</text:p>
          </table:table-cell>
          <table:table-cell office:value-type="float" office:value="39.92" table:style-name="ce1">
            <text:p>39,92</text:p>
          </table:table-cell>
          <table:table-cell office:value-type="float" office:value="40.18" table:style-name="ce1">
            <text:p>40,18</text:p>
          </table:table-cell>
          <table:table-cell office:value-type="float" office:value="35.83" table:style-name="ce1">
            <text:p>35,83</text:p>
          </table:table-cell>
          <table:table-cell office:value-type="float" office:value="41.78" table:style-name="ce1">
            <text:p>41,78</text:p>
          </table:table-cell>
          <table:table-cell office:value-type="float" office:value="44.26" table:style-name="ce1">
            <text:p>44,26</text:p>
          </table:table-cell>
          <table:table-cell office:value-type="float" office:value="37.81" table:style-name="ce1">
            <text:p>37,81</text:p>
          </table:table-cell>
          <table:table-cell office:value-type="float" office:value="28.29" table:style-name="ce1">
            <text:p>28,29</text:p>
          </table:table-cell>
          <table:table-cell table:number-columns-repeated="16375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35.65" table:style-name="ce1">
            <text:p>35,65</text:p>
          </table:table-cell>
          <table:table-cell office:value-type="float" office:value="39.94" table:style-name="ce1">
            <text:p>39,94</text:p>
          </table:table-cell>
          <table:table-cell office:value-type="float" office:value="40.21" table:style-name="ce1">
            <text:p>40,21</text:p>
          </table:table-cell>
          <table:table-cell office:value-type="float" office:value="35.85" table:style-name="ce1">
            <text:p>35,85</text:p>
          </table:table-cell>
          <table:table-cell office:value-type="float" office:value="41.81" table:style-name="ce1">
            <text:p>41,81</text:p>
          </table:table-cell>
          <table:table-cell office:value-type="float" office:value="44.29" table:style-name="ce1">
            <text:p>44,29</text:p>
          </table:table-cell>
          <table:table-cell office:value-type="float" office:value="37.83" table:style-name="ce1">
            <text:p>37,83</text:p>
          </table:table-cell>
          <table:table-cell office:value-type="float" office:value="28.3" table:style-name="ce1">
            <text:p>28,3</text:p>
          </table:table-cell>
          <table:table-cell table:number-columns-repeated="16375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35.68" table:style-name="ce1">
            <text:p>35,68</text:p>
          </table:table-cell>
          <table:table-cell office:value-type="float" office:value="39.97" table:style-name="ce1">
            <text:p>39,97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1.84" table:style-name="ce1">
            <text:p>41,84</text:p>
          </table:table-cell>
          <table:table-cell office:value-type="float" office:value="44.31" table:style-name="ce1">
            <text:p>44,31</text:p>
          </table:table-cell>
          <table:table-cell office:value-type="float" office:value="37.86" table:style-name="ce1">
            <text:p>37,86</text:p>
          </table:table-cell>
          <table:table-cell office:value-type="float" office:value="28.31" table:style-name="ce1">
            <text:p>28,31</text:p>
          </table:table-cell>
          <table:table-cell table:number-columns-repeated="16375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35.71" table:style-name="ce1">
            <text:p>35,71</text:p>
          </table:table-cell>
          <table:table-cell office:value-type="float" office:value="39.99" table:style-name="ce1">
            <text:p>39,99</text:p>
          </table:table-cell>
          <table:table-cell office:value-type="float" office:value="40.25" table:style-name="ce1">
            <text:p>40,25</text:p>
          </table:table-cell>
          <table:table-cell office:value-type="float" office:value="35.9" table:style-name="ce1">
            <text:p>35,9</text:p>
          </table:table-cell>
          <table:table-cell office:value-type="float" office:value="41.87" table:style-name="ce1">
            <text:p>41,87</text:p>
          </table:table-cell>
          <table:table-cell office:value-type="float" office:value="44.34" table:style-name="ce1">
            <text:p>44,34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28.33" table:style-name="ce1">
            <text:p>28,33</text:p>
          </table:table-cell>
          <table:table-cell table:number-columns-repeated="16375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35.729999999999997" table:style-name="ce1">
            <text:p>35,73</text:p>
          </table:table-cell>
          <table:table-cell office:value-type="float" office:value="40.020000000000003" table:style-name="ce1">
            <text:p>40,02</text:p>
          </table:table-cell>
          <table:table-cell office:value-type="float" office:value="40.270000000000003" table:style-name="ce1">
            <text:p>40,27</text:p>
          </table:table-cell>
          <table:table-cell office:value-type="float" office:value="35.93" table:style-name="ce1">
            <text:p>35,93</text:p>
          </table:table-cell>
          <table:table-cell office:value-type="float" office:value="41.9" table:style-name="ce1">
            <text:p>41,9</text:p>
          </table:table-cell>
          <table:table-cell office:value-type="float" office:value="44.37" table:style-name="ce1">
            <text:p>44,37</text:p>
          </table:table-cell>
          <table:table-cell office:value-type="float" office:value="37.9" table:style-name="ce1">
            <text:p>37,9</text:p>
          </table:table-cell>
          <table:table-cell office:value-type="float" office:value="28.34" table:style-name="ce1">
            <text:p>28,34</text:p>
          </table:table-cell>
          <table:table-cell table:number-columns-repeated="16375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35.76" table:style-name="ce1">
            <text:p>35,76</text:p>
          </table:table-cell>
          <table:table-cell office:value-type="float" office:value="40.049999999999997" table:style-name="ce1">
            <text:p>40,05</text:p>
          </table:table-cell>
          <table:table-cell office:value-type="float" office:value="40.29" table:style-name="ce1">
            <text:p>40,29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41.93" table:style-name="ce1">
            <text:p>41,93</text:p>
          </table:table-cell>
          <table:table-cell office:value-type="float" office:value="44.4" table:style-name="ce1">
            <text:p>44,4</text:p>
          </table:table-cell>
          <table:table-cell office:value-type="float" office:value="37.92" table:style-name="ce1">
            <text:p>37,92</text:p>
          </table:table-cell>
          <table:table-cell office:value-type="float" office:value="28.36" table:style-name="ce1">
            <text:p>28,36</text:p>
          </table:table-cell>
          <table:table-cell table:number-columns-repeated="16375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35.79" table:style-name="ce1">
            <text:p>35,79</text:p>
          </table:table-cell>
          <table:table-cell office:value-type="float" office:value="40.07" table:style-name="ce1">
            <text:p>40,07</text:p>
          </table:table-cell>
          <table:table-cell office:value-type="float" office:value="40.32" table:style-name="ce1">
            <text:p>40,32</text:p>
          </table:table-cell>
          <table:table-cell office:value-type="float" office:value="35.979999999999997" table:style-name="ce1">
            <text:p>35,98</text:p>
          </table:table-cell>
          <table:table-cell office:value-type="float" office:value="41.96" table:style-name="ce1">
            <text:p>41,96</text:p>
          </table:table-cell>
          <table:table-cell office:value-type="float" office:value="44.42" table:style-name="ce1">
            <text:p>44,42</text:p>
          </table:table-cell>
          <table:table-cell office:value-type="float" office:value="37.94" table:style-name="ce1">
            <text:p>37,94</text:p>
          </table:table-cell>
          <table:table-cell office:value-type="float" office:value="28.37" table:style-name="ce1">
            <text:p>28,37</text:p>
          </table:table-cell>
          <table:table-cell table:number-columns-repeated="16375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35.82" table:style-name="ce1">
            <text:p>35,82</text:p>
          </table:table-cell>
          <table:table-cell office:value-type="float" office:value="40.1" table:style-name="ce1">
            <text:p>40,1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36.01" table:style-name="ce1">
            <text:p>36,01</text:p>
          </table:table-cell>
          <table:table-cell office:value-type="float" office:value="41.99" table:style-name="ce1">
            <text:p>41,99</text:p>
          </table:table-cell>
          <table:table-cell office:value-type="float" office:value="44.45" table:style-name="ce1">
            <text:p>44,45</text:p>
          </table:table-cell>
          <table:table-cell office:value-type="float" office:value="37.96" table:style-name="ce1">
            <text:p>37,96</text:p>
          </table:table-cell>
          <table:table-cell office:value-type="float" office:value="28.39" table:style-name="ce1">
            <text:p>28,39</text:p>
          </table:table-cell>
          <table:table-cell table:number-columns-repeated="16375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35.85" table:style-name="ce1">
            <text:p>35,85</text:p>
          </table:table-cell>
          <table:table-cell office:value-type="float" office:value="40.130000000000003" table:style-name="ce1">
            <text:p>40,13</text:p>
          </table:table-cell>
          <table:table-cell office:value-type="float" office:value="40.36" table:style-name="ce1">
            <text:p>40,36</text:p>
          </table:table-cell>
          <table:table-cell office:value-type="float" office:value="36.03" table:style-name="ce1">
            <text:p>36,03</text:p>
          </table:table-cell>
          <table:table-cell office:value-type="float" office:value="42.02" table:style-name="ce1">
            <text:p>42,02</text:p>
          </table:table-cell>
          <table:table-cell office:value-type="float" office:value="44.48" table:style-name="ce1">
            <text:p>44,48</text:p>
          </table:table-cell>
          <table:table-cell office:value-type="float" office:value="37.99" table:style-name="ce1">
            <text:p>37,99</text:p>
          </table:table-cell>
          <table:table-cell office:value-type="float" office:value="28.4" table:style-name="ce1">
            <text:p>28,4</text:p>
          </table:table-cell>
          <table:table-cell table:number-columns-repeated="16375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5.880000000000003" table:style-name="ce1">
            <text:p>35,88</text:p>
          </table:table-cell>
          <table:table-cell office:value-type="float" office:value="40.15" table:style-name="ce1">
            <text:p>40,15</text:p>
          </table:table-cell>
          <table:table-cell office:value-type="float" office:value="40.39" table:style-name="ce1">
            <text:p>40,39</text:p>
          </table:table-cell>
          <table:table-cell office:value-type="float" office:value="36.06" table:style-name="ce1">
            <text:p>36,06</text:p>
          </table:table-cell>
          <table:table-cell office:value-type="float" office:value="42.04" table:style-name="ce1">
            <text:p>42,04</text:p>
          </table:table-cell>
          <table:table-cell office:value-type="float" office:value="44.51" table:style-name="ce1">
            <text:p>44,51</text:p>
          </table:table-cell>
          <table:table-cell office:value-type="float" office:value="38.01" table:style-name="ce1">
            <text:p>38,01</text:p>
          </table:table-cell>
          <table:table-cell office:value-type="float" office:value="28.41" table:style-name="ce1">
            <text:p>28,41</text:p>
          </table:table-cell>
          <table:table-cell table:number-columns-repeated="16375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35.9" table:style-name="ce1">
            <text:p>35,9</text:p>
          </table:table-cell>
          <table:table-cell office:value-type="float" office:value="40.18" table:style-name="ce1">
            <text:p>40,18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36.08" table:style-name="ce1">
            <text:p>36,08</text:p>
          </table:table-cell>
          <table:table-cell office:value-type="float" office:value="42.08" table:style-name="ce1">
            <text:p>42,08</text:p>
          </table:table-cell>
          <table:table-cell office:value-type="float" office:value="44.54" table:style-name="ce1">
            <text:p>44,54</text:p>
          </table:table-cell>
          <table:table-cell office:value-type="float" office:value="38.03" table:style-name="ce1">
            <text:p>38,03</text:p>
          </table:table-cell>
          <table:table-cell office:value-type="float" office:value="28.42" table:style-name="ce1">
            <text:p>28,42</text:p>
          </table:table-cell>
          <table:table-cell table:number-columns-repeated="16375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35.93" table:style-name="ce1">
            <text:p>35,93</text:p>
          </table:table-cell>
          <table:table-cell office:value-type="float" office:value="40.21" table:style-name="ce1">
            <text:p>40,21</text:p>
          </table:table-cell>
          <table:table-cell office:value-type="float" office:value="40.43" table:style-name="ce1">
            <text:p>40,43</text:p>
          </table:table-cell>
          <table:table-cell office:value-type="float" office:value="36.1" table:style-name="ce1">
            <text:p>36,1</text:p>
          </table:table-cell>
          <table:table-cell office:value-type="float" office:value="42.11" table:style-name="ce1">
            <text:p>42,11</text:p>
          </table:table-cell>
          <table:table-cell office:value-type="float" office:value="44.56" table:style-name="ce1">
            <text:p>44,56</text:p>
          </table:table-cell>
          <table:table-cell office:value-type="float" office:value="38.06" table:style-name="ce1">
            <text:p>38,06</text:p>
          </table:table-cell>
          <table:table-cell office:value-type="float" office:value="28.43" table:style-name="ce1">
            <text:p>28,43</text:p>
          </table:table-cell>
          <table:table-cell table:number-columns-repeated="16375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35.96" table:style-name="ce1">
            <text:p>35,96</text:p>
          </table:table-cell>
          <table:table-cell office:value-type="float" office:value="40.229999999999997" table:style-name="ce1">
            <text:p>40,23</text:p>
          </table:table-cell>
          <table:table-cell office:value-type="float" office:value="40.46" table:style-name="ce1">
            <text:p>40,46</text:p>
          </table:table-cell>
          <table:table-cell office:value-type="float" office:value="36.130000000000003" table:style-name="ce1">
            <text:p>36,13</text:p>
          </table:table-cell>
          <table:table-cell office:value-type="float" office:value="42.14" table:style-name="ce1">
            <text:p>42,14</text:p>
          </table:table-cell>
          <table:table-cell office:value-type="float" office:value="44.59" table:style-name="ce1">
            <text:p>44,59</text:p>
          </table:table-cell>
          <table:table-cell office:value-type="float" office:value="38.08" table:style-name="ce1">
            <text:p>38,08</text:p>
          </table:table-cell>
          <table:table-cell office:value-type="float" office:value="28.45" table:style-name="ce1">
            <text:p>28,45</text:p>
          </table:table-cell>
          <table:table-cell table:number-columns-repeated="16375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35.99" table:style-name="ce1">
            <text:p>35,99</text:p>
          </table:table-cell>
          <table:table-cell office:value-type="float" office:value="40.26" table:style-name="ce1">
            <text:p>40,26</text:p>
          </table:table-cell>
          <table:table-cell office:value-type="float" office:value="40.479999999999997" table:style-name="ce1">
            <text:p>40,48</text:p>
          </table:table-cell>
          <table:table-cell office:value-type="float" office:value="36.15" table:style-name="ce1">
            <text:p>36,15</text:p>
          </table:table-cell>
          <table:table-cell office:value-type="float" office:value="42.17" table:style-name="ce1">
            <text:p>42,17</text:p>
          </table:table-cell>
          <table:table-cell office:value-type="float" office:value="44.62" table:style-name="ce1">
            <text:p>44,62</text:p>
          </table:table-cell>
          <table:table-cell office:value-type="float" office:value="38.1" table:style-name="ce1">
            <text:p>38,1</text:p>
          </table:table-cell>
          <table:table-cell office:value-type="float" office:value="28.46" table:style-name="ce1">
            <text:p>28,46</text:p>
          </table:table-cell>
          <table:table-cell table:number-columns-repeated="16375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36.01" table:style-name="ce1">
            <text:p>36,01</text:p>
          </table:table-cell>
          <table:table-cell office:value-type="float" office:value="40.29" table:style-name="ce1">
            <text:p>40,29</text:p>
          </table:table-cell>
          <table:table-cell office:value-type="float" office:value="40.5" table:style-name="ce1">
            <text:p>40,5</text:p>
          </table:table-cell>
          <table:table-cell office:value-type="float" office:value="36.18" table:style-name="ce1">
            <text:p>36,18</text:p>
          </table:table-cell>
          <table:table-cell office:value-type="float" office:value="42.2" table:style-name="ce1">
            <text:p>42,2</text:p>
          </table:table-cell>
          <table:table-cell office:value-type="float" office:value="44.65" table:style-name="ce1">
            <text:p>44,65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28.47" table:style-name="ce1">
            <text:p>28,47</text:p>
          </table:table-cell>
          <table:table-cell table:number-columns-repeated="16375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36.04" table:style-name="ce1">
            <text:p>36,04</text:p>
          </table:table-cell>
          <table:table-cell office:value-type="float" office:value="40.31" table:style-name="ce1">
            <text:p>40,31</text:p>
          </table:table-cell>
          <table:table-cell office:value-type="float" office:value="40.520000000000003" table:style-name="ce1">
            <text:p>40,5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42.23" table:style-name="ce1">
            <text:p>42,23</text:p>
          </table:table-cell>
          <table:table-cell office:value-type="float" office:value="44.67" table:style-name="ce1">
            <text:p>44,67</text:p>
          </table:table-cell>
          <table:table-cell office:value-type="float" office:value="38.14" table:style-name="ce1">
            <text:p>38,14</text:p>
          </table:table-cell>
          <table:table-cell office:value-type="float" office:value="28.49" table:style-name="ce1">
            <text:p>28,49</text:p>
          </table:table-cell>
          <table:table-cell table:number-columns-repeated="16375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36.07" table:style-name="ce1">
            <text:p>36,07</text:p>
          </table:table-cell>
          <table:table-cell office:value-type="float" office:value="40.340000000000003" table:style-name="ce1">
            <text:p>40,34</text:p>
          </table:table-cell>
          <table:table-cell office:value-type="float" office:value="40.549999999999997" table:style-name="ce1">
            <text:p>40,55</text:p>
          </table:table-cell>
          <table:table-cell office:value-type="float" office:value="36.22" table:style-name="ce1">
            <text:p>36,22</text:p>
          </table:table-cell>
          <table:table-cell office:value-type="float" office:value="42.26" table:style-name="ce1">
            <text:p>42,26</text:p>
          </table:table-cell>
          <table:table-cell office:value-type="float" office:value="44.7" table:style-name="ce1">
            <text:p>44,7</text:p>
          </table:table-cell>
          <table:table-cell office:value-type="float" office:value="38.159999999999997" table:style-name="ce1">
            <text:p>38,16</text:p>
          </table:table-cell>
          <table:table-cell office:value-type="float" office:value="28.5" table:style-name="ce1">
            <text:p>28,5</text:p>
          </table:table-cell>
          <table:table-cell table:number-columns-repeated="16375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40.36" table:style-name="ce1">
            <text:p>40,36</text:p>
          </table:table-cell>
          <table:table-cell office:value-type="float" office:value="40.57" table:style-name="ce1">
            <text:p>40,57</text:p>
          </table:table-cell>
          <table:table-cell office:value-type="float" office:value="36.25" table:style-name="ce1">
            <text:p>36,25</text:p>
          </table:table-cell>
          <table:table-cell office:value-type="float" office:value="42.29" table:style-name="ce1">
            <text:p>42,29</text:p>
          </table:table-cell>
          <table:table-cell office:value-type="float" office:value="44.73" table:style-name="ce1">
            <text:p>44,73</text:p>
          </table:table-cell>
          <table:table-cell office:value-type="float" office:value="38.18" table:style-name="ce1">
            <text:p>38,18</text:p>
          </table:table-cell>
          <table:table-cell office:value-type="float" office:value="28.51" table:style-name="ce1">
            <text:p>28,51</text:p>
          </table:table-cell>
          <table:table-cell table:number-columns-repeated="16375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36.119999999999997" table:style-name="ce1">
            <text:p>36,12</text:p>
          </table:table-cell>
          <table:table-cell office:value-type="float" office:value="40.39" table:style-name="ce1">
            <text:p>40,39</text:p>
          </table:table-cell>
          <table:table-cell office:value-type="float" office:value="40.590000000000003" table:style-name="ce1">
            <text:p>40,59</text:p>
          </table:table-cell>
          <table:table-cell office:value-type="float" office:value="36.28" table:style-name="ce1">
            <text:p>36,28</text:p>
          </table:table-cell>
          <table:table-cell office:value-type="float" office:value="42.31" table:style-name="ce1">
            <text:p>42,31</text:p>
          </table:table-cell>
          <table:table-cell office:value-type="float" office:value="44.75" table:style-name="ce1">
            <text:p>44,75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8.53" table:style-name="ce1">
            <text:p>28,53</text:p>
          </table:table-cell>
          <table:table-cell table:number-columns-repeated="16375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36.15" table:style-name="ce1">
            <text:p>36,15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42.34" table:style-name="ce1">
            <text:p>42,34</text:p>
          </table:table-cell>
          <table:table-cell office:value-type="float" office:value="44.78" table:style-name="ce1">
            <text:p>44,78</text:p>
          </table:table-cell>
          <table:table-cell office:value-type="float" office:value="38.229999999999997" table:style-name="ce1">
            <text:p>38,23</text:p>
          </table:table-cell>
          <table:table-cell office:value-type="float" office:value="28.55" table:style-name="ce1">
            <text:p>28,55</text:p>
          </table:table-cell>
          <table:table-cell table:number-columns-repeated="16375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36.18" table:style-name="ce1">
            <text:p>36,18</text:p>
          </table:table-cell>
          <table:table-cell office:value-type="float" office:value="40.44" table:style-name="ce1">
            <text:p>40,44</text:p>
          </table:table-cell>
          <table:table-cell office:value-type="float" office:value="40.64" table:style-name="ce1">
            <text:p>40,64</text:p>
          </table:table-cell>
          <table:table-cell office:value-type="float" office:value="36.32" table:style-name="ce1">
            <text:p>36,32</text:p>
          </table:table-cell>
          <table:table-cell office:value-type="float" office:value="42.38" table:style-name="ce1">
            <text:p>42,38</text:p>
          </table:table-cell>
          <table:table-cell office:value-type="float" office:value="44.81" table:style-name="ce1">
            <text:p>44,81</text:p>
          </table:table-cell>
          <table:table-cell office:value-type="float" office:value="38.25" table:style-name="ce1">
            <text:p>38,25</text:p>
          </table:table-cell>
          <table:table-cell office:value-type="float" office:value="28.56" table:style-name="ce1">
            <text:p>28,56</text:p>
          </table:table-cell>
          <table:table-cell table:number-columns-repeated="16375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36.21" table:style-name="ce1">
            <text:p>36,21</text:p>
          </table:table-cell>
          <table:table-cell office:value-type="float" office:value="40.47" table:style-name="ce1">
            <text:p>40,47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36.35" table:style-name="ce1">
            <text:p>36,35</text:p>
          </table:table-cell>
          <table:table-cell office:value-type="float" office:value="42.4" table:style-name="ce1">
            <text:p>42,4</text:p>
          </table:table-cell>
          <table:table-cell office:value-type="float" office:value="44.83" table:style-name="ce1">
            <text:p>44,83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28.57" table:style-name="ce1">
            <text:p>28,57</text:p>
          </table:table-cell>
          <table:table-cell table:number-columns-repeated="16375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36.229999999999997" table:style-name="ce1">
            <text:p>36,23</text:p>
          </table:table-cell>
          <table:table-cell office:value-type="float" office:value="40.49" table:style-name="ce1">
            <text:p>40,49</text:p>
          </table:table-cell>
          <table:table-cell office:value-type="float" office:value="40.68" table:style-name="ce1">
            <text:p>40,68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2.43" table:style-name="ce1">
            <text:p>42,43</text:p>
          </table:table-cell>
          <table:table-cell office:value-type="float" office:value="44.86" table:style-name="ce1">
            <text:p>44,86</text:p>
          </table:table-cell>
          <table:table-cell office:value-type="float" office:value="38.29" table:style-name="ce1">
            <text:p>38,29</text:p>
          </table:table-cell>
          <table:table-cell office:value-type="float" office:value="28.59" table:style-name="ce1">
            <text:p>28,59</text:p>
          </table:table-cell>
          <table:table-cell table:number-columns-repeated="16375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40.51" table:style-name="ce1">
            <text:p>40,51</text:p>
          </table:table-cell>
          <table:table-cell office:value-type="float" office:value="40.71" table:style-name="ce1">
            <text:p>40,71</text:p>
          </table:table-cell>
          <table:table-cell office:value-type="float" office:value="36.4" table:style-name="ce1">
            <text:p>36,4</text:p>
          </table:table-cell>
          <table:table-cell office:value-type="float" office:value="42.46" table:style-name="ce1">
            <text:p>42,46</text:p>
          </table:table-cell>
          <table:table-cell office:value-type="float" office:value="44.89" table:style-name="ce1">
            <text:p>44,89</text:p>
          </table:table-cell>
          <table:table-cell office:value-type="float" office:value="38.31" table:style-name="ce1">
            <text:p>38,31</text:p>
          </table:table-cell>
          <table:table-cell office:value-type="float" office:value="28.6" table:style-name="ce1">
            <text:p>28,6</text:p>
          </table:table-cell>
          <table:table-cell table:number-columns-repeated="16375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36.29" table:style-name="ce1">
            <text:p>36,29</text:p>
          </table:table-cell>
          <table:table-cell office:value-type="float" office:value="40.54" table:style-name="ce1">
            <text:p>40,54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36.42" table:style-name="ce1">
            <text:p>36,42</text:p>
          </table:table-cell>
          <table:table-cell office:value-type="float" office:value="42.49" table:style-name="ce1">
            <text:p>42,49</text:p>
          </table:table-cell>
          <table:table-cell office:value-type="float" office:value="44.92" table:style-name="ce1">
            <text:p>44,92</text:p>
          </table:table-cell>
          <table:table-cell office:value-type="float" office:value="38.33" table:style-name="ce1">
            <text:p>38,33</text:p>
          </table:table-cell>
          <table:table-cell office:value-type="float" office:value="28.61" table:style-name="ce1">
            <text:p>28,61</text:p>
          </table:table-cell>
          <table:table-cell table:number-columns-repeated="16375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36.32" table:style-name="ce1">
            <text:p>36,32</text:p>
          </table:table-cell>
          <table:table-cell office:value-type="float" office:value="40.57" table:style-name="ce1">
            <text:p>40,57</text:p>
          </table:table-cell>
          <table:table-cell office:value-type="float" office:value="40.75" table:style-name="ce1">
            <text:p>40,75</text:p>
          </table:table-cell>
          <table:table-cell office:value-type="float" office:value="36.44" table:style-name="ce1">
            <text:p>36,44</text:p>
          </table:table-cell>
          <table:table-cell office:value-type="float" office:value="42.52" table:style-name="ce1">
            <text:p>42,52</text:p>
          </table:table-cell>
          <table:table-cell office:value-type="float" office:value="44.94" table:style-name="ce1">
            <text:p>44,94</text:p>
          </table:table-cell>
          <table:table-cell office:value-type="float" office:value="38.36" table:style-name="ce1">
            <text:p>38,36</text:p>
          </table:table-cell>
          <table:table-cell office:value-type="float" office:value="28.63" table:style-name="ce1">
            <text:p>28,63</text:p>
          </table:table-cell>
          <table:table-cell table:number-columns-repeated="16375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36.340000000000003" table:style-name="ce1">
            <text:p>36,34</text:p>
          </table:table-cell>
          <table:table-cell office:value-type="float" office:value="40.6" table:style-name="ce1">
            <text:p>40,6</text:p>
          </table:table-cell>
          <table:table-cell office:value-type="float" office:value="40.78" table:style-name="ce1">
            <text:p>40,78</text:p>
          </table:table-cell>
          <table:table-cell office:value-type="float" office:value="36.47" table:style-name="ce1">
            <text:p>36,47</text:p>
          </table:table-cell>
          <table:table-cell office:value-type="float" office:value="42.55" table:style-name="ce1">
            <text:p>42,55</text:p>
          </table:table-cell>
          <table:table-cell office:value-type="float" office:value="44.97" table:style-name="ce1">
            <text:p>44,97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28.64" table:style-name="ce1">
            <text:p>28,64</text:p>
          </table:table-cell>
          <table:table-cell table:number-columns-repeated="16375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40.79" table:style-name="ce1">
            <text:p>40,79</text:p>
          </table:table-cell>
          <table:table-cell office:value-type="float" office:value="36.49" table:style-name="ce1">
            <text:p>36,49</text:p>
          </table:table-cell>
          <table:table-cell office:value-type="float" office:value="42.57" table:style-name="ce1">
            <text:p>42,57</text:p>
          </table:table-cell>
          <table:table-cell office:value-type="float" office:value="45" table:style-name="ce1">
            <text:p>45</text:p>
          </table:table-cell>
          <table:table-cell office:value-type="float" office:value="38.4" table:style-name="ce1">
            <text:p>38,4</text:p>
          </table:table-cell>
          <table:table-cell office:value-type="float" office:value="28.66" table:style-name="ce1">
            <text:p>28,66</text:p>
          </table:table-cell>
          <table:table-cell table:number-columns-repeated="16375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36.4" table:style-name="ce1">
            <text:p>36,4</text:p>
          </table:table-cell>
          <table:table-cell office:value-type="float" office:value="40.65" table:style-name="ce1">
            <text:p>40,65</text:p>
          </table:table-cell>
          <table:table-cell office:value-type="float" office:value="40.82" table:style-name="ce1">
            <text:p>40,82</text:p>
          </table:table-cell>
          <table:table-cell office:value-type="float" office:value="36.520000000000003" table:style-name="ce1">
            <text:p>36,52</text:p>
          </table:table-cell>
          <table:table-cell office:value-type="float" office:value="42.6" table:style-name="ce1">
            <text:p>42,6</text:p>
          </table:table-cell>
          <table:table-cell office:value-type="float" office:value="45.02" table:style-name="ce1">
            <text:p>45,02</text:p>
          </table:table-cell>
          <table:table-cell office:value-type="float" office:value="38.42" table:style-name="ce1">
            <text:p>38,42</text:p>
          </table:table-cell>
          <table:table-cell office:value-type="float" office:value="28.67" table:style-name="ce1">
            <text:p>28,67</text:p>
          </table:table-cell>
          <table:table-cell table:number-columns-repeated="16375"/>
        </table:table-row>
        <table:table-row table:number-rows-repeated="10482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DEBF7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9E1F2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DD7EE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4C6E7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9BC2E6"/>
      <style:text-properties fo:color="#FFFFFF"/>
    </style:style>
    <style:style style:name="_54_0_32__37__32_-_32_Akzent2" style:display-name="60 % - Akzent2" style:family="table-cell" style:data-style-name="N0">
      <style:table-cell-properties fo:background-color="#F4B084"/>
      <style:text-properties fo:color="#FFFFFF"/>
    </style:style>
    <style:style style:name="_54_0_32__37__32_-_32_Akzent3" style:display-name="60 % - Akzent3" style:family="table-cell" style:data-style-name="N0">
      <style:table-cell-properties fo:background-color="#C9C9C9"/>
      <style:text-properties fo:color="#FFFFFF"/>
    </style:style>
    <style:style style:name="_54_0_32__37__32_-_32_Akzent4" style:display-name="60 % - Akzent4" style:family="table-cell" style:data-style-name="N0">
      <style:table-cell-properties fo:background-color="#FFD966"/>
      <style:text-properties fo:color="#FFFFFF"/>
    </style:style>
    <style:style style:name="_54_0_32__37__32_-_32_Akzent5" style:display-name="60 % - Akzent5" style:family="table-cell" style:data-style-name="N0">
      <style:table-cell-properties fo:background-color="#8EA9DB"/>
      <style:text-properties fo:color="#FFFFFF"/>
    </style:style>
    <style:style style:name="_54_0_32__37__32_-_32_Akzent6" style:display-name="60 % - Akzent6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5B9BD5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4472C4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Olja</meta:initial-creator>
    <dc:creator>Ramona Gabriela Kallo</dc:creator>
    <meta:creation-date>2017-10-23T20:02:19Z</meta:creation-date>
    <dc:date>2017-10-24T13:36:39Z</dc:date>
    <meta:editing-duration>PT0S</meta:editing-duration>
  </office:meta>
</office:document-meta>
</file>